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17cm"/>
    </style:style>
    <style:style style:name="co3" style:family="table-column">
      <style:table-column-properties fo:break-before="auto" style:column-width="9.906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0.5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4" table:default-cell-style-name="ce2"/>
        <table:table-column table:style-name="co1" table:number-columns-repeated="20" table:default-cell-style-name="Default"/>
        <table:table-row table:style-name="ro2">
          <table:table-cell table:style-name="ce1" office:value-type="string">
            <text:p>Title original</text:p>
          </table:table-cell>
          <table:table-cell table:style-name="ce1" office:value-type="string">
            <text:p>Title pl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DB</text:p>
          </table:table-cell>
          <table:table-cell table:style-name="ce1" table:number-columns-repeated="9"/>
          <table:table-cell table:style-name="ce4" table:number-columns-repeated="7"/>
          <table:table-cell table:style-name="ce5" table:number-columns-repeated="8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16">
            <text:p>1916</text:p>
          </table:table-cell>
          <table:table-cell office:value-type="string">
            <text:p>tt000633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rk of Zorro</text:p>
          </table:table-cell>
          <table:table-cell office:value-type="string">
            <text:p>Znak Zorro</text:p>
          </table:table-cell>
          <table:table-cell office:value-type="float" office:value="1920">
            <text:p>1920</text:p>
          </table:table-cell>
          <table:table-cell office:value-type="string">
            <text:p>tt00114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sferatu: A Symphony of Horror</text:p>
          </table:table-cell>
          <table:table-cell office:value-type="string">
            <text:p>Nosferatu: Symfonia horroru</text:p>
          </table:table-cell>
          <table:table-cell office:value-type="float" office:value="1922">
            <text:p>1922</text:p>
          </table:table-cell>
          <table:table-cell office:value-type="string">
            <text:p>tt00134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ttleship Potemkin</text:p>
          </table:table-cell>
          <table:table-cell office:value-type="string">
            <text:p>Pancernik Potiomkin</text:p>
          </table:table-cell>
          <table:table-cell office:value-type="float" office:value="1925">
            <text:p>1925</text:p>
          </table:table-cell>
          <table:table-cell office:value-type="string">
            <text:p>tt00156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racula</text:p>
          </table:table-cell>
          <table:table-cell office:value-type="string">
            <text:p>Książę Dracula</text:p>
          </table:table-cell>
          <table:table-cell office:value-type="float" office:value="1931">
            <text:p>1931</text:p>
          </table:table-cell>
          <table:table-cell office:value-type="string">
            <text:p>tt00218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rankenstein</text:p>
          </table:table-cell>
          <table:table-cell office:value-type="float" office:value="1931">
            <text:p>1931</text:p>
          </table:table-cell>
          <table:table-cell office:value-type="string">
            <text:p>tt00218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31">
            <text:p>1931</text:p>
          </table:table-cell>
          <table:table-cell office:value-type="string">
            <text:p>tt00217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ardon Us</text:p>
          </table:table-cell>
          <table:table-cell office:value-type="string">
            <text:p>Proszę nam wybaczyć</text:p>
          </table:table-cell>
          <table:table-cell office:value-type="float" office:value="1931">
            <text:p>1931</text:p>
          </table:table-cell>
          <table:table-cell office:value-type="string">
            <text:p>tt00222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1931">
            <text:p>1931</text:p>
          </table:table-cell>
          <table:table-cell office:value-type="string">
            <text:p>tt00218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arzan the Ape Man</text:p>
          </table:table-cell>
          <table:table-cell office:value-type="string">
            <text:p>Tarzan - człowiek małpa</text:p>
          </table:table-cell>
          <table:table-cell office:value-type="float" office:value="1932">
            <text:p>1932</text:p>
          </table:table-cell>
          <table:table-cell office:value-type="string">
            <text:p>tt00235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and Hotel</text:p>
          </table:table-cell>
          <table:table-cell office:value-type="string">
            <text:p>Grand Hotel - Ludzie w hotelu</text:p>
          </table:table-cell>
          <table:table-cell office:value-type="float" office:value="1932">
            <text:p>1932</text:p>
          </table:table-cell>
          <table:table-cell office:value-type="string">
            <text:p>tt00229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eaks</text:p>
          </table:table-cell>
          <table:table-cell office:value-type="string">
            <text:p>Dziwolągi</text:p>
          </table:table-cell>
          <table:table-cell office:value-type="float" office:value="1932">
            <text:p>1932</text:p>
          </table:table-cell>
          <table:table-cell office:value-type="string">
            <text:p>tt0022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Invisible Man</text:p>
          </table:table-cell>
          <table:table-cell office:value-type="string">
            <text:p>Niewidzialny człowiek</text:p>
          </table:table-cell>
          <table:table-cell office:value-type="float" office:value="1933">
            <text:p>1933</text:p>
          </table:table-cell>
          <table:table-cell office:value-type="string">
            <text:p>tt00241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33">
            <text:p>1933</text:p>
          </table:table-cell>
          <table:table-cell office:value-type="string">
            <text:p>tt00242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hin Man</text:p>
          </table:table-cell>
          <table:table-cell office:value-type="string">
            <text:p>Cienki człowiek</text:p>
          </table:table-cell>
          <table:table-cell office:value-type="float" office:value="1934">
            <text:p>1934</text:p>
          </table:table-cell>
          <table:table-cell office:value-type="string">
            <text:p>tt00258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t Happened One Night</text:p>
          </table:table-cell>
          <table:table-cell office:value-type="string">
            <text:p>Zdarzyło się to pewnej nocy</text:p>
          </table:table-cell>
          <table:table-cell office:value-type="float" office:value="1934">
            <text:p>1934</text:p>
          </table:table-cell>
          <table:table-cell office:value-type="string">
            <text:p>tt00253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n Who Knew Too Much</text:p>
          </table:table-cell>
          <table:table-cell office:value-type="string">
            <text:p>Człowiek, który wiedział za dużo</text:p>
          </table:table-cell>
          <table:table-cell office:value-type="float" office:value="1934">
            <text:p>1934</text:p>
          </table:table-cell>
          <table:table-cell office:value-type="string">
            <text:p>tt00254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fare d'amour</text:p>
          </table:table-cell>
          <table:table-cell office:value-type="string">
            <text:p>Fanfary miłości</text:p>
          </table:table-cell>
          <table:table-cell office:value-type="float" office:value="1935">
            <text:p>1935</text:p>
          </table:table-cell>
          <table:table-cell office:value-type="string">
            <text:p>tt01911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ttle Lord Fauntleroy</text:p>
          </table:table-cell>
          <table:table-cell office:value-type="string">
            <text:p>Mały Lord Fauntleroy</text:p>
          </table:table-cell>
          <table:table-cell office:value-type="float" office:value="1936">
            <text:p>1936</text:p>
          </table:table-cell>
          <table:table-cell office:value-type="string">
            <text:p>tt002789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dern Times</text:p>
          </table:table-cell>
          <table:table-cell office:value-type="string">
            <text:p>Czasy współczesne</text:p>
          </table:table-cell>
          <table:table-cell office:value-type="float" office:value="1936">
            <text:p>1936</text:p>
          </table:table-cell>
          <table:table-cell office:value-type="string">
            <text:p>tt00279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now White and the Seven Dwarfs</text:p>
          </table:table-cell>
          <table:table-cell office:value-type="string">
            <text:p>Królewna Śnieżka i siedmiu krasnoludków</text:p>
          </table:table-cell>
          <table:table-cell office:value-type="float" office:value="1937">
            <text:p>1937</text:p>
          </table:table-cell>
          <table:table-cell office:value-type="string">
            <text:p>tt00295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odge City</text:p>
          </table:table-cell>
          <table:table-cell office:value-type="float" office:value="1939">
            <text:p>1939</text:p>
          </table:table-cell>
          <table:table-cell office:value-type="string">
            <text:p>tt00312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lying Deuces</text:p>
          </table:table-cell>
          <table:table-cell office:value-type="string">
            <text:p>Latające asy</text:p>
          </table:table-cell>
          <table:table-cell office:value-type="float" office:value="1939">
            <text:p>1939</text:p>
          </table:table-cell>
          <table:table-cell office:value-type="string">
            <text:p>tt00313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inocchio</text:p>
          </table:table-cell>
          <table:table-cell office:value-type="string">
            <text:p>Pinokio</text:p>
          </table:table-cell>
          <table:table-cell office:value-type="float" office:value="1940">
            <text:p>1940</text:p>
          </table:table-cell>
          <table:table-cell office:value-type="string">
            <text:p>tt003291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antasia</text:p>
          </table:table-cell>
          <table:table-cell office:value-type="float" office:value="1940">
            <text:p>1940</text:p>
          </table:table-cell>
          <table:table-cell office:value-type="string">
            <text:p>tt0032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rk of Zorro</text:p>
          </table:table-cell>
          <table:table-cell office:value-type="string">
            <text:p>Znak Zorro</text:p>
          </table:table-cell>
          <table:table-cell office:value-type="float" office:value="1940">
            <text:p>1940</text:p>
          </table:table-cell>
          <table:table-cell office:value-type="string">
            <text:p>tt00327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eat Dictator</text:p>
          </table:table-cell>
          <table:table-cell office:value-type="string">
            <text:p>Wielki Dyktator</text:p>
          </table:table-cell>
          <table:table-cell office:value-type="float" office:value="1940">
            <text:p>1940</text:p>
          </table:table-cell>
          <table:table-cell office:value-type="string">
            <text:p>tt003255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is Girl Friday</text:p>
          </table:table-cell>
          <table:table-cell office:value-type="string">
            <text:p>Dziewczyna Piętaszek</text:p>
          </table:table-cell>
          <table:table-cell office:value-type="float" office:value="1940">
            <text:p>1940</text:p>
          </table:table-cell>
          <table:table-cell office:value-type="string">
            <text:p>tt00325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Chump at Oxford</text:p>
          </table:table-cell>
          <table:table-cell office:value-type="string">
            <text:p>Frajerzy w Oksfordzie</text:p>
          </table:table-cell>
          <table:table-cell office:value-type="float" office:value="1940">
            <text:p>1940</text:p>
          </table:table-cell>
          <table:table-cell office:value-type="string">
            <text:p>tt00323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ride and Prejudice</text:p>
          </table:table-cell>
          <table:table-cell office:value-type="string">
            <text:p>Duma i uprzedzenie</text:p>
          </table:table-cell>
          <table:table-cell office:value-type="float" office:value="1940">
            <text:p>1940</text:p>
          </table:table-cell>
          <table:table-cell office:value-type="string">
            <text:p>tt003294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umbo</text:p>
          </table:table-cell>
          <table:table-cell office:value-type="float" office:value="1941">
            <text:p>1941</text:p>
          </table:table-cell>
          <table:table-cell office:value-type="string">
            <text:p>tt003356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ltese Falcon</text:p>
          </table:table-cell>
          <table:table-cell office:value-type="string">
            <text:p>Sokół maltański</text:p>
          </table:table-cell>
          <table:table-cell office:value-type="float" office:value="1941">
            <text:p>1941</text:p>
          </table:table-cell>
          <table:table-cell office:value-type="string">
            <text:p>tt003387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gnificent Ambersons</text:p>
          </table:table-cell>
          <table:table-cell office:value-type="string">
            <text:p>Wspaniałość Ambersonów</text:p>
          </table:table-cell>
          <table:table-cell office:value-type="float" office:value="1942">
            <text:p>1942</text:p>
          </table:table-cell>
          <table:table-cell office:value-type="string">
            <text:p>tt00350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ig Shot</text:p>
          </table:table-cell>
          <table:table-cell office:value-type="string">
            <text:p>Wielki skok</text:p>
          </table:table-cell>
          <table:table-cell office:value-type="float" office:value="1942">
            <text:p>1942</text:p>
          </table:table-cell>
          <table:table-cell office:value-type="string">
            <text:p>tt00345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42">
            <text:p>1942</text:p>
          </table:table-cell>
          <table:table-cell office:value-type="string">
            <text:p>tt003492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Quax, der Bruchpilot</text:p>
          </table:table-cell>
          <table:table-cell office:value-type="string">
            <text:p>Quax - pilot awaryjny</text:p>
          </table:table-cell>
          <table:table-cell office:value-type="float" office:value="1942">
            <text:p>1942</text:p>
          </table:table-cell>
          <table:table-cell office:value-type="string">
            <text:p>tt00340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ünchhausen</text:p>
          </table:table-cell>
          <table:table-cell office:value-type="string">
            <text:p>Przygody barona Munchausena</text:p>
          </table:table-cell>
          <table:table-cell office:value-type="float" office:value="1943">
            <text:p>1943</text:p>
          </table:table-cell>
          <table:table-cell office:value-type="string">
            <text:p>tt00361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assage to Marseille</text:p>
          </table:table-cell>
          <table:table-cell office:value-type="string">
            <text:p>Podróż do Marsylii</text:p>
          </table:table-cell>
          <table:table-cell office:value-type="float" office:value="1944">
            <text:p>1944</text:p>
          </table:table-cell>
          <table:table-cell office:value-type="string">
            <text:p>tt00371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o Have and Have Not</text:p>
          </table:table-cell>
          <table:table-cell office:value-type="string">
            <text:p>Mieć i nie mieć</text:p>
          </table:table-cell>
          <table:table-cell office:value-type="float" office:value="1944">
            <text:p>1944</text:p>
          </table:table-cell>
          <table:table-cell office:value-type="string">
            <text:p>tt003738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aura</text:p>
          </table:table-cell>
          <table:table-cell office:value-type="float" office:value="1944">
            <text:p>1944</text:p>
          </table:table-cell>
          <table:table-cell office:value-type="string">
            <text:p>tt00370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aslight</text:p>
          </table:table-cell>
          <table:table-cell office:value-type="string">
            <text:p>Gasnący płomień</text:p>
          </table:table-cell>
          <table:table-cell office:value-type="float" office:value="1944">
            <text:p>1944</text:p>
          </table:table-cell>
          <table:table-cell office:value-type="string">
            <text:p>tt00368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onflict</text:p>
          </table:table-cell>
          <table:table-cell office:value-type="string">
            <text:p>Konflikt</text:p>
          </table:table-cell>
          <table:table-cell office:value-type="float" office:value="1945">
            <text:p>1945</text:p>
          </table:table-cell>
          <table:table-cell office:value-type="string">
            <text:p>tt00376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olberg</text:p>
          </table:table-cell>
          <table:table-cell office:value-type="string">
            <text:p>Kołobrzeg</text:p>
          </table:table-cell>
          <table:table-cell office:value-type="float" office:value="1945">
            <text:p>1945</text:p>
          </table:table-cell>
          <table:table-cell office:value-type="string">
            <text:p>tt003698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est Years of Our Lives</text:p>
          </table:table-cell>
          <table:table-cell office:value-type="string">
            <text:p>Najlepsze lata naszego życia</text:p>
          </table:table-cell>
          <table:table-cell office:value-type="float" office:value="1946">
            <text:p>1946</text:p>
          </table:table-cell>
          <table:table-cell office:value-type="string">
            <text:p>tt00368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ig Sleep</text:p>
          </table:table-cell>
          <table:table-cell office:value-type="string">
            <text:p>Wielki sen</text:p>
          </table:table-cell>
          <table:table-cell office:value-type="float" office:value="1946">
            <text:p>1946</text:p>
          </table:table-cell>
          <table:table-cell office:value-type="string">
            <text:p>tt00383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at Expectations</text:p>
          </table:table-cell>
          <table:table-cell office:value-type="string">
            <text:p>Wielkie oczekiwania</text:p>
          </table:table-cell>
          <table:table-cell office:value-type="float" office:value="1946">
            <text:p>1946</text:p>
          </table:table-cell>
          <table:table-cell office:value-type="string">
            <text:p>tt00385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Mörder sind unter uns</text:p>
          </table:table-cell>
          <table:table-cell office:value-type="string">
            <text:p>Mordercy są wśród nas</text:p>
          </table:table-cell>
          <table:table-cell office:value-type="float" office:value="1946">
            <text:p>1946</text:p>
          </table:table-cell>
          <table:table-cell office:value-type="string">
            <text:p>tt00387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cret Beyond the Door</text:p>
          </table:table-cell>
          <table:table-cell office:value-type="string">
            <text:p>Tajemnica za drzwiami</text:p>
          </table:table-cell>
          <table:table-cell office:value-type="float" office:value="1947">
            <text:p>1947</text:p>
          </table:table-cell>
          <table:table-cell office:value-type="string">
            <text:p>tt00407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rk Passage</text:p>
          </table:table-cell>
          <table:table-cell office:value-type="string">
            <text:p>Mroczne przejście</text:p>
          </table:table-cell>
          <table:table-cell office:value-type="float" office:value="1947">
            <text:p>1947</text:p>
          </table:table-cell>
          <table:table-cell office:value-type="string">
            <text:p>tt00393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wo Mrs. Carrolls</text:p>
          </table:table-cell>
          <table:table-cell office:value-type="string">
            <text:p>Dwie panie Carrolls</text:p>
          </table:table-cell>
          <table:table-cell office:value-type="float" office:value="1947">
            <text:p>1947</text:p>
          </table:table-cell>
          <table:table-cell office:value-type="string">
            <text:p>tt003992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ort Apache</text:p>
          </table:table-cell>
          <table:table-cell office:value-type="string">
            <text:p>Masakra Fortu Apache</text:p>
          </table:table-cell>
          <table:table-cell office:value-type="float" office:value="1948">
            <text:p>1948</text:p>
          </table:table-cell>
          <table:table-cell office:value-type="string">
            <text:p>tt00403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48">
            <text:p>1948</text:p>
          </table:table-cell>
          <table:table-cell office:value-type="string">
            <text:p>tt00408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reasure of the Sierra Madre</text:p>
          </table:table-cell>
          <table:table-cell office:value-type="string">
            <text:p>Skarb Sierra Madre</text:p>
          </table:table-cell>
          <table:table-cell office:value-type="float" office:value="1948">
            <text:p>1948</text:p>
          </table:table-cell>
          <table:table-cell office:value-type="string">
            <text:p>tt00408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ey Largo</text:p>
          </table:table-cell>
          <table:table-cell office:value-type="float" office:value="1948">
            <text:p>1948</text:p>
          </table:table-cell>
          <table:table-cell office:value-type="string">
            <text:p>tt00405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ed River</text:p>
          </table:table-cell>
          <table:table-cell office:value-type="string">
            <text:p>Rzeka Czerwona</text:p>
          </table:table-cell>
          <table:table-cell office:value-type="float" office:value="1948">
            <text:p>1948</text:p>
          </table:table-cell>
          <table:table-cell office:value-type="string">
            <text:p>tt00407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ed Shoes</text:p>
          </table:table-cell>
          <table:table-cell office:value-type="string">
            <text:p>Czerwone trzewiki</text:p>
          </table:table-cell>
          <table:table-cell office:value-type="float" office:value="1948">
            <text:p>1948</text:p>
          </table:table-cell>
          <table:table-cell office:value-type="string">
            <text:p>tt00407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Oliver Twist</text:p>
          </table:table-cell>
          <table:table-cell office:value-type="float" office:value="1948">
            <text:p>1948</text:p>
          </table:table-cell>
          <table:table-cell office:value-type="string">
            <text:p>tt00406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dam's Rib</text:p>
          </table:table-cell>
          <table:table-cell office:value-type="string">
            <text:p>Żebro Adama</text:p>
          </table:table-cell>
          <table:table-cell office:value-type="float" office:value="1949">
            <text:p>1949</text:p>
          </table:table-cell>
          <table:table-cell office:value-type="string">
            <text:p>tt004109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he Wore a Yellow Ribbon</text:p>
          </table:table-cell>
          <table:table-cell office:value-type="string">
            <text:p>Nosiła żółtą wstążkę</text:p>
          </table:table-cell>
          <table:table-cell office:value-type="float" office:value="1949">
            <text:p>1949</text:p>
          </table:table-cell>
          <table:table-cell office:value-type="string">
            <text:p>tt00418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Taniej o tuzin</text:p>
          </table:table-cell>
          <table:table-cell office:value-type="float" office:value="1950">
            <text:p>1950</text:p>
          </table:table-cell>
          <table:table-cell office:value-type="string">
            <text:p>tt00423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io Grande</text:p>
          </table:table-cell>
          <table:table-cell office:value-type="float" office:value="1950">
            <text:p>1950</text:p>
          </table:table-cell>
          <table:table-cell office:value-type="string">
            <text:p>tt00428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uisa</text:p>
          </table:table-cell>
          <table:table-cell office:value-type="float" office:value="1950">
            <text:p>1950</text:p>
          </table:table-cell>
          <table:table-cell office:value-type="string">
            <text:p>tt00426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s doppelte Lottchen</text:p>
          </table:table-cell>
          <table:table-cell office:value-type="string">
            <text:p>Ania i Mania</text:p>
          </table:table-cell>
          <table:table-cell office:value-type="float" office:value="1950">
            <text:p>1950</text:p>
          </table:table-cell>
          <table:table-cell office:value-type="string">
            <text:p>tt00424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ashomon</text:p>
          </table:table-cell>
          <table:table-cell office:value-type="float" office:value="1950">
            <text:p>1950</text:p>
          </table:table-cell>
          <table:table-cell office:value-type="string">
            <text:p>tt00428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ice in Wonderland</text:p>
          </table:table-cell>
          <table:table-cell office:value-type="string">
            <text:p>Alicja w Krainie Czarów</text:p>
          </table:table-cell>
          <table:table-cell office:value-type="float" office:value="1951">
            <text:p>1951</text:p>
          </table:table-cell>
          <table:table-cell office:value-type="string">
            <text:p>tt00432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Streetcar Named Desire</text:p>
          </table:table-cell>
          <table:table-cell office:value-type="string">
            <text:p>Tramwaj zwany pożądaniem</text:p>
          </table:table-cell>
          <table:table-cell office:value-type="float" office:value="1951">
            <text:p>1951</text:p>
          </table:table-cell>
          <table:table-cell office:value-type="string">
            <text:p>tt00440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stant Drums</text:p>
          </table:table-cell>
          <table:table-cell office:value-type="string">
            <text:p>Odległe bębny</text:p>
          </table:table-cell>
          <table:table-cell office:value-type="float" office:value="1951">
            <text:p>1951</text:p>
          </table:table-cell>
          <table:table-cell office:value-type="string">
            <text:p>tt00434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edtime for Bonzo</text:p>
          </table:table-cell>
          <table:table-cell office:value-type="string">
            <text:p>Dobranoc Bonzo</text:p>
          </table:table-cell>
          <table:table-cell office:value-type="float" office:value="1951">
            <text:p>1951</text:p>
          </table:table-cell>
          <table:table-cell office:value-type="string">
            <text:p>tt00433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Day the Earth Stood Still</text:p>
          </table:table-cell>
          <table:table-cell office:value-type="string">
            <text:p>Dzień, w którym zatrzymała się Ziemia</text:p>
          </table:table-cell>
          <table:table-cell office:value-type="float" office:value="1951">
            <text:p>1951</text:p>
          </table:table-cell>
          <table:table-cell office:value-type="string">
            <text:p>tt004345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Enforcer</text:p>
          </table:table-cell>
          <table:table-cell office:value-type="string">
            <text:p>Strażnik prawa</text:p>
          </table:table-cell>
          <table:table-cell office:value-type="float" office:value="1951">
            <text:p>1951</text:p>
          </table:table-cell>
          <table:table-cell office:value-type="string">
            <text:p>tt00435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 American in Paris</text:p>
          </table:table-cell>
          <table:table-cell office:value-type="string">
            <text:p>Amerykanin w Paryżu</text:p>
          </table:table-cell>
          <table:table-cell office:value-type="float" office:value="1951">
            <text:p>1951</text:p>
          </table:table-cell>
          <table:table-cell office:value-type="string">
            <text:p>tt00432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faren der Liebe</text:p>
          </table:table-cell>
          <table:table-cell office:value-type="string">
            <text:p>Fanfary miłości</text:p>
          </table:table-cell>
          <table:table-cell office:value-type="float" office:value="1951">
            <text:p>1951</text:p>
          </table:table-cell>
          <table:table-cell office:value-type="string">
            <text:p>tt00435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Sünderin</text:p>
          </table:table-cell>
          <table:table-cell office:value-type="string">
            <text:p>Grzesznica</text:p>
          </table:table-cell>
          <table:table-cell office:value-type="float" office:value="1951">
            <text:p>1951</text:p>
          </table:table-cell>
          <table:table-cell office:value-type="string">
            <text:p>tt004409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ngin' in the Rain</text:p>
          </table:table-cell>
          <table:table-cell office:value-type="string">
            <text:p>Deszczowa piosenka</text:p>
          </table:table-cell>
          <table:table-cell office:value-type="float" office:value="1952">
            <text:p>1952</text:p>
          </table:table-cell>
          <table:table-cell office:value-type="string">
            <text:p>tt00451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m weissen Rössl</text:p>
          </table:table-cell>
          <table:table-cell office:value-type="string">
            <text:p>W gospodzie Biały Koń</text:p>
          </table:table-cell>
          <table:table-cell office:value-type="float" office:value="1952">
            <text:p>1952</text:p>
          </table:table-cell>
          <table:table-cell office:value-type="string">
            <text:p>tt004474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eter Pan</text:p>
          </table:table-cell>
          <table:table-cell office:value-type="string">
            <text:p>Piotruś Pan</text:p>
          </table:table-cell>
          <table:table-cell office:value-type="float" office:value="1953">
            <text:p>1953</text:p>
          </table:table-cell>
          <table:table-cell office:value-type="string">
            <text:p>tt00461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entlemen Prefer Blondes</text:p>
          </table:table-cell>
          <table:table-cell office:value-type="string">
            <text:p>Mężczyźni wolą blondynki</text:p>
          </table:table-cell>
          <table:table-cell office:value-type="float" office:value="1953">
            <text:p>1953</text:p>
          </table:table-cell>
          <table:table-cell office:value-type="string">
            <text:p>tt004581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Titanic</text:p>
          </table:table-cell>
          <table:table-cell office:value-type="float" office:value="1953">
            <text:p>1953</text:p>
          </table:table-cell>
          <table:table-cell office:value-type="string">
            <text:p>tt00464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om Here to Eternity</text:p>
          </table:table-cell>
          <table:table-cell office:value-type="string">
            <text:p>Stąd do wieczności</text:p>
          </table:table-cell>
          <table:table-cell office:value-type="float" office:value="1953">
            <text:p>1953</text:p>
          </table:table-cell>
          <table:table-cell office:value-type="string">
            <text:p>tt004579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 Confess</text:p>
          </table:table-cell>
          <table:table-cell office:value-type="string">
            <text:p>Wyznaję</text:p>
          </table:table-cell>
          <table:table-cell office:value-type="float" office:value="1953">
            <text:p>1953</text:p>
          </table:table-cell>
          <table:table-cell office:value-type="string">
            <text:p>tt00458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Niagara</text:p>
          </table:table-cell>
          <table:table-cell office:value-type="float" office:value="1953">
            <text:p>1953</text:p>
          </table:table-cell>
          <table:table-cell office:value-type="string">
            <text:p>tt004612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ow to Marry a Millionaire</text:p>
          </table:table-cell>
          <table:table-cell office:value-type="string">
            <text:p>Jak poślubić milionera</text:p>
          </table:table-cell>
          <table:table-cell office:value-type="float" office:value="1953">
            <text:p>1953</text:p>
          </table:table-cell>
          <table:table-cell office:value-type="string">
            <text:p>tt00458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War of the Worlds</text:p>
          </table:table-cell>
          <table:table-cell office:value-type="string">
            <text:p>Wojna światów</text:p>
          </table:table-cell>
          <table:table-cell office:value-type="float" office:value="1953">
            <text:p>1953</text:p>
          </table:table-cell>
          <table:table-cell office:value-type="string">
            <text:p>tt00465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ailman Mueller</text:p>
          </table:table-cell>
          <table:table-cell office:value-type="string">
            <text:p>Listonosz Mueller</text:p>
          </table:table-cell>
          <table:table-cell office:value-type="float" office:value="1953">
            <text:p>1953</text:p>
          </table:table-cell>
          <table:table-cell office:value-type="string">
            <text:p>tt00455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eine Angst vor großen Tieren</text:p>
          </table:table-cell>
          <table:table-cell office:value-type="string">
            <text:p>Nie boi się dużych zwierząt</text:p>
          </table:table-cell>
          <table:table-cell office:value-type="float" office:value="1953">
            <text:p>1953</text:p>
          </table:table-cell>
          <table:table-cell office:value-type="string">
            <text:p>tt004595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ünktchen und Anton</text:p>
          </table:table-cell>
          <table:table-cell office:value-type="string">
            <text:p>Annaluise i Anton</text:p>
          </table:table-cell>
          <table:table-cell office:value-type="float" office:value="1953">
            <text:p>1953</text:p>
          </table:table-cell>
          <table:table-cell office:value-type="string">
            <text:p>tt00462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Salaire de la peur</text:p>
          </table:table-cell>
          <table:table-cell office:value-type="string">
            <text:p>Cena strachu</text:p>
          </table:table-cell>
          <table:table-cell office:value-type="float" office:value="1953">
            <text:p>1953</text:p>
          </table:table-cell>
          <table:table-cell office:value-type="string">
            <text:p>tt00462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s Vacances de Monsieur Hulot</text:p>
          </table:table-cell>
          <table:table-cell office:value-type="string">
            <text:p>Wakacje pana Hulot</text:p>
          </table:table-cell>
          <table:table-cell office:value-type="float" office:value="1953">
            <text:p>1953</text:p>
          </table:table-cell>
          <table:table-cell office:value-type="string">
            <text:p>tt00464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aine Mutiny</text:p>
          </table:table-cell>
          <table:table-cell office:value-type="string">
            <text:p>Bunt na okręcie</text:p>
          </table:table-cell>
          <table:table-cell office:value-type="float" office:value="1954">
            <text:p>1954</text:p>
          </table:table-cell>
          <table:table-cell office:value-type="string">
            <text:p>tt00468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iver of No Return</text:p>
          </table:table-cell>
          <table:table-cell office:value-type="string">
            <text:p>Rzeka bez powrotu</text:p>
          </table:table-cell>
          <table:table-cell office:value-type="float" office:value="1954">
            <text:p>1954</text:p>
          </table:table-cell>
          <table:table-cell office:value-type="string">
            <text:p>tt00474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lenn Miller Story</text:p>
          </table:table-cell>
          <table:table-cell office:value-type="string">
            <text:p>Historia Glenna Millera</text:p>
          </table:table-cell>
          <table:table-cell office:value-type="float" office:value="1954">
            <text:p>1954</text:p>
          </table:table-cell>
          <table:table-cell office:value-type="string">
            <text:p>tt00470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n the Waterfront</text:p>
          </table:table-cell>
          <table:table-cell office:value-type="string">
            <text:p>Na nabrzeżach</text:p>
          </table:table-cell>
          <table:table-cell office:value-type="float" office:value="1954">
            <text:p>1954</text:p>
          </table:table-cell>
          <table:table-cell office:value-type="string">
            <text:p>tt00472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imal Farm</text:p>
          </table:table-cell>
          <table:table-cell office:value-type="string">
            <text:p>Folwark zwierzęcy</text:p>
          </table:table-cell>
          <table:table-cell office:value-type="float" office:value="1954">
            <text:p>1954</text:p>
          </table:table-cell>
          <table:table-cell office:value-type="string">
            <text:p>tt00478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54">
            <text:p>1954</text:p>
          </table:table-cell>
          <table:table-cell office:value-type="string">
            <text:p>tt004667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1954">
            <text:p>1954</text:p>
          </table:table-cell>
          <table:table-cell office:value-type="string">
            <text:p>tt00469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lying Classroom</text:p>
          </table:table-cell>
          <table:table-cell office:value-type="string">
            <text:p>Latająca klasa</text:p>
          </table:table-cell>
          <table:table-cell office:value-type="float" office:value="1954">
            <text:p>1954</text:p>
          </table:table-cell>
          <table:table-cell office:value-type="string">
            <text:p>tt004698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nso</text:p>
          </table:table-cell>
          <table:table-cell office:value-type="string">
            <text:p>Zmysły</text:p>
          </table:table-cell>
          <table:table-cell office:value-type="float" office:value="1954">
            <text:p>1954</text:p>
          </table:table-cell>
          <table:table-cell office:value-type="string">
            <text:p>tt00474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ven Samurai</text:p>
          </table:table-cell>
          <table:table-cell office:value-type="string">
            <text:p>Siedmiu samurajów</text:p>
          </table:table-cell>
          <table:table-cell office:value-type="float" office:value="1954">
            <text:p>1954</text:p>
          </table:table-cell>
          <table:table-cell office:value-type="string">
            <text:p>tt00474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Godzilla</text:p>
          </table:table-cell>
          <table:table-cell office:value-type="float" office:value="1954">
            <text:p>1954</text:p>
          </table:table-cell>
          <table:table-cell office:value-type="string">
            <text:p>tt00470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even Year Itch</text:p>
          </table:table-cell>
          <table:table-cell office:value-type="string">
            <text:p>Słomiany wdowiec</text:p>
          </table:table-cell>
          <table:table-cell office:value-type="float" office:value="1955">
            <text:p>1955</text:p>
          </table:table-cell>
          <table:table-cell office:value-type="string">
            <text:p>tt00486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dy and the Tramp</text:p>
          </table:table-cell>
          <table:table-cell office:value-type="string">
            <text:p>Zakochany kundel</text:p>
          </table:table-cell>
          <table:table-cell office:value-type="float" office:value="1955">
            <text:p>1955</text:p>
          </table:table-cell>
          <table:table-cell office:value-type="string">
            <text:p>tt004828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ller's Kiss</text:p>
          </table:table-cell>
          <table:table-cell office:value-type="string">
            <text:p>Pocałunek mordercy</text:p>
          </table:table-cell>
          <table:table-cell office:value-type="float" office:value="1955">
            <text:p>1955</text:p>
          </table:table-cell>
          <table:table-cell office:value-type="string">
            <text:p>tt00482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Night of the Hunter</text:p>
          </table:table-cell>
          <table:table-cell office:value-type="string">
            <text:p>Noc myśliwego</text:p>
          </table:table-cell>
          <table:table-cell office:value-type="float" office:value="1955">
            <text:p>1955</text:p>
          </table:table-cell>
          <table:table-cell office:value-type="string">
            <text:p>tt00484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d Day at Black Rock</text:p>
          </table:table-cell>
          <table:table-cell office:value-type="string">
            <text:p>Czarny dzień w Black Rock</text:p>
          </table:table-cell>
          <table:table-cell office:value-type="float" office:value="1955">
            <text:p>1955</text:p>
          </table:table-cell>
          <table:table-cell office:value-type="string">
            <text:p>tt00478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55">
            <text:p>1955</text:p>
          </table:table-cell>
          <table:table-cell office:value-type="string">
            <text:p>tt00488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ven Cities of Gold</text:p>
          </table:table-cell>
          <table:table-cell office:value-type="string">
            <text:p>Siedem złotych miast</text:p>
          </table:table-cell>
          <table:table-cell office:value-type="float" office:value="1955">
            <text:p>1955</text:p>
          </table:table-cell>
          <table:table-cell office:value-type="string">
            <text:p>tt00486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issi</text:p>
          </table:table-cell>
          <table:table-cell office:value-type="float" office:value="1955">
            <text:p>1955</text:p>
          </table:table-cell>
          <table:table-cell office:value-type="string">
            <text:p>tt00486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n Who Knew Too Much</text:p>
          </table:table-cell>
          <table:table-cell office:value-type="string">
            <text:p>Człowiek, który wiedział za dużo</text:p>
          </table:table-cell>
          <table:table-cell office:value-type="float" office:value="1955">
            <text:p>1955</text:p>
          </table:table-cell>
          <table:table-cell office:value-type="string">
            <text:p>tt004947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round the World in 80 Days</text:p>
          </table:table-cell>
          <table:table-cell office:value-type="string">
            <text:p>W 80 dni dookoła świata</text:p>
          </table:table-cell>
          <table:table-cell office:value-type="float" office:value="1956">
            <text:p>1956</text:p>
          </table:table-cell>
          <table:table-cell office:value-type="string">
            <text:p>tt00489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earchers</text:p>
          </table:table-cell>
          <table:table-cell office:value-type="string">
            <text:p>Poszukiwacze</text:p>
          </table:table-cell>
          <table:table-cell office:value-type="float" office:value="1956">
            <text:p>1956</text:p>
          </table:table-cell>
          <table:table-cell office:value-type="string">
            <text:p>tt00497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enny Goodman Story</text:p>
          </table:table-cell>
          <table:table-cell office:value-type="string">
            <text:p>Opowieść o Bennym Goodmanie</text:p>
          </table:table-cell>
          <table:table-cell office:value-type="float" office:value="1956">
            <text:p>1956</text:p>
          </table:table-cell>
          <table:table-cell office:value-type="string">
            <text:p>tt00478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Killing</text:p>
          </table:table-cell>
          <table:table-cell office:value-type="string">
            <text:p>Zabójstwo</text:p>
          </table:table-cell>
          <table:table-cell office:value-type="float" office:value="1956">
            <text:p>1956</text:p>
          </table:table-cell>
          <table:table-cell office:value-type="string">
            <text:p>tt00494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e Me Tender</text:p>
          </table:table-cell>
          <table:table-cell office:value-type="string">
            <text:p>Kochaj mnie czule</text:p>
          </table:table-cell>
          <table:table-cell office:value-type="float" office:value="1956">
            <text:p>1956</text:p>
          </table:table-cell>
          <table:table-cell office:value-type="string">
            <text:p>tt00494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porywaczy ciał</text:p>
          </table:table-cell>
          <table:table-cell office:value-type="float" office:value="1956">
            <text:p>1956</text:p>
          </table:table-cell>
          <table:table-cell office:value-type="string">
            <text:p>tt00493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orbidden Planet</text:p>
          </table:table-cell>
          <table:table-cell office:value-type="string">
            <text:p>Zakazana planeta</text:p>
          </table:table-cell>
          <table:table-cell office:value-type="float" office:value="1956">
            <text:p>1956</text:p>
          </table:table-cell>
          <table:table-cell office:value-type="string">
            <text:p>tt00492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harley's Aunt</text:p>
          </table:table-cell>
          <table:table-cell office:value-type="string">
            <text:p>Ciotka Charleya</text:p>
          </table:table-cell>
          <table:table-cell office:value-type="float" office:value="1956">
            <text:p>1956</text:p>
          </table:table-cell>
          <table:table-cell office:value-type="string">
            <text:p>tt004793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rapp Family</text:p>
          </table:table-cell>
          <table:table-cell office:value-type="string">
            <text:p>Rodzina Trappów</text:p>
          </table:table-cell>
          <table:table-cell office:value-type="float" office:value="1956">
            <text:p>1956</text:p>
          </table:table-cell>
          <table:table-cell office:value-type="string">
            <text:p>tt00498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ssi - The Young Empress</text:p>
          </table:table-cell>
          <table:table-cell office:value-type="string">
            <text:p>Sissi - Młoda cesarzowa</text:p>
          </table:table-cell>
          <table:table-cell office:value-type="float" office:value="1956">
            <text:p>1956</text:p>
          </table:table-cell>
          <table:table-cell office:value-type="string">
            <text:p>tt00497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aths of Glory</text:p>
          </table:table-cell>
          <table:table-cell office:value-type="string">
            <text:p>Ścieżki chwały</text:p>
          </table:table-cell>
          <table:table-cell office:value-type="float" office:value="1957">
            <text:p>1957</text:p>
          </table:table-cell>
          <table:table-cell office:value-type="string">
            <text:p>tt00508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itness for the Prosecution</text:p>
          </table:table-cell>
          <table:table-cell office:value-type="string">
            <text:p>Świadek oskarżenia</text:p>
          </table:table-cell>
          <table:table-cell office:value-type="float" office:value="1957">
            <text:p>1957</text:p>
          </table:table-cell>
          <table:table-cell office:value-type="string">
            <text:p>tt00512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Jailhouse Rock</text:p>
          </table:table-cell>
          <table:table-cell office:value-type="string">
            <text:p>Więzienny Rock</text:p>
          </table:table-cell>
          <table:table-cell office:value-type="float" office:value="1957">
            <text:p>1957</text:p>
          </table:table-cell>
          <table:table-cell office:value-type="string">
            <text:p>tt005055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ne That Got Away</text:p>
          </table:table-cell>
          <table:table-cell office:value-type="string">
            <text:p>Ten, który uciekł</text:p>
          </table:table-cell>
          <table:table-cell office:value-type="float" office:value="1957">
            <text:p>1957</text:p>
          </table:table-cell>
          <table:table-cell office:value-type="string">
            <text:p>tt00508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ssi - Schicksalsjahre einer Kaiserin</text:p>
          </table:table-cell>
          <table:table-cell office:value-type="string">
            <text:p>Sissi - Losy cesarzowej</text:p>
          </table:table-cell>
          <table:table-cell office:value-type="float" office:value="1957">
            <text:p>1957</text:p>
          </table:table-cell>
          <table:table-cell office:value-type="string">
            <text:p>tt00509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ilde Erdbeeren</text:p>
          </table:table-cell>
          <table:table-cell office:value-type="string">
            <text:p>Tam, gdzie rosną poziomki</text:p>
          </table:table-cell>
          <table:table-cell office:value-type="float" office:value="1957">
            <text:p>1957</text:p>
          </table:table-cell>
          <table:table-cell office:value-type="string">
            <text:p>tt005098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Blob</text:p>
          </table:table-cell>
          <table:table-cell office:value-type="float" office:value="1958">
            <text:p>1958</text:p>
          </table:table-cell>
          <table:table-cell office:value-type="string">
            <text:p>tt00514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ouch of Evil</text:p>
          </table:table-cell>
          <table:table-cell office:value-type="string">
            <text:p>Dotyk zła</text:p>
          </table:table-cell>
          <table:table-cell office:value-type="float" office:value="1958">
            <text:p>1958</text:p>
          </table:table-cell>
          <table:table-cell office:value-type="string">
            <text:p>tt00523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onjour Tristesse</text:p>
          </table:table-cell>
          <table:table-cell office:value-type="string">
            <text:p>Witaj smutku</text:p>
          </table:table-cell>
          <table:table-cell office:value-type="float" office:value="1958">
            <text:p>1958</text:p>
          </table:table-cell>
          <table:table-cell office:value-type="string">
            <text:p>tt00514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r Pauker</text:p>
          </table:table-cell>
          <table:table-cell office:value-type="string">
            <text:p>Kotlista</text:p>
          </table:table-cell>
          <table:table-cell office:value-type="float" office:value="1958">
            <text:p>1958</text:p>
          </table:table-cell>
          <table:table-cell office:value-type="string">
            <text:p>tt00520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Trapp-Familie in Amerika</text:p>
          </table:table-cell>
          <table:table-cell office:value-type="string">
            <text:p>Rodzina Trappów w Ameryce</text:p>
          </table:table-cell>
          <table:table-cell office:value-type="float" office:value="1958">
            <text:p>1958</text:p>
          </table:table-cell>
          <table:table-cell office:value-type="string">
            <text:p>tt00523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 Oncle</text:p>
          </table:table-cell>
          <table:table-cell office:value-type="string">
            <text:p>Mój wujaszek</text:p>
          </table:table-cell>
          <table:table-cell office:value-type="float" office:value="1958">
            <text:p>1958</text:p>
          </table:table-cell>
          <table:table-cell office:value-type="string">
            <text:p>tt00507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leeping Beauty</text:p>
          </table:table-cell>
          <table:table-cell office:value-type="string">
            <text:p>Śpiąca królewna</text:p>
          </table:table-cell>
          <table:table-cell office:value-type="float" office:value="1959">
            <text:p>1959</text:p>
          </table:table-cell>
          <table:table-cell office:value-type="string">
            <text:p>tt00532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Journey to the Center of the Earth</text:p>
          </table:table-cell>
          <table:table-cell office:value-type="string">
            <text:p>Podróż do wnętrza Ziemi</text:p>
          </table:table-cell>
          <table:table-cell office:value-type="float" office:value="1959">
            <text:p>1959</text:p>
          </table:table-cell>
          <table:table-cell office:value-type="string">
            <text:p>tt00529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rth by Northwest</text:p>
          </table:table-cell>
          <table:table-cell office:value-type="string">
            <text:p>Północ - północny zachód</text:p>
          </table:table-cell>
          <table:table-cell office:value-type="float" office:value="1959">
            <text:p>1959</text:p>
          </table:table-cell>
          <table:table-cell office:value-type="string">
            <text:p>tt00531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ome Like It Hot</text:p>
          </table:table-cell>
          <table:table-cell office:value-type="string">
            <text:p>Pół żartem, pół serio</text:p>
          </table:table-cell>
          <table:table-cell office:value-type="float" office:value="1959">
            <text:p>1959</text:p>
          </table:table-cell>
          <table:table-cell office:value-type="string">
            <text:p>tt00532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io Bravo</text:p>
          </table:table-cell>
          <table:table-cell office:value-type="float" office:value="1959">
            <text:p>1959</text:p>
          </table:table-cell>
          <table:table-cell office:value-type="string">
            <text:p>tt00532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iplets on Board</text:p>
          </table:table-cell>
          <table:table-cell office:value-type="string">
            <text:p>Trojaczki na pokładzie</text:p>
          </table:table-cell>
          <table:table-cell office:value-type="float" office:value="1959">
            <text:p>1959</text:p>
          </table:table-cell>
          <table:table-cell office:value-type="string">
            <text:p>tt00527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rfeu Negro</text:p>
          </table:table-cell>
          <table:table-cell office:value-type="string">
            <text:p>Czarny Orfeusz</text:p>
          </table:table-cell>
          <table:table-cell office:value-type="float" office:value="1959">
            <text:p>1959</text:p>
          </table:table-cell>
          <table:table-cell office:value-type="string">
            <text:p>tt00531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Zeitmaschine</text:p>
          </table:table-cell>
          <table:table-cell office:value-type="string">
            <text:p>Wehikuł czasu</text:p>
          </table:table-cell>
          <table:table-cell office:value-type="float" office:value="1960">
            <text:p>1960</text:p>
          </table:table-cell>
          <table:table-cell office:value-type="string">
            <text:p>tt00543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cean's 11</text:p>
          </table:table-cell>
          <table:table-cell office:value-type="string">
            <text:p>Ryzykowna gra</text:p>
          </table:table-cell>
          <table:table-cell office:value-type="float" office:value="1960">
            <text:p>1960</text:p>
          </table:table-cell>
          <table:table-cell office:value-type="string">
            <text:p>tt00541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White Horse Inn</text:p>
          </table:table-cell>
          <table:table-cell office:value-type="string">
            <text:p>W White Horse Inn</text:p>
          </table:table-cell>
          <table:table-cell office:value-type="float" office:value="1960">
            <text:p>1960</text:p>
          </table:table-cell>
          <table:table-cell office:value-type="string">
            <text:p>tt00539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ack Sheep</text:p>
          </table:table-cell>
          <table:table-cell office:value-type="string">
            <text:p>Czarna owca</text:p>
          </table:table-cell>
          <table:table-cell office:value-type="float" office:value="1960">
            <text:p>1960</text:p>
          </table:table-cell>
          <table:table-cell office:value-type="string">
            <text:p>tt00542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s Spukschloß im Spessart</text:p>
          </table:table-cell>
          <table:table-cell office:value-type="string">
            <text:p>Duchy zamku Spessart</text:p>
          </table:table-cell>
          <table:table-cell office:value-type="float" office:value="1960">
            <text:p>1960</text:p>
          </table:table-cell>
          <table:table-cell office:value-type="string">
            <text:p>tt00543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 dolce vita</text:p>
          </table:table-cell>
          <table:table-cell office:value-type="string">
            <text:p>Słodkie życie</text:p>
          </table:table-cell>
          <table:table-cell office:value-type="float" office:value="1960">
            <text:p>1960</text:p>
          </table:table-cell>
          <table:table-cell office:value-type="string">
            <text:p>tt005377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ng of Kings</text:p>
          </table:table-cell>
          <table:table-cell office:value-type="string">
            <text:p>Król królów</text:p>
          </table:table-cell>
          <table:table-cell office:value-type="float" office:value="1961">
            <text:p>1961</text:p>
          </table:table-cell>
          <table:table-cell office:value-type="string">
            <text:p>tt005504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West Side Story</text:p>
          </table:table-cell>
          <table:table-cell office:value-type="float" office:value="1961">
            <text:p>1961</text:p>
          </table:table-cell>
          <table:table-cell office:value-type="string">
            <text:p>tt00556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Rodzice, miejcie się na baczności</text:p>
          </table:table-cell>
          <table:table-cell office:value-type="float" office:value="1961">
            <text:p>1961</text:p>
          </table:table-cell>
          <table:table-cell office:value-type="string">
            <text:p>tt00552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r grüne Bogenschütze</text:p>
          </table:table-cell>
          <table:table-cell office:value-type="string">
            <text:p>Zielony łucznik</text:p>
          </table:table-cell>
          <table:table-cell office:value-type="float" office:value="1961">
            <text:p>1961</text:p>
          </table:table-cell>
          <table:table-cell office:value-type="string">
            <text:p>tt005494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toten Augen von London</text:p>
          </table:table-cell>
          <table:table-cell office:value-type="string">
            <text:p>Martwe oczy Londynu</text:p>
          </table:table-cell>
          <table:table-cell office:value-type="float" office:value="1961">
            <text:p>1961</text:p>
          </table:table-cell>
          <table:table-cell office:value-type="string">
            <text:p>tt00543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s Geheimnis der gelben Narzissen</text:p>
          </table:table-cell>
          <table:table-cell office:value-type="string">
            <text:p>Sekret żółtych żonkili</text:p>
          </table:table-cell>
          <table:table-cell office:value-type="float" office:value="1961">
            <text:p>1961</text:p>
          </table:table-cell>
          <table:table-cell office:value-type="string">
            <text:p>tt00549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m Stahlnetz des Dr. Mabuse</text:p>
          </table:table-cell>
          <table:table-cell office:value-type="string">
            <text:p>W stalowej sieci dr Mabuse</text:p>
          </table:table-cell>
          <table:table-cell office:value-type="float" office:value="1961">
            <text:p>1961</text:p>
          </table:table-cell>
          <table:table-cell office:value-type="string">
            <text:p>tt00550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ngest Day</text:p>
          </table:table-cell>
          <table:table-cell office:value-type="string">
            <text:p>Najdłuższy dzień</text:p>
          </table:table-cell>
          <table:table-cell office:value-type="float" office:value="1962">
            <text:p>1962</text:p>
          </table:table-cell>
          <table:table-cell office:value-type="string">
            <text:p>tt00561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62">
            <text:p>1962</text:p>
          </table:table-cell>
          <table:table-cell office:value-type="string">
            <text:p>tt005619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nchurian Candidate</text:p>
          </table:table-cell>
          <table:table-cell office:value-type="string">
            <text:p>Przeżyliśmy wojnę</text:p>
          </table:table-cell>
          <table:table-cell office:value-type="float" office:value="1962">
            <text:p>1962</text:p>
          </table:table-cell>
          <table:table-cell office:value-type="string">
            <text:p>tt00562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Door with Seven Locks</text:p>
          </table:table-cell>
          <table:table-cell office:value-type="string">
            <text:p>Drzwi z 7 zamkami</text:p>
          </table:table-cell>
          <table:table-cell office:value-type="float" office:value="1962">
            <text:p>1962</text:p>
          </table:table-cell>
          <table:table-cell office:value-type="string">
            <text:p>tt00566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r kann's nicht lassen</text:p>
          </table:table-cell>
          <table:table-cell office:value-type="string">
            <text:p>Nic na to nie poradzi</text:p>
          </table:table-cell>
          <table:table-cell office:value-type="float" office:value="1962">
            <text:p>1962</text:p>
          </table:table-cell>
          <table:table-cell office:value-type="string">
            <text:p>tt00559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unsichtbaren Krallen des Dr. Mabuse</text:p>
          </table:table-cell>
          <table:table-cell office:value-type="string">
            <text:p>Niewidzialne szpony doktora Mabuse'a</text:p>
          </table:table-cell>
          <table:table-cell office:value-type="float" office:value="1962">
            <text:p>1962</text:p>
          </table:table-cell>
          <table:table-cell office:value-type="string">
            <text:p>tt00566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s Testament des Dr. Mabuse</text:p>
          </table:table-cell>
          <table:table-cell office:value-type="string">
            <text:p>Testament doktora Mabuse</text:p>
          </table:table-cell>
          <table:table-cell office:value-type="float" office:value="1962">
            <text:p>1962</text:p>
          </table:table-cell>
          <table:table-cell office:value-type="string">
            <text:p>tt00565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Procès</text:p>
          </table:table-cell>
          <table:table-cell office:value-type="string">
            <text:p>Proces</text:p>
          </table:table-cell>
          <table:table-cell office:value-type="float" office:value="1962">
            <text:p>1962</text:p>
          </table:table-cell>
          <table:table-cell office:value-type="string">
            <text:p>tt00574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word in the Stone</text:p>
          </table:table-cell>
          <table:table-cell office:value-type="string">
            <text:p>Miecz w kamieniu</text:p>
          </table:table-cell>
          <table:table-cell office:value-type="float" office:value="1963">
            <text:p>1963</text:p>
          </table:table-cell>
          <table:table-cell office:value-type="string">
            <text:p>tt00575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ink Panther</text:p>
          </table:table-cell>
          <table:table-cell office:value-type="string">
            <text:p>Różowa Pantera</text:p>
          </table:table-cell>
          <table:table-cell office:value-type="float" office:value="1963">
            <text:p>1963</text:p>
          </table:table-cell>
          <table:table-cell office:value-type="string">
            <text:p>tt00574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t Happened at the World's Fair</text:p>
          </table:table-cell>
          <table:table-cell office:value-type="string">
            <text:p>Co się zdarzyło na Targach Światowych</text:p>
          </table:table-cell>
          <table:table-cell office:value-type="float" office:value="1963">
            <text:p>1963</text:p>
          </table:table-cell>
          <table:table-cell office:value-type="string">
            <text:p>tt00571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at the Gallop</text:p>
          </table:table-cell>
          <table:table-cell office:value-type="string">
            <text:p>Morderstwo w hotelu Gallop</text:p>
          </table:table-cell>
          <table:table-cell office:value-type="float" office:value="1963">
            <text:p>1963</text:p>
          </table:table-cell>
          <table:table-cell office:value-type="string">
            <text:p>tt00573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cotland Yard jagt Dr. Mabuse</text:p>
          </table:table-cell>
          <table:table-cell office:value-type="string">
            <text:p>Scotland Yard ściga doktora Mabuse'a</text:p>
          </table:table-cell>
          <table:table-cell office:value-type="float" office:value="1963">
            <text:p>1963</text:p>
          </table:table-cell>
          <table:table-cell office:value-type="string">
            <text:p>tt005747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ackt unter Wölfen</text:p>
          </table:table-cell>
          <table:table-cell office:value-type="string">
            <text:p>Nadzy wśród wilków</text:p>
          </table:table-cell>
          <table:table-cell office:value-type="float" office:value="1963">
            <text:p>1963</text:p>
          </table:table-cell>
          <table:table-cell office:value-type="string">
            <text:p>tt005627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harleys Tante</text:p>
          </table:table-cell>
          <table:table-cell office:value-type="string">
            <text:p>Ciotka Charleya</text:p>
          </table:table-cell>
          <table:table-cell office:value-type="float" office:value="1963">
            <text:p>1963</text:p>
          </table:table-cell>
          <table:table-cell office:value-type="string">
            <text:p>tt00569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ary Poppins</text:p>
          </table:table-cell>
          <table:table-cell office:value-type="float" office:value="1964">
            <text:p>1964</text:p>
          </table:table-cell>
          <table:table-cell office:value-type="string">
            <text:p>tt00583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Fair Lady</text:p>
          </table:table-cell>
          <table:table-cell office:value-type="string">
            <text:p>Moja piękna dama</text:p>
          </table:table-cell>
          <table:table-cell office:value-type="float" office:value="1964">
            <text:p>1964</text:p>
          </table:table-cell>
          <table:table-cell office:value-type="string">
            <text:p>tt00583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an's Favorite Sport?</text:p>
          </table:table-cell>
          <table:table-cell office:value-type="string">
            <text:p>Ulubiony sport mężczyzn</text:p>
          </table:table-cell>
          <table:table-cell office:value-type="float" office:value="1964">
            <text:p>1964</text:p>
          </table:table-cell>
          <table:table-cell office:value-type="string">
            <text:p>tt00583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arnie</text:p>
          </table:table-cell>
          <table:table-cell office:value-type="float" office:value="1964">
            <text:p>1964</text:p>
          </table:table-cell>
          <table:table-cell office:value-type="string">
            <text:p>tt00583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Most Foul</text:p>
          </table:table-cell>
          <table:table-cell office:value-type="string">
            <text:p>Morderstwo najgorszego sortu</text:p>
          </table:table-cell>
          <table:table-cell office:value-type="float" office:value="1964">
            <text:p>1964</text:p>
          </table:table-cell>
          <table:table-cell office:value-type="string">
            <text:p>tt00583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Ahoy!</text:p>
          </table:table-cell>
          <table:table-cell office:value-type="string">
            <text:p>Ahoj zbrodnio</text:p>
          </table:table-cell>
          <table:table-cell office:value-type="float" office:value="1964">
            <text:p>1964</text:p>
          </table:table-cell>
          <table:table-cell office:value-type="string">
            <text:p>tt005838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ong Vultures</text:p>
          </table:table-cell>
          <table:table-cell office:value-type="string">
            <text:p>Winnetou w Dolinie Sępów</text:p>
          </table:table-cell>
          <table:table-cell office:value-type="float" office:value="1964">
            <text:p>1964</text:p>
          </table:table-cell>
          <table:table-cell office:value-type="string">
            <text:p>tt00587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Todesstrahlen des Dr. Mabuse</text:p>
          </table:table-cell>
          <table:table-cell office:value-type="string">
            <text:p>Promienie śmierci doktora Mabuse</text:p>
          </table:table-cell>
          <table:table-cell office:value-type="float" office:value="1964">
            <text:p>1964</text:p>
          </table:table-cell>
          <table:table-cell office:value-type="string">
            <text:p>tt00586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r Schut</text:p>
          </table:table-cell>
          <table:table-cell office:value-type="string">
            <text:p>Pod ostrzałem</text:p>
          </table:table-cell>
          <table:table-cell office:value-type="float" office:value="1964">
            <text:p>1964</text:p>
          </table:table-cell>
          <table:table-cell office:value-type="string">
            <text:p>tt005855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Une souris chez les hommes / Un drôle de caïd</text:p>
          </table:table-cell>
          <table:table-cell office:value-type="string">
            <text:p>Boss w spódnicy</text:p>
          </table:table-cell>
          <table:table-cell office:value-type="float" office:value="1964">
            <text:p>1964</text:p>
          </table:table-cell>
          <table:table-cell office:value-type="string">
            <text:p>tt00587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ites sauter la banque!</text:p>
          </table:table-cell>
          <table:table-cell office:value-type="string">
            <text:p>Napad na bank</text:p>
          </table:table-cell>
          <table:table-cell office:value-type="float" office:value="1964">
            <text:p>1964</text:p>
          </table:table-cell>
          <table:table-cell office:value-type="string">
            <text:p>tt00570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tômas</text:p>
          </table:table-cell>
          <table:table-cell office:value-type="string">
            <text:p>Fantomas</text:p>
          </table:table-cell>
          <table:table-cell office:value-type="float" office:value="1964">
            <text:p>1964</text:p>
          </table:table-cell>
          <table:table-cell office:value-type="string">
            <text:p>tt005808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de Saint-Tropez</text:p>
          </table:table-cell>
          <table:table-cell office:value-type="string">
            <text:p>Żandarm z Saint Tropez</text:p>
          </table:table-cell>
          <table:table-cell office:value-type="float" office:value="1964">
            <text:p>1964</text:p>
          </table:table-cell>
          <table:table-cell office:value-type="string">
            <text:p>tt00581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er un pugno di dollari</text:p>
          </table:table-cell>
          <table:table-cell office:value-type="string">
            <text:p>Za garść dolarów</text:p>
          </table:table-cell>
          <table:table-cell office:value-type="float" office:value="1964">
            <text:p>1964</text:p>
          </table:table-cell>
          <table:table-cell office:value-type="string">
            <text:p>tt005846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l vangelo secondo Matteo</text:p>
          </table:table-cell>
          <table:table-cell office:value-type="string">
            <text:p>Ewangelia według świętego Mateusza</text:p>
          </table:table-cell>
          <table:table-cell office:value-type="float" office:value="1964">
            <text:p>1964</text:p>
          </table:table-cell>
          <table:table-cell office:value-type="string">
            <text:p>tt00587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ound of Music</text:p>
          </table:table-cell>
          <table:table-cell office:value-type="string">
            <text:p>Dźwięki muzyki</text:p>
          </table:table-cell>
          <table:table-cell office:value-type="float" office:value="1965">
            <text:p>1965</text:p>
          </table:table-cell>
          <table:table-cell office:value-type="string">
            <text:p>tt00597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eatest Story Ever Told</text:p>
          </table:table-cell>
          <table:table-cell office:value-type="string">
            <text:p>Opowieść wszech czasów</text:p>
          </table:table-cell>
          <table:table-cell office:value-type="float" office:value="1965">
            <text:p>1965</text:p>
          </table:table-cell>
          <table:table-cell office:value-type="string">
            <text:p>tt00592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at's New Pussycat?</text:p>
          </table:table-cell>
          <table:table-cell office:value-type="string">
            <text:p>Co słychać, koteczku?</text:p>
          </table:table-cell>
          <table:table-cell office:value-type="float" office:value="1965">
            <text:p>1965</text:p>
          </table:table-cell>
          <table:table-cell office:value-type="string">
            <text:p>tt00599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epulsion</text:p>
          </table:table-cell>
          <table:table-cell office:value-type="string">
            <text:p>Wstręt</text:p>
          </table:table-cell>
          <table:table-cell office:value-type="float" office:value="1965">
            <text:p>1965</text:p>
          </table:table-cell>
          <table:table-cell office:value-type="string">
            <text:p>tt00596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reasure of the Aztecs</text:p>
          </table:table-cell>
          <table:table-cell office:value-type="string">
            <text:p>Skarb Azteków</text:p>
          </table:table-cell>
          <table:table-cell office:value-type="float" office:value="1965">
            <text:p>1965</text:p>
          </table:table-cell>
          <table:table-cell office:value-type="string">
            <text:p>tt005968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yramid of the Sun God</text:p>
          </table:table-cell>
          <table:table-cell office:value-type="string">
            <text:p>Piramida Boga Słońca</text:p>
          </table:table-cell>
          <table:table-cell office:value-type="float" office:value="1965">
            <text:p>1965</text:p>
          </table:table-cell>
          <table:table-cell office:value-type="string">
            <text:p>tt00596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il Prince</text:p>
          </table:table-cell>
          <table:table-cell office:value-type="string">
            <text:p>Winnetou i król nafty</text:p>
          </table:table-cell>
          <table:table-cell office:value-type="float" office:value="1965">
            <text:p>1965</text:p>
          </table:table-cell>
          <table:table-cell office:value-type="string">
            <text:p>tt00599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ld Surehand - Flaming Frontier</text:p>
          </table:table-cell>
          <table:table-cell office:value-type="string">
            <text:p>Winnetou i Old Surehand</text:p>
          </table:table-cell>
          <table:table-cell office:value-type="float" office:value="1965">
            <text:p>1965</text:p>
          </table:table-cell>
          <table:table-cell office:value-type="string">
            <text:p>tt005953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ngdom of the Silver Lion</text:p>
          </table:table-cell>
          <table:table-cell office:value-type="string">
            <text:p>W krainie Srebrnego Lwa</text:p>
          </table:table-cell>
          <table:table-cell office:value-type="float" office:value="1965">
            <text:p>1965</text:p>
          </table:table-cell>
          <table:table-cell office:value-type="string">
            <text:p>tt00593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eues vom Hexer</text:p>
          </table:table-cell>
          <table:table-cell office:value-type="string">
            <text:p>Wiadomości z Wiedźmina</text:p>
          </table:table-cell>
          <table:table-cell office:value-type="float" office:value="1965">
            <text:p>1965</text:p>
          </table:table-cell>
          <table:table-cell office:value-type="string">
            <text:p>tt00595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tômas se déchaîne</text:p>
          </table:table-cell>
          <table:table-cell office:value-type="string">
            <text:p>Fantomas powraca</text:p>
          </table:table-cell>
          <table:table-cell office:value-type="float" office:value="1965">
            <text:p>1965</text:p>
          </table:table-cell>
          <table:table-cell office:value-type="string">
            <text:p>tt00591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à New York</text:p>
          </table:table-cell>
          <table:table-cell office:value-type="string">
            <text:p>Żandarm w Nowym Jorku</text:p>
          </table:table-cell>
          <table:table-cell office:value-type="float" office:value="1965">
            <text:p>1965</text:p>
          </table:table-cell>
          <table:table-cell office:value-type="string">
            <text:p>tt00604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Corniaud</text:p>
          </table:table-cell>
          <table:table-cell office:value-type="string">
            <text:p>Gamoń</text:p>
          </table:table-cell>
          <table:table-cell office:value-type="float" office:value="1965">
            <text:p>1965</text:p>
          </table:table-cell>
          <table:table-cell office:value-type="string">
            <text:p>tt00579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El Dorado</text:p>
          </table:table-cell>
          <table:table-cell office:value-type="float" office:value="1966">
            <text:p>1966</text:p>
          </table:table-cell>
          <table:table-cell office:value-type="string">
            <text:p>tt00616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inging Nun</text:p>
          </table:table-cell>
          <table:table-cell office:value-type="string">
            <text:p>Śpiewająca zakonnica</text:p>
          </table:table-cell>
          <table:table-cell office:value-type="float" office:value="1966">
            <text:p>1966</text:p>
          </table:table-cell>
          <table:table-cell office:value-type="string">
            <text:p>tt00609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innetou and Old Firehand</text:p>
          </table:table-cell>
          <table:table-cell office:value-type="string">
            <text:p>Winnetou i Old Firehand</text:p>
          </table:table-cell>
          <table:table-cell office:value-type="float" office:value="1966">
            <text:p>1966</text:p>
          </table:table-cell>
          <table:table-cell office:value-type="string">
            <text:p>tt006119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aduate</text:p>
          </table:table-cell>
          <table:table-cell office:value-type="string">
            <text:p>Absolwent</text:p>
          </table:table-cell>
          <table:table-cell office:value-type="float" office:value="1967">
            <text:p>1967</text:p>
          </table:table-cell>
          <table:table-cell office:value-type="string">
            <text:p>tt00617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asino Royale</text:p>
          </table:table-cell>
          <table:table-cell office:value-type="float" office:value="1967">
            <text:p>1967</text:p>
          </table:table-cell>
          <table:table-cell office:value-type="string">
            <text:p>tt00614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rrliche Zeiten im Spessart</text:p>
          </table:table-cell>
          <table:table-cell office:value-type="string">
            <text:p>Wspaniałe czasy w Spessart</text:p>
          </table:table-cell>
          <table:table-cell office:value-type="float" office:value="1967">
            <text:p>1967</text:p>
          </table:table-cell>
          <table:table-cell office:value-type="string">
            <text:p>tt00617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scar</text:p>
          </table:table-cell>
          <table:table-cell office:value-type="string">
            <text:p>Oskar</text:p>
          </table:table-cell>
          <table:table-cell office:value-type="float" office:value="1967">
            <text:p>1967</text:p>
          </table:table-cell>
          <table:table-cell office:value-type="string">
            <text:p>tt00620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tômas contre Scotland Yard</text:p>
          </table:table-cell>
          <table:table-cell office:value-type="string">
            <text:p>Fantomas kontra Scotland Yard</text:p>
          </table:table-cell>
          <table:table-cell office:value-type="float" office:value="1967">
            <text:p>1967</text:p>
          </table:table-cell>
          <table:table-cell office:value-type="string">
            <text:p>tt00604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 Feldmarescialla</text:p>
          </table:table-cell>
          <table:table-cell office:value-type="string">
            <text:p>Wojenne jaja</text:p>
          </table:table-cell>
          <table:table-cell office:value-type="float" office:value="1967">
            <text:p>1967</text:p>
          </table:table-cell>
          <table:table-cell office:value-type="string">
            <text:p>tt006165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o perdona... io no!</text:p>
          </table:table-cell>
          <table:table-cell office:value-type="string">
            <text:p>Bóg wybacza... Ja nigdy!</text:p>
          </table:table-cell>
          <table:table-cell office:value-type="float" office:value="1967">
            <text:p>1967</text:p>
          </table:table-cell>
          <table:table-cell office:value-type="string">
            <text:p>tt00615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 quattro dell'Ave Maria</text:p>
          </table:table-cell>
          <table:table-cell office:value-type="string">
            <text:p>As bierze wszystko</text:p>
          </table:table-cell>
          <table:table-cell office:value-type="float" office:value="1968">
            <text:p>1968</text:p>
          </table:table-cell>
          <table:table-cell office:value-type="string">
            <text:p>tt00648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se marie</text:p>
          </table:table-cell>
          <table:table-cell office:value-type="string">
            <text:p>Żandarm się żeni</text:p>
          </table:table-cell>
          <table:table-cell office:value-type="float" office:value="1968">
            <text:p>1968</text:p>
          </table:table-cell>
          <table:table-cell office:value-type="string">
            <text:p>tt00630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omputer Wore Tennis Shoes</text:p>
          </table:table-cell>
          <table:table-cell office:value-type="string">
            <text:p>Komputer w tenisówkach</text:p>
          </table:table-cell>
          <table:table-cell office:value-type="float" office:value="1969">
            <text:p>1969</text:p>
          </table:table-cell>
          <table:table-cell office:value-type="string">
            <text:p>tt00655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 Sade</text:p>
          </table:table-cell>
          <table:table-cell office:value-type="string">
            <text:p>Markiz de Sade</text:p>
          </table:table-cell>
          <table:table-cell office:value-type="float" office:value="1969">
            <text:p>1969</text:p>
          </table:table-cell>
          <table:table-cell office:value-type="string">
            <text:p>tt00642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 caduta degli dei</text:p>
          </table:table-cell>
          <table:table-cell office:value-type="string">
            <text:p>Zmierzch bogów</text:p>
          </table:table-cell>
          <table:table-cell office:value-type="float" office:value="1969">
            <text:p>1969</text:p>
          </table:table-cell>
          <table:table-cell office:value-type="string">
            <text:p>tt00641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 collina degli stivali</text:p>
          </table:table-cell>
          <table:table-cell office:value-type="string">
            <text:p>Boot Hill - Wzgórze zakrwawionych butów</text:p>
          </table:table-cell>
          <table:table-cell office:value-type="float" office:value="1969">
            <text:p>1969</text:p>
          </table:table-cell>
          <table:table-cell office:value-type="string">
            <text:p>tt00641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hariots of the Gods</text:p>
          </table:table-cell>
          <table:table-cell office:value-type="string">
            <text:p>Wspomnienia z przyszłości</text:p>
          </table:table-cell>
          <table:table-cell office:value-type="float" office:value="1970">
            <text:p>1970</text:p>
          </table:table-cell>
          <table:table-cell office:value-type="string">
            <text:p>tt00657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ve Story</text:p>
          </table:table-cell>
          <table:table-cell office:value-type="float" office:value="1970">
            <text:p>1970</text:p>
          </table:table-cell>
          <table:table-cell office:value-type="string">
            <text:p>tt00660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ristocats</text:p>
          </table:table-cell>
          <table:table-cell office:value-type="string">
            <text:p>Aryskotraci</text:p>
          </table:table-cell>
          <table:table-cell office:value-type="float" office:value="1970">
            <text:p>1970</text:p>
          </table:table-cell>
          <table:table-cell office:value-type="string">
            <text:p>tt00654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n balade</text:p>
          </table:table-cell>
          <table:table-cell office:value-type="string">
            <text:p>Żandarm na emeryturze</text:p>
          </table:table-cell>
          <table:table-cell office:value-type="float" office:value="1970">
            <text:p>1970</text:p>
          </table:table-cell>
          <table:table-cell office:value-type="string">
            <text:p>tt00657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 chiamavano Trinità...</text:p>
          </table:table-cell>
          <table:table-cell office:value-type="string">
            <text:p>Nazywam się Trinity</text:p>
          </table:table-cell>
          <table:table-cell office:value-type="float" office:value="1970">
            <text:p>1970</text:p>
          </table:table-cell>
          <table:table-cell office:value-type="string">
            <text:p>tt00673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illy Wonka &amp; the Chocolate Factory</text:p>
          </table:table-cell>
          <table:table-cell office:value-type="string">
            <text:p>Willy Wonka i fabryka czekolady</text:p>
          </table:table-cell>
          <table:table-cell office:value-type="float" office:value="1971">
            <text:p>1971</text:p>
          </table:table-cell>
          <table:table-cell office:value-type="string">
            <text:p>tt00679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arefoot Executive / The Rating Game</text:p>
          </table:table-cell>
          <table:table-cell office:value-type="string">
            <text:p>Kierownik Bez Butów</text:p>
          </table:table-cell>
          <table:table-cell office:value-type="float" office:value="1971">
            <text:p>1971</text:p>
          </table:table-cell>
          <table:table-cell office:value-type="string">
            <text:p>tt00668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Johnny Got His Gun</text:p>
          </table:table-cell>
          <table:table-cell office:value-type="string">
            <text:p>Johnny poszedł na wojnę</text:p>
          </table:table-cell>
          <table:table-cell office:value-type="float" office:value="1971">
            <text:p>1971</text:p>
          </table:table-cell>
          <table:table-cell office:value-type="string">
            <text:p>tt00672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old and Maude</text:p>
          </table:table-cell>
          <table:table-cell office:value-type="string">
            <text:p>Harold i Maude</text:p>
          </table:table-cell>
          <table:table-cell office:value-type="float" office:value="1971">
            <text:p>1971</text:p>
          </table:table-cell>
          <table:table-cell office:value-type="string">
            <text:p>tt00671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THX 1138</text:p>
          </table:table-cell>
          <table:table-cell office:value-type="float" office:value="1971">
            <text:p>1971</text:p>
          </table:table-cell>
          <table:table-cell office:value-type="string">
            <text:p>tt00664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o</text:p>
          </table:table-cell>
          <table:table-cell office:value-type="float" office:value="1971">
            <text:p>1971</text:p>
          </table:table-cell>
          <table:table-cell office:value-type="string">
            <text:p>tt00672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rte a Venezia</text:p>
          </table:table-cell>
          <table:table-cell office:value-type="string">
            <text:p>Death in Venice</text:p>
          </table:table-cell>
          <table:table-cell office:value-type="float" office:value="1971">
            <text:p>1971</text:p>
          </table:table-cell>
          <table:table-cell office:value-type="string">
            <text:p>tt00674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...continuavano a chiamarlo Trinità</text:p>
          </table:table-cell>
          <table:table-cell office:value-type="string">
            <text:p>Niepoprawny Trinity</text:p>
          </table:table-cell>
          <table:table-cell office:value-type="float" office:value="1971">
            <text:p>1971</text:p>
          </table:table-cell>
          <table:table-cell office:value-type="string">
            <text:p>tt00681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at's Up, Doc?</text:p>
          </table:table-cell>
          <table:table-cell office:value-type="string">
            <text:p>No i co, doktorku?</text:p>
          </table:table-cell>
          <table:table-cell office:value-type="float" office:value="1972">
            <text:p>1972</text:p>
          </table:table-cell>
          <table:table-cell office:value-type="string">
            <text:p>tt00694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eware! The Blob</text:p>
          </table:table-cell>
          <table:table-cell office:value-type="string">
            <text:p>Uważaj! Blob</text:p>
          </table:table-cell>
          <table:table-cell office:value-type="float" office:value="1972">
            <text:p>1972</text:p>
          </table:table-cell>
          <table:table-cell office:value-type="string">
            <text:p>tt006827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verything You Always Wanted to Know About Sex* (*But Were Afraid to Ask)</text:p>
          </table:table-cell>
          <table:table-cell office:value-type="string">
            <text:p>Wszystko, co zawsze chcieliście wiedzieć o seksie, ale baliście się zapytać</text:p>
          </table:table-cell>
          <table:table-cell office:value-type="float" office:value="1972">
            <text:p>1972</text:p>
          </table:table-cell>
          <table:table-cell office:value-type="string">
            <text:p>tt00685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w You See Him, Now You Don't</text:p>
          </table:table-cell>
          <table:table-cell office:value-type="string">
            <text:p>Teraz go widzisz, a teraz nie</text:p>
          </table:table-cell>
          <table:table-cell office:value-type="float" office:value="1972">
            <text:p>1972</text:p>
          </table:table-cell>
          <table:table-cell office:value-type="string">
            <text:p>tt00690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itz the Cat</text:p>
          </table:table-cell>
          <table:table-cell office:value-type="string">
            <text:p>Kot Fritz</text:p>
          </table:table-cell>
          <table:table-cell office:value-type="float" office:value="1972">
            <text:p>1972</text:p>
          </table:table-cell>
          <table:table-cell office:value-type="string">
            <text:p>tt00686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</text:p>
          </table:table-cell>
          <table:table-cell office:value-type="string">
            <text:p>Niech cię swędzi kolego</text:p>
          </table:table-cell>
          <table:table-cell office:value-type="float" office:value="1972">
            <text:p>1972</text:p>
          </table:table-cell>
          <table:table-cell office:value-type="string">
            <text:p>tt01689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bin Hood</text:p>
          </table:table-cell>
          <table:table-cell office:value-type="float" office:value="1973">
            <text:p>1973</text:p>
          </table:table-cell>
          <table:table-cell office:value-type="string">
            <text:p>tt00706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erican Graffiti</text:p>
          </table:table-cell>
          <table:table-cell office:value-type="string">
            <text:p>Amerykańskie graffiti</text:p>
          </table:table-cell>
          <table:table-cell office:value-type="float" office:value="1973">
            <text:p>1973</text:p>
          </table:table-cell>
          <table:table-cell office:value-type="string">
            <text:p>tt00697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leeper</text:p>
          </table:table-cell>
          <table:table-cell office:value-type="string">
            <text:p>Śpioch</text:p>
          </table:table-cell>
          <table:table-cell office:value-type="float" office:value="1973">
            <text:p>1973</text:p>
          </table:table-cell>
          <table:table-cell office:value-type="string">
            <text:p>tt007070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73">
            <text:p>1973</text:p>
          </table:table-cell>
          <table:table-cell office:value-type="string">
            <text:p>tt00722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</text:p>
          </table:table-cell>
          <table:table-cell office:value-type="string">
            <text:p>Miłosne pozdrowienia od lederhosen</text:p>
          </table:table-cell>
          <table:table-cell office:value-type="float" office:value="1973">
            <text:p>1973</text:p>
          </table:table-cell>
          <table:table-cell office:value-type="string">
            <text:p>tt007175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2. Teil - Das Bullenkloster</text:p>
          </table:table-cell>
          <table:table-cell office:value-type="string">
            <text:p>Niech cię swędzi kolego 2 część: Zagroda dla byków</text:p>
          </table:table-cell>
          <table:table-cell office:value-type="float" office:value="1973">
            <text:p>1973</text:p>
          </table:table-cell>
          <table:table-cell office:value-type="string">
            <text:p>tt01816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udwig II</text:p>
          </table:table-cell>
          <table:table-cell office:value-type="float" office:value="1973">
            <text:p>1973</text:p>
          </table:table-cell>
          <table:table-cell office:value-type="string">
            <text:p>tt00688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arthquake</text:p>
          </table:table-cell>
          <table:table-cell office:value-type="string">
            <text:p>Trzęsienie ziemi</text:p>
          </table:table-cell>
          <table:table-cell office:value-type="float" office:value="1974">
            <text:p>1974</text:p>
          </table:table-cell>
          <table:table-cell office:value-type="string">
            <text:p>tt0071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eat Gatsby</text:p>
          </table:table-cell>
          <table:table-cell office:value-type="string">
            <text:p>Wielki Gatsby</text:p>
          </table:table-cell>
          <table:table-cell office:value-type="float" office:value="1974">
            <text:p>1974</text:p>
          </table:table-cell>
          <table:table-cell office:value-type="string">
            <text:p>tt00715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ambler</text:p>
          </table:table-cell>
          <table:table-cell office:value-type="string">
            <text:p>Gracz</text:p>
          </table:table-cell>
          <table:table-cell office:value-type="float" office:value="1974">
            <text:p>1974</text:p>
          </table:table-cell>
          <table:table-cell office:value-type="string">
            <text:p>tt007153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xas Chain Saw Massacre</text:p>
          </table:table-cell>
          <table:table-cell office:value-type="string">
            <text:p>Teksańska masakra piłą mechaniczną</text:p>
          </table:table-cell>
          <table:table-cell office:value-type="float" office:value="1974">
            <text:p>1974</text:p>
          </table:table-cell>
          <table:table-cell office:value-type="string">
            <text:p>tt007227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Young Frankenstein</text:p>
          </table:table-cell>
          <table:table-cell office:value-type="string">
            <text:p>Młody Frankenstein</text:p>
          </table:table-cell>
          <table:table-cell office:value-type="float" office:value="1974">
            <text:p>1974</text:p>
          </table:table-cell>
          <table:table-cell office:value-type="string">
            <text:p>tt00724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on the Orient Express</text:p>
          </table:table-cell>
          <table:table-cell office:value-type="string">
            <text:p>Morderstwo w Orient Ekspresie</text:p>
          </table:table-cell>
          <table:table-cell office:value-type="float" office:value="1974">
            <text:p>1974</text:p>
          </table:table-cell>
          <table:table-cell office:value-type="string">
            <text:p>tt00718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Zardoz</text:p>
          </table:table-cell>
          <table:table-cell office:value-type="float" office:value="1974">
            <text:p>1974</text:p>
          </table:table-cell>
          <table:table-cell office:value-type="string">
            <text:p>tt00709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3. Teil</text:p>
          </table:table-cell>
          <table:table-cell office:value-type="string">
            <text:p>Niech cię swędzi, kolego 3 część - Praca, piwo i łóżko</text:p>
          </table:table-cell>
          <table:table-cell office:value-type="float" office:value="1974">
            <text:p>1974</text:p>
          </table:table-cell>
          <table:table-cell office:value-type="string">
            <text:p>tt018227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2. Teil</text:p>
          </table:table-cell>
          <table:table-cell office:value-type="string">
            <text:p>Miłosne pozdrowienia od lederhosen część 2</text:p>
          </table:table-cell>
          <table:table-cell office:value-type="float" office:value="1974">
            <text:p>1974</text:p>
          </table:table-cell>
          <table:table-cell office:value-type="string">
            <text:p>tt01872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e and Death</text:p>
          </table:table-cell>
          <table:table-cell office:value-type="string">
            <text:p>Miłość i śmierć</text:p>
          </table:table-cell>
          <table:table-cell office:value-type="float" office:value="1975">
            <text:p>1975</text:p>
          </table:table-cell>
          <table:table-cell office:value-type="string">
            <text:p>tt00733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ench Connection II</text:p>
          </table:table-cell>
          <table:table-cell office:value-type="string">
            <text:p>Francuski łącznik II</text:p>
          </table:table-cell>
          <table:table-cell office:value-type="float" office:value="1975">
            <text:p>1975</text:p>
          </table:table-cell>
          <table:table-cell office:value-type="string">
            <text:p>tt00730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trongest Man in the World</text:p>
          </table:table-cell>
          <table:table-cell office:value-type="string">
            <text:p>Najsilniejszy mężczyzna na świecie</text:p>
          </table:table-cell>
          <table:table-cell office:value-type="float" office:value="1975">
            <text:p>1975</text:p>
          </table:table-cell>
          <table:table-cell office:value-type="string">
            <text:p>tt00737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llerball</text:p>
          </table:table-cell>
          <table:table-cell office:value-type="float" office:value="1975">
            <text:p>1975</text:p>
          </table:table-cell>
          <table:table-cell office:value-type="string">
            <text:p>tt00736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5: Der Kumpel läßt das Jucken nicht</text:p>
          </table:table-cell>
          <table:table-cell office:value-type="string">
            <text:p>Niech cię swędzi, kolego 5: Kolega nie pozwala na swędzenie</text:p>
          </table:table-cell>
          <table:table-cell office:value-type="float" office:value="1975">
            <text:p>1975</text:p>
          </table:table-cell>
          <table:table-cell office:value-type="string">
            <text:p>tt01833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Un genio, due compari, un pollo</text:p>
          </table:table-cell>
          <table:table-cell office:value-type="string">
            <text:p>Jeden geniusz, dwóch kumpli, jeden kurczak</text:p>
          </table:table-cell>
          <table:table-cell office:value-type="float" office:value="1975">
            <text:p>1975</text:p>
          </table:table-cell>
          <table:table-cell office:value-type="string">
            <text:p>tt00730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Zorro</text:p>
          </table:table-cell>
          <table:table-cell office:value-type="float" office:value="1975">
            <text:p>1975</text:p>
          </table:table-cell>
          <table:table-cell office:value-type="string">
            <text:p>tt00724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76">
            <text:p>1976</text:p>
          </table:table-cell>
          <table:table-cell office:value-type="string">
            <text:p>tt00747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ttle of Midway</text:p>
          </table:table-cell>
          <table:table-cell office:value-type="string">
            <text:p>Bitwa o Midway</text:p>
          </table:table-cell>
          <table:table-cell office:value-type="float" office:value="1976">
            <text:p>1976</text:p>
          </table:table-cell>
          <table:table-cell office:value-type="string">
            <text:p>tt00748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etwork</text:p>
          </table:table-cell>
          <table:table-cell office:value-type="string">
            <text:p>Sieć</text:p>
          </table:table-cell>
          <table:table-cell office:value-type="float" office:value="1976">
            <text:p>1976</text:p>
          </table:table-cell>
          <table:table-cell office:value-type="string">
            <text:p>tt00749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men</text:p>
          </table:table-cell>
          <table:table-cell office:value-type="string">
            <text:p>Omen</text:p>
          </table:table-cell>
          <table:table-cell office:value-type="float" office:value="1976">
            <text:p>1976</text:p>
          </table:table-cell>
          <table:table-cell office:value-type="string">
            <text:p>tt00750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'aile ou la cuisse</text:p>
          </table:table-cell>
          <table:table-cell office:value-type="string">
            <text:p>Skrzydełko czy nóżka</text:p>
          </table:table-cell>
          <table:table-cell office:value-type="float" office:value="1976">
            <text:p>1976</text:p>
          </table:table-cell>
          <table:table-cell office:value-type="string">
            <text:p>tt00741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nant</text:p>
          </table:table-cell>
          <table:table-cell office:value-type="string">
            <text:p>Lokator</text:p>
          </table:table-cell>
          <table:table-cell office:value-type="float" office:value="1976">
            <text:p>1976</text:p>
          </table:table-cell>
          <table:table-cell office:value-type="string">
            <text:p>tt00748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lose Encounters of the Third Kind</text:p>
          </table:table-cell>
          <table:table-cell office:value-type="string">
            <text:p>Bliskie spotkania trzeciego stopnia</text:p>
          </table:table-cell>
          <table:table-cell office:value-type="float" office:value="1977">
            <text:p>1977</text:p>
          </table:table-cell>
          <table:table-cell office:value-type="string">
            <text:p>tt00758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rca: The Killer Whale</text:p>
          </table:table-cell>
          <table:table-cell office:value-type="string">
            <text:p>Orka - Wieloryb zabójca</text:p>
          </table:table-cell>
          <table:table-cell office:value-type="float" office:value="1977">
            <text:p>1977</text:p>
          </table:table-cell>
          <table:table-cell office:value-type="string">
            <text:p>tt00765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ick i Jane</text:p>
          </table:table-cell>
          <table:table-cell office:value-type="float" office:value="1977">
            <text:p>1977</text:p>
          </table:table-cell>
          <table:table-cell office:value-type="string">
            <text:p>tt007605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abberwocky</text:p>
          </table:table-cell>
          <table:table-cell office:value-type="float" office:value="1977">
            <text:p>1977</text:p>
          </table:table-cell>
          <table:table-cell office:value-type="string">
            <text:p>tt00762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3: Sexexpress aus Oberbayern</text:p>
          </table:table-cell>
          <table:table-cell office:value-type="string">
            <text:p>Miłosne pozdrowienia od Lederhosen 3: Sexexpress z Górnej Bawarii</text:p>
          </table:table-cell>
          <table:table-cell office:value-type="float" office:value="1977">
            <text:p>1977</text:p>
          </table:table-cell>
          <table:table-cell office:value-type="string">
            <text:p>tt018882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aven Can Wait</text:p>
          </table:table-cell>
          <table:table-cell office:value-type="string">
            <text:p>Niebiosa mogą zaczekać</text:p>
          </table:table-cell>
          <table:table-cell office:value-type="float" office:value="1978">
            <text:p>1978</text:p>
          </table:table-cell>
          <table:table-cell office:value-type="string">
            <text:p>tt007766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łowców ciał</text:p>
          </table:table-cell>
          <table:table-cell office:value-type="float" office:value="1978">
            <text:p>1978</text:p>
          </table:table-cell>
          <table:table-cell office:value-type="string">
            <text:p>tt00777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mien: Omen II</text:p>
          </table:table-cell>
          <table:table-cell office:value-type="string">
            <text:p>Omen II</text:p>
          </table:table-cell>
          <table:table-cell office:value-type="float" office:value="1978">
            <text:p>1978</text:p>
          </table:table-cell>
          <table:table-cell office:value-type="string">
            <text:p>tt00773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4: Die versaute Hochzeitsnacht</text:p>
          </table:table-cell>
          <table:table-cell table:style-name="Default" office:value-type="string">
            <text:p>Miłosne pozdrowienia z lederhosen 4: Perwersyjna noc poślubna</text:p>
          </table:table-cell>
          <table:table-cell office:value-type="float" office:value="1978">
            <text:p>1978</text:p>
          </table:table-cell>
          <table:table-cell office:value-type="string">
            <text:p>tt01513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ing Greetings from the Lederhosen 5</text:p>
          </table:table-cell>
          <table:table-cell office:value-type="string">
            <text:p>Miłosne pozdrowienia od Lederhosen 5</text:p>
          </table:table-cell>
          <table:table-cell office:value-type="float" office:value="1978">
            <text:p>1978</text:p>
          </table:table-cell>
          <table:table-cell office:value-type="string">
            <text:p>tt01905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ramer vs. Kramer</text:p>
          </table:table-cell>
          <table:table-cell office:value-type="string">
            <text:p>Sprawa Kramerów</text:p>
          </table:table-cell>
          <table:table-cell office:value-type="float" office:value="1979">
            <text:p>1979</text:p>
          </table:table-cell>
          <table:table-cell office:value-type="string">
            <text:p>tt00794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ziesiątka</text:p>
          </table:table-cell>
          <table:table-cell office:value-type="float" office:value="1979">
            <text:p>1979</text:p>
          </table:table-cell>
          <table:table-cell office:value-type="string">
            <text:p>tt00787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194X</text:p>
          </table:table-cell>
          <table:table-cell office:value-type="float" office:value="1941">
            <text:p>1941</text:p>
          </table:table-cell>
          <table:table-cell office:value-type="float" office:value="1979">
            <text:p>1979</text:p>
          </table:table-cell>
          <table:table-cell office:value-type="string">
            <text:p>tt00787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79">
            <text:p>1979</text:p>
          </table:table-cell>
          <table:table-cell office:value-type="string">
            <text:p>tt00789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Horror Amityville</text:p>
          </table:table-cell>
          <table:table-cell office:value-type="float" office:value="1979">
            <text:p>1979</text:p>
          </table:table-cell>
          <table:table-cell office:value-type="string">
            <text:p>tt00787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ack Hole</text:p>
          </table:table-cell>
          <table:table-cell office:value-type="string">
            <text:p>Czarna dziura</text:p>
          </table:table-cell>
          <table:table-cell office:value-type="float" office:value="1979">
            <text:p>1979</text:p>
          </table:table-cell>
          <table:table-cell office:value-type="string">
            <text:p>tt00788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sferatu the Vampyre</text:p>
          </table:table-cell>
          <table:table-cell office:value-type="string">
            <text:p>Nosferatu – wampir</text:p>
          </table:table-cell>
          <table:table-cell office:value-type="float" office:value="1979">
            <text:p>1979</text:p>
          </table:table-cell>
          <table:table-cell office:value-type="string">
            <text:p>tt00796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t Les Extra-Terrestres</text:p>
          </table:table-cell>
          <table:table-cell office:value-type="string">
            <text:p>Żandarm i kosmici</text:p>
          </table:table-cell>
          <table:table-cell office:value-type="float" office:value="1979">
            <text:p>1979</text:p>
          </table:table-cell>
          <table:table-cell office:value-type="string">
            <text:p>tt00792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o sto con gli ippopotami</text:p>
          </table:table-cell>
          <table:table-cell office:value-type="string">
            <text:p>Jestem z hipopotamami</text:p>
          </table:table-cell>
          <table:table-cell office:value-type="float" office:value="1979">
            <text:p>1979</text:p>
          </table:table-cell>
          <table:table-cell office:value-type="string">
            <text:p>tt00793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ligula</text:p>
          </table:table-cell>
          <table:table-cell office:value-type="string">
            <text:p>Kaligula</text:p>
          </table:table-cell>
          <table:table-cell office:value-type="float" office:value="1979">
            <text:p>1979</text:p>
          </table:table-cell>
          <table:table-cell office:value-type="string">
            <text:p>tt00804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aven's Gate</text:p>
          </table:table-cell>
          <table:table-cell office:value-type="string">
            <text:p>Wrota niebios</text:p>
          </table:table-cell>
          <table:table-cell office:value-type="float" office:value="1980">
            <text:p>1980</text:p>
          </table:table-cell>
          <table:table-cell office:value-type="string">
            <text:p>tt00808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tardust Memories</text:p>
          </table:table-cell>
          <table:table-cell office:value-type="string">
            <text:p>Wspomnienia z gwiezdnego pyłu</text:p>
          </table:table-cell>
          <table:table-cell office:value-type="float" office:value="1980">
            <text:p>1980</text:p>
          </table:table-cell>
          <table:table-cell office:value-type="string">
            <text:p>tt00815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og</text:p>
          </table:table-cell>
          <table:table-cell office:value-type="string">
            <text:p>Mgła</text:p>
          </table:table-cell>
          <table:table-cell office:value-type="float" office:value="1980">
            <text:p>1980</text:p>
          </table:table-cell>
          <table:table-cell office:value-type="string">
            <text:p>tt00807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ermanent Vacation</text:p>
          </table:table-cell>
          <table:table-cell office:value-type="string">
            <text:p>Nieustające wakacje</text:p>
          </table:table-cell>
          <table:table-cell office:value-type="float" office:value="1981">
            <text:p>1981</text:p>
          </table:table-cell>
          <table:table-cell office:value-type="string">
            <text:p>tt008448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men III: The Final Conflict</text:p>
          </table:table-cell>
          <table:table-cell office:value-type="string">
            <text:p>Omen III: Ostatnie starcie</text:p>
          </table:table-cell>
          <table:table-cell office:value-type="float" office:value="1981">
            <text:p>1981</text:p>
          </table:table-cell>
          <table:table-cell office:value-type="string">
            <text:p>tt00823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laufen, Kumpel</text:p>
          </table:table-cell>
          <table:table-cell office:value-type="string">
            <text:p>Puszczaj, stary</text:p>
          </table:table-cell>
          <table:table-cell office:value-type="float" office:value="1981">
            <text:p>1981</text:p>
          </table:table-cell>
          <table:table-cell office:value-type="string">
            <text:p>tt00826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wamp Thing</text:p>
          </table:table-cell>
          <table:table-cell office:value-type="string">
            <text:p>Potwór z bagien</text:p>
          </table:table-cell>
          <table:table-cell office:value-type="float" office:value="1982">
            <text:p>1982</text:p>
          </table:table-cell>
          <table:table-cell office:value-type="string">
            <text:p>tt00847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Midsummer Night's Sex Comedy</text:p>
          </table:table-cell>
          <table:table-cell office:value-type="string">
            <text:p>Seks nocy letniej</text:p>
          </table:table-cell>
          <table:table-cell office:value-type="float" office:value="1982">
            <text:p>1982</text:p>
          </table:table-cell>
          <table:table-cell office:value-type="string">
            <text:p>tt00843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eepshow</text:p>
          </table:table-cell>
          <table:table-cell office:value-type="float" office:value="1982">
            <text:p>1982</text:p>
          </table:table-cell>
          <table:table-cell office:value-type="string">
            <text:p>tt00837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ityville II: The Possession</text:p>
          </table:table-cell>
          <table:table-cell office:value-type="string">
            <text:p>Amityville II: Opętanie</text:p>
          </table:table-cell>
          <table:table-cell office:value-type="float" office:value="1982">
            <text:p>1982</text:p>
          </table:table-cell>
          <table:table-cell office:value-type="string">
            <text:p>tt00835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6: Eine Mutter namens Waldemar</text:p>
          </table:table-cell>
          <table:table-cell office:value-type="string">
            <text:p>Miłosne pozdrowienia od Lederhosen 6 - Mama o imieniu Waldemar</text:p>
          </table:table-cell>
          <table:table-cell office:value-type="float" office:value="1982">
            <text:p>1982</text:p>
          </table:table-cell>
          <table:table-cell office:value-type="string">
            <text:p>tt01922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t les gendarmettes</text:p>
          </table:table-cell>
          <table:table-cell office:value-type="string">
            <text:p>Żandarm i policjantki</text:p>
          </table:table-cell>
          <table:table-cell office:value-type="float" office:value="1982">
            <text:p>1982</text:p>
          </table:table-cell>
          <table:table-cell office:value-type="string">
            <text:p>tt00839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Retour de Martin Guerre</text:p>
          </table:table-cell>
          <table:table-cell office:value-type="string">
            <text:p>Powrót Martina Guerre</text:p>
          </table:table-cell>
          <table:table-cell office:value-type="float" office:value="1982">
            <text:p>1982</text:p>
          </table:table-cell>
          <table:table-cell office:value-type="string">
            <text:p>tt008458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ux heures moins le quart avant Jésus-Christ</text:p>
          </table:table-cell>
          <table:table-cell office:value-type="string">
            <text:p>Kwadrans po drugiej przed Chrystusem</text:p>
          </table:table-cell>
          <table:table-cell office:value-type="float" office:value="1982">
            <text:p>1982</text:p>
          </table:table-cell>
          <table:table-cell office:value-type="string">
            <text:p>tt00838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reathless</text:p>
          </table:table-cell>
          <table:table-cell office:value-type="string">
            <text:p>Do utraty tchu</text:p>
          </table:table-cell>
          <table:table-cell office:value-type="float" office:value="1983">
            <text:p>1983</text:p>
          </table:table-cell>
          <table:table-cell office:value-type="string">
            <text:p>tt00852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ityville 3-D</text:p>
          </table:table-cell>
          <table:table-cell office:value-type="string">
            <text:p>Amityville III: Demon</text:p>
          </table:table-cell>
          <table:table-cell office:value-type="float" office:value="1983">
            <text:p>1983</text:p>
          </table:table-cell>
          <table:table-cell office:value-type="string">
            <text:p>tt008515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efoot Gen</text:p>
          </table:table-cell>
          <table:table-cell office:value-type="string">
            <text:p>Boso przez Hiroszimę 1</text:p>
          </table:table-cell>
          <table:table-cell office:value-type="float" office:value="1983">
            <text:p>1983</text:p>
          </table:table-cell>
          <table:table-cell office:value-type="string">
            <text:p>tt00852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irestarter</text:p>
          </table:table-cell>
          <table:table-cell office:value-type="string">
            <text:p>Podpalaczka</text:p>
          </table:table-cell>
          <table:table-cell office:value-type="float" office:value="1984">
            <text:p>1984</text:p>
          </table:table-cell>
          <table:table-cell office:value-type="string">
            <text:p>tt00872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Broadway Danny Rose</text:p>
          </table:table-cell>
          <table:table-cell office:value-type="float" office:value="1984">
            <text:p>1984</text:p>
          </table:table-cell>
          <table:table-cell office:value-type="string">
            <text:p>tt00870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ausicaä of the Valley of the Wind</text:p>
          </table:table-cell>
          <table:table-cell office:value-type="string">
            <text:p>Nausicaä z Doliny Wiatru</text:p>
          </table:table-cell>
          <table:table-cell office:value-type="float" office:value="1984">
            <text:p>1984</text:p>
          </table:table-cell>
          <table:table-cell office:value-type="string">
            <text:p>tt00875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andango</text:p>
          </table:table-cell>
          <table:table-cell office:value-type="float" office:value="1985">
            <text:p>1985</text:p>
          </table:table-cell>
          <table:table-cell office:value-type="string">
            <text:p>tt008912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Room with a View</text:p>
          </table:table-cell>
          <table:table-cell office:value-type="string">
            <text:p>Pokój z widokiem</text:p>
          </table:table-cell>
          <table:table-cell office:value-type="float" office:value="1985">
            <text:p>1985</text:p>
          </table:table-cell>
          <table:table-cell office:value-type="string">
            <text:p>tt00918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1986">
            <text:p>1986</text:p>
          </table:table-cell>
          <table:table-cell office:value-type="string">
            <text:p>tt00920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itters</text:p>
          </table:table-cell>
          <table:table-cell office:value-type="float" office:value="1986">
            <text:p>1986</text:p>
          </table:table-cell>
          <table:table-cell office:value-type="string">
            <text:p>tt00908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en the Wind Blows</text:p>
          </table:table-cell>
          <table:table-cell office:value-type="string">
            <text:p>A gdy zawieje wiatr</text:p>
          </table:table-cell>
          <table:table-cell office:value-type="float" office:value="1986">
            <text:p>1986</text:p>
          </table:table-cell>
          <table:table-cell office:value-type="string">
            <text:p>tt00903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efoot Gen 2</text:p>
          </table:table-cell>
          <table:table-cell office:value-type="string">
            <text:p>Boso przez Hiroszimę 2</text:p>
          </table:table-cell>
          <table:table-cell office:value-type="float" office:value="1986">
            <text:p>1986</text:p>
          </table:table-cell>
          <table:table-cell office:value-type="string">
            <text:p>tt017135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onster Squad</text:p>
          </table:table-cell>
          <table:table-cell office:value-type="string">
            <text:p>Łowcy potworów</text:p>
          </table:table-cell>
          <table:table-cell office:value-type="float" office:value="1987">
            <text:p>1987</text:p>
          </table:table-cell>
          <table:table-cell office:value-type="string">
            <text:p>tt00935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xanne</text:p>
          </table:table-cell>
          <table:table-cell office:value-type="float" office:value="1987">
            <text:p>1987</text:p>
          </table:table-cell>
          <table:table-cell office:value-type="string">
            <text:p>tt009388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Ishtar</text:p>
          </table:table-cell>
          <table:table-cell office:value-type="float" office:value="1987">
            <text:p>1987</text:p>
          </table:table-cell>
          <table:table-cell office:value-type="string">
            <text:p>tt00932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st Boys</text:p>
          </table:table-cell>
          <table:table-cell office:value-type="string">
            <text:p>Straceni chłopcy</text:p>
          </table:table-cell>
          <table:table-cell office:value-type="float" office:value="1987">
            <text:p>1987</text:p>
          </table:table-cell>
          <table:table-cell office:value-type="string">
            <text:p>tt00934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ccused</text:p>
          </table:table-cell>
          <table:table-cell office:value-type="string">
            <text:p>Oskarżeni</text:p>
          </table:table-cell>
          <table:table-cell office:value-type="float" office:value="1988">
            <text:p>1988</text:p>
          </table:table-cell>
          <table:table-cell office:value-type="string">
            <text:p>tt00946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itters 2</text:p>
          </table:table-cell>
          <table:table-cell office:value-type="float" office:value="1988">
            <text:p>1988</text:p>
          </table:table-cell>
          <table:table-cell office:value-type="string">
            <text:p>tt00949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ller Klowns from Outer Space</text:p>
          </table:table-cell>
          <table:table-cell office:value-type="string">
            <text:p>Mordercze klowny z kosmosu</text:p>
          </table:table-cell>
          <table:table-cell office:value-type="float" office:value="1988">
            <text:p>1988</text:p>
          </table:table-cell>
          <table:table-cell office:value-type="string">
            <text:p>tt00954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The Blob – Plazma</text:p>
          </table:table-cell>
          <table:table-cell office:value-type="float" office:value="1988">
            <text:p>1988</text:p>
          </table:table-cell>
          <table:table-cell office:value-type="string">
            <text:p>tt009476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ways</text:p>
          </table:table-cell>
          <table:table-cell office:value-type="string">
            <text:p>Na zawsze</text:p>
          </table:table-cell>
          <table:table-cell office:value-type="float" office:value="1989">
            <text:p>1989</text:p>
          </table:table-cell>
          <table:table-cell office:value-type="string">
            <text:p>tt00967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89">
            <text:p>1989</text:p>
          </table:table-cell>
          <table:table-cell office:value-type="string">
            <text:p>tt00986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at Balls of Fire!</text:p>
          </table:table-cell>
          <table:table-cell office:value-type="string">
            <text:p>Wielkie kule ognia</text:p>
          </table:table-cell>
          <table:table-cell office:value-type="float" office:value="1989">
            <text:p>1989</text:p>
          </table:table-cell>
          <table:table-cell office:value-type="string">
            <text:p>tt009745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ly II</text:p>
          </table:table-cell>
          <table:table-cell office:value-type="string">
            <text:p>Mucha II</text:p>
          </table:table-cell>
          <table:table-cell office:value-type="float" office:value="1989">
            <text:p>1989</text:p>
          </table:table-cell>
          <table:table-cell office:value-type="string">
            <text:p>tt00973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l Dogs Go to Heaven</text:p>
          </table:table-cell>
          <table:table-cell office:value-type="string">
            <text:p>Wszystkie psy idą do nieba</text:p>
          </table:table-cell>
          <table:table-cell office:value-type="float" office:value="1989">
            <text:p>1989</text:p>
          </table:table-cell>
          <table:table-cell office:value-type="string">
            <text:p>tt00967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lory</text:p>
          </table:table-cell>
          <table:table-cell office:value-type="string">
            <text:p>Chwała</text:p>
          </table:table-cell>
          <table:table-cell office:value-type="float" office:value="1989">
            <text:p>1989</text:p>
          </table:table-cell>
          <table:table-cell office:value-type="string">
            <text:p>tt00974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ystery Train</text:p>
          </table:table-cell>
          <table:table-cell office:value-type="float" office:value="1989">
            <text:p>1989</text:p>
          </table:table-cell>
          <table:table-cell office:value-type="string">
            <text:p>tt009794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rimes and Misdemeanors</text:p>
          </table:table-cell>
          <table:table-cell office:value-type="string">
            <text:p>Zbrodnie i wykroczenia</text:p>
          </table:table-cell>
          <table:table-cell office:value-type="float" office:value="1989">
            <text:p>1989</text:p>
          </table:table-cell>
          <table:table-cell office:value-type="string">
            <text:p>tt00971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en Card</text:p>
          </table:table-cell>
          <table:table-cell office:value-type="string">
            <text:p>Zielona karta</text:p>
          </table:table-cell>
          <table:table-cell office:value-type="float" office:value="1990">
            <text:p>1990</text:p>
          </table:table-cell>
          <table:table-cell office:value-type="string">
            <text:p>tt00996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atherface: The Texas Chainsaw Massacre III</text:p>
          </table:table-cell>
          <table:table-cell office:value-type="string">
            <text:p>Teksańska masakra piłą mechaniczną III</text:p>
          </table:table-cell>
          <table:table-cell office:value-type="float" office:value="1990">
            <text:p>1990</text:p>
          </table:table-cell>
          <table:table-cell office:value-type="string">
            <text:p>tt00999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emors</text:p>
          </table:table-cell>
          <table:table-cell office:value-type="string">
            <text:p>Wstrząsy</text:p>
          </table:table-cell>
          <table:table-cell office:value-type="float" office:value="1990">
            <text:p>1990</text:p>
          </table:table-cell>
          <table:table-cell office:value-type="string">
            <text:p>tt01008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7 - Kokosnüsse und Bananen</text:p>
          </table:table-cell>
          <table:table-cell office:value-type="string">
            <text:p>Miłosne pozdrowienia od lederhosen 7 - Kokosy i banany</text:p>
          </table:table-cell>
          <table:table-cell office:value-type="float" office:value="1990">
            <text:p>1990</text:p>
          </table:table-cell>
          <table:table-cell office:value-type="string">
            <text:p>tt02899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 Hired a Contract Killer</text:p>
          </table:table-cell>
          <table:table-cell office:value-type="string">
            <text:p>Wynająłem płatnego mordercę</text:p>
          </table:table-cell>
          <table:table-cell office:value-type="float" office:value="1990">
            <text:p>1990</text:p>
          </table:table-cell>
          <table:table-cell office:value-type="string">
            <text:p>tt00998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aid</text:p>
          </table:table-cell>
          <table:table-cell office:value-type="string">
            <text:p>The Raid – Nalot</text:p>
          </table:table-cell>
          <table:table-cell office:value-type="float" office:value="1991">
            <text:p>1991</text:p>
          </table:table-cell>
          <table:table-cell office:value-type="string">
            <text:p>tt01015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neakers</text:p>
          </table:table-cell>
          <table:table-cell office:value-type="string">
            <text:p>Włamywacze</text:p>
          </table:table-cell>
          <table:table-cell office:value-type="float" office:value="1992">
            <text:p>1992</text:p>
          </table:table-cell>
          <table:table-cell office:value-type="string">
            <text:p>tt01054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andyman</text:p>
          </table:table-cell>
          <table:table-cell office:value-type="float" office:value="1992">
            <text:p>1992</text:p>
          </table:table-cell>
          <table:table-cell office:value-type="string">
            <text:p>tt01039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orco Rosso</text:p>
          </table:table-cell>
          <table:table-cell office:value-type="string">
            <text:p>Szkarłatny pilot</text:p>
          </table:table-cell>
          <table:table-cell office:value-type="float" office:value="1992">
            <text:p>1992</text:p>
          </table:table-cell>
          <table:table-cell office:value-type="string">
            <text:p>tt01046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enace II Society</text:p>
          </table:table-cell>
          <table:table-cell office:value-type="string">
            <text:p>Zagrożenie dla społeczeństwa</text:p>
          </table:table-cell>
          <table:table-cell office:value-type="float" office:value="1993">
            <text:p>1993</text:p>
          </table:table-cell>
          <table:table-cell office:value-type="string">
            <text:p>tt01075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other Stakeout</text:p>
          </table:table-cell>
          <table:table-cell office:value-type="string">
            <text:p>Nowa zasadzka</text:p>
          </table:table-cell>
          <table:table-cell office:value-type="float" office:value="1993">
            <text:p>1993</text:p>
          </table:table-cell>
          <table:table-cell office:value-type="string">
            <text:p>tt01062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93">
            <text:p>1993</text:p>
          </table:table-cell>
          <table:table-cell office:value-type="string">
            <text:p>tt01102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Girl 2</text:p>
          </table:table-cell>
          <table:table-cell office:value-type="string">
            <text:p>Moja dziewczyna 2</text:p>
          </table:table-cell>
          <table:table-cell office:value-type="float" office:value="1994">
            <text:p>1994</text:p>
          </table:table-cell>
          <table:table-cell office:value-type="string">
            <text:p>tt01106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ssie: Best Friends are Forever</text:p>
          </table:table-cell>
          <table:table-cell office:value-type="string">
            <text:p>Lassie</text:p>
          </table:table-cell>
          <table:table-cell office:value-type="float" office:value="1994">
            <text:p>1994</text:p>
          </table:table-cell>
          <table:table-cell office:value-type="string">
            <text:p>tt01103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ary Shelley's Frankenstein</text:p>
          </table:table-cell>
          <table:table-cell office:value-type="string">
            <text:p>Frankenstein</text:p>
          </table:table-cell>
          <table:table-cell office:value-type="float" office:value="1994">
            <text:p>1994</text:p>
          </table:table-cell>
          <table:table-cell office:value-type="string">
            <text:p>tt01098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Brainscan</text:p>
          </table:table-cell>
          <table:table-cell office:value-type="float" office:value="1994">
            <text:p>1994</text:p>
          </table:table-cell>
          <table:table-cell office:value-type="string">
            <text:p>tt01093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ighty Aphrodite</text:p>
          </table:table-cell>
          <table:table-cell office:value-type="string">
            <text:p>Jej wysokość Afrodyta</text:p>
          </table:table-cell>
          <table:table-cell office:value-type="float" office:value="1995">
            <text:p>1995</text:p>
          </table:table-cell>
          <table:table-cell office:value-type="string">
            <text:p>tt01138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eturn of the Texas Chainsaw Massacre</text:p>
          </table:table-cell>
          <table:table-cell office:value-type="string">
            <text:p>Teksańska masakra piłą mechaniczną: Następne pokolenie</text:p>
          </table:table-cell>
          <table:table-cell office:value-type="float" office:value="1995">
            <text:p>1995</text:p>
          </table:table-cell>
          <table:table-cell office:value-type="string">
            <text:p>tt01109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ndyman 2: Farewell to the Flesh</text:p>
          </table:table-cell>
          <table:table-cell office:value-type="string">
            <text:p>Candyman 2: Pożegnanie z ciałem</text:p>
          </table:table-cell>
          <table:table-cell office:value-type="float" office:value="1995">
            <text:p>1995</text:p>
          </table:table-cell>
          <table:table-cell office:value-type="string">
            <text:p>tt01126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isper of the Heart</text:p>
          </table:table-cell>
          <table:table-cell office:value-type="string">
            <text:p>Szept serca</text:p>
          </table:table-cell>
          <table:table-cell office:value-type="float" office:value="1995">
            <text:p>1995</text:p>
          </table:table-cell>
          <table:table-cell office:value-type="string">
            <text:p>tt01138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ng Kiss Goodnight</text:p>
          </table:table-cell>
          <table:table-cell office:value-type="string">
            <text:p>Długi pocałunek na dobranoc</text:p>
          </table:table-cell>
          <table:table-cell office:value-type="float" office:value="1996">
            <text:p>1996</text:p>
          </table:table-cell>
          <table:table-cell office:value-type="string">
            <text:p>tt01169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l Dogs Go to Heaven 2</text:p>
          </table:table-cell>
          <table:table-cell office:value-type="string">
            <text:p>Wszystkie psy idą do nieba 2</text:p>
          </table:table-cell>
          <table:table-cell office:value-type="float" office:value="1996">
            <text:p>1996</text:p>
          </table:table-cell>
          <table:table-cell office:value-type="string">
            <text:p>tt01155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b Wire</text:p>
          </table:table-cell>
          <table:table-cell office:value-type="string">
            <text:p>Żyleta</text:p>
          </table:table-cell>
          <table:table-cell office:value-type="float" office:value="1996">
            <text:p>1996</text:p>
          </table:table-cell>
          <table:table-cell office:value-type="string">
            <text:p>tt01156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llraiser IV: Bloodline</text:p>
          </table:table-cell>
          <table:table-cell office:value-type="string">
            <text:p>Hellraiser IV: Dziedzictwo krwi</text:p>
          </table:table-cell>
          <table:table-cell office:value-type="float" office:value="1996">
            <text:p>1996</text:p>
          </table:table-cell>
          <table:table-cell office:value-type="string">
            <text:p>tt01165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Hamlet</text:p>
          </table:table-cell>
          <table:table-cell office:value-type="float" office:value="1996">
            <text:p>1996</text:p>
          </table:table-cell>
          <table:table-cell office:value-type="string">
            <text:p>tt01164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auas pilvet karkaavat</text:p>
          </table:table-cell>
          <table:table-cell office:value-type="string">
            <text:p>Dryfujące obłoki</text:p>
          </table:table-cell>
          <table:table-cell office:value-type="float" office:value="1996">
            <text:p>1996</text:p>
          </table:table-cell>
          <table:table-cell office:value-type="string">
            <text:p>tt01167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ven Years in Tibet</text:p>
          </table:table-cell>
          <table:table-cell office:value-type="string">
            <text:p>Siedem lat w Tybecie</text:p>
          </table:table-cell>
          <table:table-cell office:value-type="float" office:value="1997">
            <text:p>1997</text:p>
          </table:table-cell>
          <table:table-cell office:value-type="string">
            <text:p>tt01201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ostman</text:p>
          </table:table-cell>
          <table:table-cell office:value-type="string">
            <text:p>Wysłannik przyszłości</text:p>
          </table:table-cell>
          <table:table-cell office:value-type="float" office:value="1997">
            <text:p>1997</text:p>
          </table:table-cell>
          <table:table-cell office:value-type="string">
            <text:p>tt01199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97">
            <text:p>1997</text:p>
          </table:table-cell>
          <table:table-cell office:value-type="string">
            <text:p>tt01195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vent Horizon</text:p>
          </table:table-cell>
          <table:table-cell office:value-type="string">
            <text:p>Ukryty wymiar</text:p>
          </table:table-cell>
          <table:table-cell office:value-type="float" office:value="1997">
            <text:p>1997</text:p>
          </table:table-cell>
          <table:table-cell office:value-type="string">
            <text:p>tt01190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rtal Kombat Annihilation</text:p>
          </table:table-cell>
          <table:table-cell office:value-type="string">
            <text:p>Mortal Kombat 2: Unicestwienie</text:p>
          </table:table-cell>
          <table:table-cell office:value-type="float" office:value="1997">
            <text:p>1997</text:p>
          </table:table-cell>
          <table:table-cell office:value-type="string">
            <text:p>tt011970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office:value-type="string">
            <text:p>Bezsenność</text:p>
          </table:table-cell>
          <table:table-cell office:value-type="float" office:value="1997">
            <text:p>1997</text:p>
          </table:table-cell>
          <table:table-cell office:value-type="string">
            <text:p>tt01193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Nie wierzcie bliźniaczkom</text:p>
          </table:table-cell>
          <table:table-cell office:value-type="float" office:value="1998">
            <text:p>1998</text:p>
          </table:table-cell>
          <table:table-cell office:value-type="string">
            <text:p>tt01207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ider House Rules</text:p>
          </table:table-cell>
          <table:table-cell office:value-type="string">
            <text:p>Wbrew regułom</text:p>
          </table:table-cell>
          <table:table-cell office:value-type="float" office:value="1999">
            <text:p>1999</text:p>
          </table:table-cell>
          <table:table-cell office:value-type="string">
            <text:p>tt01243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naluise &amp; Anton</text:p>
          </table:table-cell>
          <table:table-cell office:value-type="string">
            <text:p>Kruszynka i Antoś</text:p>
          </table:table-cell>
          <table:table-cell office:value-type="float" office:value="1999">
            <text:p>1999</text:p>
          </table:table-cell>
          <table:table-cell office:value-type="string">
            <text:p>tt01619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onnenallee</text:p>
          </table:table-cell>
          <table:table-cell office:value-type="string">
            <text:p>Słoneczna Aleja</text:p>
          </table:table-cell>
          <table:table-cell office:value-type="float" office:value="1999">
            <text:p>1999</text:p>
          </table:table-cell>
          <table:table-cell office:value-type="string">
            <text:p>tt01772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mall Time Crooks</text:p>
          </table:table-cell>
          <table:table-cell office:value-type="string">
            <text:p>Drobne cwaniaczki</text:p>
          </table:table-cell>
          <table:table-cell office:value-type="float" office:value="2000">
            <text:p>2000</text:p>
          </table:table-cell>
          <table:table-cell office:value-type="string">
            <text:p>tt01962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oad Trip</text:p>
          </table:table-cell>
          <table:table-cell office:value-type="string">
            <text:p>Ostra jazda</text:p>
          </table:table-cell>
          <table:table-cell office:value-type="float" office:value="2000">
            <text:p>2000</text:p>
          </table:table-cell>
          <table:table-cell office:value-type="string">
            <text:p>tt02151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itan A.E.</text:p>
          </table:table-cell>
          <table:table-cell office:value-type="string">
            <text:p>Titan: Nowa Ziemia</text:p>
          </table:table-cell>
          <table:table-cell office:value-type="float" office:value="2000">
            <text:p>2000</text:p>
          </table:table-cell>
          <table:table-cell office:value-type="string">
            <text:p>tt0120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Quills</text:p>
          </table:table-cell>
          <table:table-cell office:value-type="string">
            <text:p>Zatrute pióro</text:p>
          </table:table-cell>
          <table:table-cell office:value-type="float" office:value="2000">
            <text:p>2000</text:p>
          </table:table-cell>
          <table:table-cell office:value-type="string">
            <text:p>tt01800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ise-moi</text:p>
          </table:table-cell>
          <table:table-cell office:value-type="string">
            <text:p>Gwałt</text:p>
          </table:table-cell>
          <table:table-cell office:value-type="float" office:value="2000">
            <text:p>2000</text:p>
          </table:table-cell>
          <table:table-cell office:value-type="string">
            <text:p>tt024938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ry Potter and the Philosopher's Stone</text:p>
          </table:table-cell>
          <table:table-cell office:value-type="string">
            <text:p>Harry Potter i Kamień Filozoficzny</text:p>
          </table:table-cell>
          <table:table-cell office:value-type="float" office:value="2001">
            <text:p>2001</text:p>
          </table:table-cell>
          <table:table-cell office:value-type="string">
            <text:p>tt02415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sters, Inc.</text:p>
          </table:table-cell>
          <table:table-cell office:value-type="string">
            <text:p>Potwory i spółka</text:p>
          </table:table-cell>
          <table:table-cell office:value-type="float" office:value="2001">
            <text:p>2001</text:p>
          </table:table-cell>
          <table:table-cell office:value-type="string">
            <text:p>tt01987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hrek</text:p>
          </table:table-cell>
          <table:table-cell office:value-type="float" office:value="2001">
            <text:p>2001</text:p>
          </table:table-cell>
          <table:table-cell office:value-type="string">
            <text:p>tt01260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cean's Eleven</text:p>
          </table:table-cell>
          <table:table-cell office:value-type="string">
            <text:p>Ocean's Eleven: Ryzykowna gra</text:p>
          </table:table-cell>
          <table:table-cell office:value-type="float" office:value="2001">
            <text:p>2001</text:p>
          </table:table-cell>
          <table:table-cell office:value-type="string">
            <text:p>tt024077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Pearl Harbor</text:p>
          </table:table-cell>
          <table:table-cell office:value-type="float" office:value="2001">
            <text:p>2001</text:p>
          </table:table-cell>
          <table:table-cell office:value-type="string">
            <text:p>tt02131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ush Hour 2</text:p>
          </table:table-cell>
          <table:table-cell office:value-type="string">
            <text:p>Godziny szczytu 2</text:p>
          </table:table-cell>
          <table:table-cell office:value-type="float" office:value="2001">
            <text:p>2001</text:p>
          </table:table-cell>
          <table:table-cell office:value-type="string">
            <text:p>tt02669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Beautiful Mind</text:p>
          </table:table-cell>
          <table:table-cell office:value-type="string">
            <text:p>Piękny umysł</text:p>
          </table:table-cell>
          <table:table-cell office:value-type="float" office:value="2001">
            <text:p>2001</text:p>
          </table:table-cell>
          <table:table-cell office:value-type="string">
            <text:p>tt02689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oulin Rouge!</text:p>
          </table:table-cell>
          <table:table-cell office:value-type="float" office:value="2001">
            <text:p>2001</text:p>
          </table:table-cell>
          <table:table-cell office:value-type="string">
            <text:p>tt02030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cary Movie 2</text:p>
          </table:table-cell>
          <table:table-cell office:value-type="string">
            <text:p>Straszny film 2</text:p>
          </table:table-cell>
          <table:table-cell office:value-type="float" office:value="2001">
            <text:p>2001</text:p>
          </table:table-cell>
          <table:table-cell office:value-type="string">
            <text:p>tt02571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nemy at the Gates</text:p>
          </table:table-cell>
          <table:table-cell office:value-type="string">
            <text:p>Wróg u bram</text:p>
          </table:table-cell>
          <table:table-cell office:value-type="float" office:value="2001">
            <text:p>2001</text:p>
          </table:table-cell>
          <table:table-cell office:value-type="string">
            <text:p>tt02157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rendipity</text:p>
          </table:table-cell>
          <table:table-cell office:value-type="string">
            <text:p>Igraszki losu</text:p>
          </table:table-cell>
          <table:table-cell office:value-type="float" office:value="2001">
            <text:p>2001</text:p>
          </table:table-cell>
          <table:table-cell office:value-type="string">
            <text:p>tt024089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rocodile Dundee in Los Angeles</text:p>
          </table:table-cell>
          <table:table-cell office:value-type="string">
            <text:p>Krokodyl Dundee w Los Angeles</text:p>
          </table:table-cell>
          <table:table-cell office:value-type="float" office:value="2001">
            <text:p>2001</text:p>
          </table:table-cell>
          <table:table-cell office:value-type="string">
            <text:p>tt02314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onnie Darko</text:p>
          </table:table-cell>
          <table:table-cell office:value-type="float" office:value="2001">
            <text:p>2001</text:p>
          </table:table-cell>
          <table:table-cell office:value-type="string">
            <text:p>tt02465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ason X</text:p>
          </table:table-cell>
          <table:table-cell office:value-type="float" office:value="2001">
            <text:p>2001</text:p>
          </table:table-cell>
          <table:table-cell office:value-type="string">
            <text:p>tt021144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ridget Jones's Diary</text:p>
          </table:table-cell>
          <table:table-cell office:value-type="string">
            <text:p>Dziennik Bridget Jones</text:p>
          </table:table-cell>
          <table:table-cell office:value-type="float" office:value="2001">
            <text:p>2001</text:p>
          </table:table-cell>
          <table:table-cell office:value-type="string">
            <text:p>tt02431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ara Croft: Tomb Raider</text:p>
          </table:table-cell>
          <table:table-cell office:value-type="float" office:value="2001">
            <text:p>2001</text:p>
          </table:table-cell>
          <table:table-cell office:value-type="string">
            <text:p>tt01463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2001">
            <text:p>2001</text:p>
          </table:table-cell>
          <table:table-cell office:value-type="string">
            <text:p>tt02325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r. Dolittle 2</text:p>
          </table:table-cell>
          <table:table-cell office:value-type="string">
            <text:p>Dr Dolittle 2</text:p>
          </table:table-cell>
          <table:table-cell office:value-type="float" office:value="2001">
            <text:p>2001</text:p>
          </table:table-cell>
          <table:table-cell office:value-type="string">
            <text:p>tt02404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ts &amp; Dogs</text:p>
          </table:table-cell>
          <table:table-cell office:value-type="string">
            <text:p>Psy i koty</text:p>
          </table:table-cell>
          <table:table-cell office:value-type="float" office:value="2001">
            <text:p>2001</text:p>
          </table:table-cell>
          <table:table-cell office:value-type="string">
            <text:p>tt02393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tlantis: The Lost Empire</text:p>
          </table:table-cell>
          <table:table-cell office:value-type="string">
            <text:p>Atlantyda - Zaginiony ląd</text:p>
          </table:table-cell>
          <table:table-cell office:value-type="float" office:value="2001">
            <text:p>2001</text:p>
          </table:table-cell>
          <table:table-cell office:value-type="string">
            <text:p>tt02300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ate &amp; Leopold</text:p>
          </table:table-cell>
          <table:table-cell office:value-type="string">
            <text:p>Kate i Leopold</text:p>
          </table:table-cell>
          <table:table-cell office:value-type="float" office:value="2001">
            <text:p>2001</text:p>
          </table:table-cell>
          <table:table-cell office:value-type="string">
            <text:p>tt01592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thers</text:p>
          </table:table-cell>
          <table:table-cell office:value-type="string">
            <text:p>Inni</text:p>
          </table:table-cell>
          <table:table-cell office:value-type="float" office:value="2001">
            <text:p>2001</text:p>
          </table:table-cell>
          <table:table-cell office:value-type="string">
            <text:p>tt02306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y Kids</text:p>
          </table:table-cell>
          <table:table-cell office:value-type="string">
            <text:p>Mali agenci</text:p>
          </table:table-cell>
          <table:table-cell office:value-type="float" office:value="2001">
            <text:p>2001</text:p>
          </table:table-cell>
          <table:table-cell office:value-type="string">
            <text:p>tt022753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ave the Last Dance</text:p>
          </table:table-cell>
          <table:table-cell office:value-type="string">
            <text:p>W rytmie hip-hopu</text:p>
          </table:table-cell>
          <table:table-cell office:value-type="float" office:value="2001">
            <text:p>2001</text:p>
          </table:table-cell>
          <table:table-cell office:value-type="string">
            <text:p>tt02062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urse of the Jade Scorpion</text:p>
          </table:table-cell>
          <table:table-cell office:value-type="string">
            <text:p>Klątwa skorpiona</text:p>
          </table:table-cell>
          <table:table-cell office:value-type="float" office:value="2001">
            <text:p>2001</text:p>
          </table:table-cell>
          <table:table-cell office:value-type="string">
            <text:p>tt02565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ster's Ball</text:p>
          </table:table-cell>
          <table:table-cell office:value-type="string">
            <text:p>Czekając na wyrok</text:p>
          </table:table-cell>
          <table:table-cell office:value-type="float" office:value="2001">
            <text:p>2001</text:p>
          </table:table-cell>
          <table:table-cell office:value-type="string">
            <text:p>tt02857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s Visiteurs en Amérique</text:p>
          </table:table-cell>
          <table:table-cell office:value-type="string">
            <text:p>Goście w Ameryce</text:p>
          </table:table-cell>
          <table:table-cell office:value-type="float" office:value="2001">
            <text:p>2001</text:p>
          </table:table-cell>
          <table:table-cell office:value-type="string">
            <text:p>tt01891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aking Life</text:p>
          </table:table-cell>
          <table:table-cell office:value-type="string">
            <text:p>Życie świadome</text:p>
          </table:table-cell>
          <table:table-cell office:value-type="float" office:value="2001">
            <text:p>2001</text:p>
          </table:table-cell>
          <table:table-cell office:value-type="string">
            <text:p>tt02430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01">
            <text:p>2001</text:p>
          </table:table-cell>
          <table:table-cell office:value-type="string">
            <text:p>tt02502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2001">
            <text:p>2001</text:p>
          </table:table-cell>
          <table:table-cell office:value-type="string">
            <text:p>tt02567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timité</text:p>
          </table:table-cell>
          <table:table-cell office:value-type="string">
            <text:p>Intymność</text:p>
          </table:table-cell>
          <table:table-cell office:value-type="float" office:value="2001">
            <text:p>2001</text:p>
          </table:table-cell>
          <table:table-cell office:value-type="string">
            <text:p>tt02561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ucía y el sexo</text:p>
          </table:table-cell>
          <table:table-cell office:value-type="string">
            <text:p>Lucia i seks</text:p>
          </table:table-cell>
          <table:table-cell office:value-type="float" office:value="2001">
            <text:p>2001</text:p>
          </table:table-cell>
          <table:table-cell office:value-type="string">
            <text:p>tt0254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etropolis</text:p>
          </table:table-cell>
          <table:table-cell office:value-type="string">
            <text:p>Metoroporisu</text:p>
          </table:table-cell>
          <table:table-cell office:value-type="float" office:value="2001">
            <text:p>2001</text:p>
          </table:table-cell>
          <table:table-cell office:value-type="string">
            <text:p>tt02934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okémon 4Ever: Celebi - Voice of the Forest</text:p>
          </table:table-cell>
          <table:table-cell office:value-type="string">
            <text:p>Pokémon 4 - Głos Lasu</text:p>
          </table:table-cell>
          <table:table-cell office:value-type="float" office:value="2001">
            <text:p>2001</text:p>
          </table:table-cell>
          <table:table-cell office:value-type="string">
            <text:p>tt02876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owboy Bebop: The Movie</text:p>
          </table:table-cell>
          <table:table-cell office:value-type="string">
            <text:p>Kowboj Bebop: Pukając do nieba bram</text:p>
          </table:table-cell>
          <table:table-cell office:value-type="float" office:value="2001">
            <text:p>2001</text:p>
          </table:table-cell>
          <table:table-cell office:value-type="string">
            <text:p>tt02752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irited Away</text:p>
          </table:table-cell>
          <table:table-cell office:value-type="string">
            <text:p>Spirited Away: W krainie bogów</text:p>
          </table:table-cell>
          <table:table-cell office:value-type="float" office:value="2001">
            <text:p>2001</text:p>
          </table:table-cell>
          <table:table-cell office:value-type="string">
            <text:p>tt02454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ry Potter and the Chamber of Secrets</text:p>
          </table:table-cell>
          <table:table-cell office:value-type="string">
            <text:p>Harry Potter i Komnata Tajemnic</text:p>
          </table:table-cell>
          <table:table-cell office:value-type="float" office:value="2002">
            <text:p>2002</text:p>
          </table:table-cell>
          <table:table-cell office:value-type="string">
            <text:p>tt02952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pider-Man</text:p>
          </table:table-cell>
          <table:table-cell office:value-type="float" office:value="2002">
            <text:p>2002</text:p>
          </table:table-cell>
          <table:table-cell office:value-type="string">
            <text:p>tt01454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gns</text:p>
          </table:table-cell>
          <table:table-cell office:value-type="string">
            <text:p>Znaki</text:p>
          </table:table-cell>
          <table:table-cell office:value-type="float" office:value="2002">
            <text:p>2002</text:p>
          </table:table-cell>
          <table:table-cell office:value-type="string">
            <text:p>tt02861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Big Fat Greek Wedding</text:p>
          </table:table-cell>
          <table:table-cell office:value-type="string">
            <text:p>Moje wielkie greckie wesele</text:p>
          </table:table-cell>
          <table:table-cell office:value-type="float" office:value="2002">
            <text:p>2002</text:p>
          </table:table-cell>
          <table:table-cell office:value-type="string">
            <text:p>tt02594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tch Me If You Can</text:p>
          </table:table-cell>
          <table:table-cell office:value-type="string">
            <text:p>Złap mnie, jeśli potrafisz</text:p>
          </table:table-cell>
          <table:table-cell office:value-type="float" office:value="2002">
            <text:p>2002</text:p>
          </table:table-cell>
          <table:table-cell office:value-type="string">
            <text:p>tt026446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angs of New York</text:p>
          </table:table-cell>
          <table:table-cell office:value-type="string">
            <text:p>Gangi Nowego Jorku</text:p>
          </table:table-cell>
          <table:table-cell office:value-type="float" office:value="2002">
            <text:p>2002</text:p>
          </table:table-cell>
          <table:table-cell office:value-type="string">
            <text:p>tt02175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oad to Perdition</text:p>
          </table:table-cell>
          <table:table-cell office:value-type="string">
            <text:p>Droga do zatracenia</text:p>
          </table:table-cell>
          <table:table-cell office:value-type="float" office:value="2002">
            <text:p>2002</text:p>
          </table:table-cell>
          <table:table-cell office:value-type="string">
            <text:p>tt02570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ime Machine</text:p>
          </table:table-cell>
          <table:table-cell office:value-type="string">
            <text:p>Wehikuł czasu</text:p>
          </table:table-cell>
          <table:table-cell office:value-type="float" office:value="2002">
            <text:p>2002</text:p>
          </table:table-cell>
          <table:table-cell office:value-type="string">
            <text:p>tt02686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olaris</text:p>
          </table:table-cell>
          <table:table-cell office:value-type="float" office:value="2002">
            <text:p>2002</text:p>
          </table:table-cell>
          <table:table-cell office:value-type="string">
            <text:p>tt030747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en in Black II</text:p>
          </table:table-cell>
          <table:table-cell office:value-type="float" office:value="2002">
            <text:p>2002</text:p>
          </table:table-cell>
          <table:table-cell office:value-type="string">
            <text:p>tt01209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hicago</text:p>
          </table:table-cell>
          <table:table-cell office:value-type="float" office:value="2002">
            <text:p>2002</text:p>
          </table:table-cell>
          <table:table-cell office:value-type="string">
            <text:p>tt02996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ustin Powers in Goldmember</text:p>
          </table:table-cell>
          <table:table-cell office:value-type="string">
            <text:p>Austin Powers i Złoty Członek</text:p>
          </table:table-cell>
          <table:table-cell office:value-type="float" office:value="2002">
            <text:p>2002</text:p>
          </table:table-cell>
          <table:table-cell office:value-type="string">
            <text:p>tt02951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xXx</text:p>
          </table:table-cell>
          <table:table-cell office:value-type="float" office:value="2002">
            <text:p>2002</text:p>
          </table:table-cell>
          <table:table-cell office:value-type="string">
            <text:p>tt02957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cooby-Doo</text:p>
          </table:table-cell>
          <table:table-cell office:value-type="float" office:value="2002">
            <text:p>2002</text:p>
          </table:table-cell>
          <table:table-cell office:value-type="string">
            <text:p>tt0267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ilo i Stich</text:p>
          </table:table-cell>
          <table:table-cell office:value-type="float" office:value="2002">
            <text:p>2002</text:p>
          </table:table-cell>
          <table:table-cell office:value-type="string">
            <text:p>tt027584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The Ring</text:p>
          </table:table-cell>
          <table:table-cell office:value-type="float" office:value="2002">
            <text:p>2002</text:p>
          </table:table-cell>
          <table:table-cell office:value-type="string">
            <text:p>tt02981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8 Mile</text:p>
          </table:table-cell>
          <table:table-cell office:value-type="string">
            <text:p>8. mila</text:p>
          </table:table-cell>
          <table:table-cell office:value-type="float" office:value="2002">
            <text:p>2002</text:p>
          </table:table-cell>
          <table:table-cell office:value-type="string">
            <text:p>tt02982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wo Weeks Notice</text:p>
          </table:table-cell>
          <table:table-cell office:value-type="string">
            <text:p>Dwa tygodnie na miłość</text:p>
          </table:table-cell>
          <table:table-cell office:value-type="float" office:value="2002">
            <text:p>2002</text:p>
          </table:table-cell>
          <table:table-cell office:value-type="string">
            <text:p>tt03137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um of All Fears</text:p>
          </table:table-cell>
          <table:table-cell office:value-type="string">
            <text:p>Suma wszystkich strachów</text:p>
          </table:table-cell>
          <table:table-cell office:value-type="float" office:value="2002">
            <text:p>2002</text:p>
          </table:table-cell>
          <table:table-cell office:value-type="string">
            <text:p>tt01641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table:style-name="ce3" office:value-type="string">
            <text:p>Bezsenność</text:p>
          </table:table-cell>
          <table:table-cell office:value-type="float" office:value="2002">
            <text:p>2002</text:p>
          </table:table-cell>
          <table:table-cell office:value-type="string">
            <text:p>tt02785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bout a Boy</text:p>
          </table:table-cell>
          <table:table-cell office:value-type="string">
            <text:p>Był sobie chłopiec</text:p>
          </table:table-cell>
          <table:table-cell office:value-type="float" office:value="2002">
            <text:p>2002</text:p>
          </table:table-cell>
          <table:table-cell office:value-type="string">
            <text:p>tt02767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end It Like Beckham</text:p>
          </table:table-cell>
          <table:table-cell office:value-type="string">
            <text:p>Podkręć jak Beckham</text:p>
          </table:table-cell>
          <table:table-cell office:value-type="float" office:value="2002">
            <text:p>2002</text:p>
          </table:table-cell>
          <table:table-cell office:value-type="string">
            <text:p>tt02864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lloween: Resurrection</text:p>
          </table:table-cell>
          <table:table-cell office:value-type="string">
            <text:p>Halloween: Powrót</text:p>
          </table:table-cell>
          <table:table-cell office:value-type="float" office:value="2002">
            <text:p>2002</text:p>
          </table:table-cell>
          <table:table-cell office:value-type="string">
            <text:p>tt02205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anta Clause 2</text:p>
          </table:table-cell>
          <table:table-cell office:value-type="string">
            <text:p>Śnięty Mikołaj 2</text:p>
          </table:table-cell>
          <table:table-cell office:value-type="float" office:value="2002">
            <text:p>2002</text:p>
          </table:table-cell>
          <table:table-cell office:value-type="string">
            <text:p>tt03046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y Kids 2: The Island of Lost Dreams</text:p>
          </table:table-cell>
          <table:table-cell office:value-type="string">
            <text:p>Mali Agenci 2: Wyspa marzeń</text:p>
          </table:table-cell>
          <table:table-cell office:value-type="float" office:value="2002">
            <text:p>2002</text:p>
          </table:table-cell>
          <table:table-cell office:value-type="string">
            <text:p>tt02877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alyze That</text:p>
          </table:table-cell>
          <table:table-cell office:value-type="string">
            <text:p>Nawrót depresji gangstera</text:p>
          </table:table-cell>
          <table:table-cell office:value-type="float" office:value="2002">
            <text:p>2002</text:p>
          </table:table-cell>
          <table:table-cell office:value-type="string">
            <text:p>tt0289848 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tuart Little 2</text:p>
          </table:table-cell>
          <table:table-cell office:value-type="string">
            <text:p>Stuart Malutki 2</text:p>
          </table:table-cell>
          <table:table-cell office:value-type="float" office:value="2002">
            <text:p>2002</text:p>
          </table:table-cell>
          <table:table-cell office:value-type="string">
            <text:p>tt02435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othman Prophecies</text:p>
          </table:table-cell>
          <table:table-cell office:value-type="string">
            <text:p>Przepowiednia</text:p>
          </table:table-cell>
          <table:table-cell office:value-type="float" office:value="2002">
            <text:p>2002</text:p>
          </table:table-cell>
          <table:table-cell office:value-type="string">
            <text:p>tt02653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easure Planet</text:p>
          </table:table-cell>
          <table:table-cell office:value-type="string">
            <text:p>Planeta skarbów</text:p>
          </table:table-cell>
          <table:table-cell office:value-type="float" office:value="2002">
            <text:p>2002</text:p>
          </table:table-cell>
          <table:table-cell office:value-type="string">
            <text:p>tt013324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ollywood Ending</text:p>
          </table:table-cell>
          <table:table-cell office:value-type="string">
            <text:p>Koniec z Hollywood</text:p>
          </table:table-cell>
          <table:table-cell office:value-type="float" office:value="2002">
            <text:p>2002</text:p>
          </table:table-cell>
          <table:table-cell office:value-type="string">
            <text:p>tt02788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r. Deeds</text:p>
          </table:table-cell>
          <table:table-cell office:value-type="string">
            <text:p>Mr. Deeds - Milioner z przypadku</text:p>
          </table:table-cell>
          <table:table-cell office:value-type="float" office:value="2002">
            <text:p>2002</text:p>
          </table:table-cell>
          <table:table-cell office:value-type="string">
            <text:p>tt02805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wling for Columbine</text:p>
          </table:table-cell>
          <table:table-cell office:value-type="string">
            <text:p>Zabawy z bronią</text:p>
          </table:table-cell>
          <table:table-cell office:value-type="float" office:value="2002">
            <text:p>2002</text:p>
          </table:table-cell>
          <table:table-cell office:value-type="string">
            <text:p>tt03107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cretary</text:p>
          </table:table-cell>
          <table:table-cell office:value-type="string">
            <text:p>Sekretarka</text:p>
          </table:table-cell>
          <table:table-cell office:value-type="float" office:value="2002">
            <text:p>2002</text:p>
          </table:table-cell>
          <table:table-cell office:value-type="string">
            <text:p>tt02748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esident Evil</text:p>
          </table:table-cell>
          <table:table-cell office:value-type="float" office:value="2002">
            <text:p>2002</text:p>
          </table:table-cell>
          <table:table-cell office:value-type="string">
            <text:p>tt01208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ackt</text:p>
          </table:table-cell>
          <table:table-cell office:value-type="string">
            <text:p>Nadzy</text:p>
          </table:table-cell>
          <table:table-cell office:value-type="float" office:value="2002">
            <text:p>2002</text:p>
          </table:table-cell>
          <table:table-cell office:value-type="string">
            <text:p>tt030023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es vailla menneisyyttä</text:p>
          </table:table-cell>
          <table:table-cell office:value-type="string">
            <text:p>Człowiek bez przeszłości</text:p>
          </table:table-cell>
          <table:table-cell office:value-type="float" office:value="2002">
            <text:p>2002</text:p>
          </table:table-cell>
          <table:table-cell office:value-type="string">
            <text:p>tt03115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ianist</text:p>
          </table:table-cell>
          <table:table-cell office:value-type="string">
            <text:p>Pianista</text:p>
          </table:table-cell>
          <table:table-cell office:value-type="float" office:value="2002">
            <text:p>2002</text:p>
          </table:table-cell>
          <table:table-cell office:value-type="string">
            <text:p>tt02534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stérix et Obélix : Mission Cléopâtre</text:p>
          </table:table-cell>
          <table:table-cell office:value-type="string">
            <text:p>Asterix i Obelix: Misja Kleopatra</text:p>
          </table:table-cell>
          <table:table-cell office:value-type="float" office:value="2002">
            <text:p>2002</text:p>
          </table:table-cell>
          <table:table-cell office:value-type="string">
            <text:p>tt025022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Femme Fatale</text:p>
          </table:table-cell>
          <table:table-cell office:value-type="float" office:value="2002">
            <text:p>2002</text:p>
          </table:table-cell>
          <table:table-cell office:value-type="string">
            <text:p>tt02806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nso '45</text:p>
          </table:table-cell>
          <table:table-cell office:value-type="string">
            <text:p>Czarny anioł</text:p>
          </table:table-cell>
          <table:table-cell office:value-type="float" office:value="2002">
            <text:p>2002</text:p>
          </table:table-cell>
          <table:table-cell office:value-type="string">
            <text:p>tt02672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XIII: Patlabor the Movie 3</text:p>
          </table:table-cell>
          <table:table-cell office:value-type="float" office:value="2002">
            <text:p>2002</text:p>
          </table:table-cell>
          <table:table-cell office:value-type="string">
            <text:p>tt03188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ulk</text:p>
          </table:table-cell>
          <table:table-cell office:value-type="float" office:value="2003">
            <text:p>2003</text:p>
          </table:table-cell>
          <table:table-cell office:value-type="string">
            <text:p>tt02867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ve Actually</text:p>
          </table:table-cell>
          <table:table-cell office:value-type="string">
            <text:p>To właśnie miłość</text:p>
          </table:table-cell>
          <table:table-cell office:value-type="float" office:value="2003">
            <text:p>2003</text:p>
          </table:table-cell>
          <table:table-cell office:value-type="string">
            <text:p>tt031433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ill Bill</text:p>
          </table:table-cell>
          <table:table-cell office:value-type="float" office:value="2003">
            <text:p>2003</text:p>
          </table:table-cell>
          <table:table-cell office:value-type="string">
            <text:p>tt02666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eague of Extraordinary Gentlemen</text:p>
          </table:table-cell>
          <table:table-cell office:value-type="string">
            <text:p>Liga niezwykłych dżentelmenów</text:p>
          </table:table-cell>
          <table:table-cell office:value-type="float" office:value="2003">
            <text:p>2003</text:p>
          </table:table-cell>
          <table:table-cell office:value-type="string">
            <text:p>tt03114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st in Translation</text:p>
          </table:table-cell>
          <table:table-cell office:value-type="string">
            <text:p>Między słowami</text:p>
          </table:table-cell>
          <table:table-cell office:value-type="float" office:value="2003">
            <text:p>2003</text:p>
          </table:table-cell>
          <table:table-cell office:value-type="string">
            <text:p>tt03352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erminator 3: Rise of the Machines</text:p>
          </table:table-cell>
          <table:table-cell office:value-type="string">
            <text:p>Terminator 3: Bunt maszyn</text:p>
          </table:table-cell>
          <table:table-cell office:value-type="float" office:value="2003">
            <text:p>2003</text:p>
          </table:table-cell>
          <table:table-cell office:value-type="string">
            <text:p>tt01818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mething's Gotta Give</text:p>
          </table:table-cell>
          <table:table-cell office:value-type="string">
            <text:p>Lepiej późno niż później</text:p>
          </table:table-cell>
          <table:table-cell office:value-type="float" office:value="2003">
            <text:p>2003</text:p>
          </table:table-cell>
          <table:table-cell office:value-type="string">
            <text:p>tt03377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's Angels: Full Throttle</text:p>
          </table:table-cell>
          <table:table-cell office:value-type="string">
            <text:p>Aniołki Charliego 2: Zawrotna szybkość</text:p>
          </table:table-cell>
          <table:table-cell office:value-type="float" office:value="2003">
            <text:p>2003</text:p>
          </table:table-cell>
          <table:table-cell office:value-type="string">
            <text:p>tt03053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other Bear</text:p>
          </table:table-cell>
          <table:table-cell office:value-type="string">
            <text:p>Mój brat niedźwiedź</text:p>
          </table:table-cell>
          <table:table-cell office:value-type="float" office:value="2003">
            <text:p>2003</text:p>
          </table:table-cell>
          <table:table-cell office:value-type="string">
            <text:p>tt03288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 Fast 2 Furious</text:p>
          </table:table-cell>
          <table:table-cell office:value-type="string">
            <text:p>Za szybcy, za wściekli</text:p>
          </table:table-cell>
          <table:table-cell office:value-type="float" office:value="2003">
            <text:p>2003</text:p>
          </table:table-cell>
          <table:table-cell office:value-type="string">
            <text:p>tt03222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cary Movie 3</text:p>
          </table:table-cell>
          <table:table-cell office:value-type="string">
            <text:p>Straszny film 3</text:p>
          </table:table-cell>
          <table:table-cell office:value-type="float" office:value="2003">
            <text:p>2003</text:p>
          </table:table-cell>
          <table:table-cell office:value-type="string">
            <text:p>tt03060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Elf</text:p>
          </table:table-cell>
          <table:table-cell office:value-type="float" office:value="2003">
            <text:p>2003</text:p>
          </table:table-cell>
          <table:table-cell office:value-type="string">
            <text:p>tt03193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.W.A.T.</text:p>
          </table:table-cell>
          <table:table-cell office:value-type="string">
            <text:p>S.W.A.T. Jednostka Specjalna</text:p>
          </table:table-cell>
          <table:table-cell office:value-type="float" office:value="2003">
            <text:p>2003</text:p>
          </table:table-cell>
          <table:table-cell office:value-type="string">
            <text:p>tt02570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Fałszywa dwunastka</text:p>
          </table:table-cell>
          <table:table-cell office:value-type="float" office:value="2003">
            <text:p>2003</text:p>
          </table:table-cell>
          <table:table-cell office:value-type="string">
            <text:p>tt03492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aunted Mansion</text:p>
          </table:table-cell>
          <table:table-cell office:value-type="string">
            <text:p>Nawiedzony dwór</text:p>
          </table:table-cell>
          <table:table-cell office:value-type="float" office:value="2003">
            <text:p>2003</text:p>
          </table:table-cell>
          <table:table-cell office:value-type="string">
            <text:p>tt03380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aredevil</text:p>
          </table:table-cell>
          <table:table-cell office:value-type="float" office:value="2003">
            <text:p>2003</text:p>
          </table:table-cell>
          <table:table-cell office:value-type="string">
            <text:p>tt02879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ra Croft: Tomb Raider - The Cradle of Life</text:p>
          </table:table-cell>
          <table:table-cell office:value-type="string">
            <text:p>Tomb Raider: Kolebka życia</text:p>
          </table:table-cell>
          <table:table-cell office:value-type="float" office:value="2003">
            <text:p>2003</text:p>
          </table:table-cell>
          <table:table-cell office:value-type="string">
            <text:p>tt03257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eddy vs. Jason</text:p>
          </table:table-cell>
          <table:table-cell office:value-type="string">
            <text:p>Freddy kontra Jason</text:p>
          </table:table-cell>
          <table:table-cell office:value-type="float" office:value="2003">
            <text:p>2003</text:p>
          </table:table-cell>
          <table:table-cell office:value-type="string">
            <text:p>tt03291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2003">
            <text:p>2003</text:p>
          </table:table-cell>
          <table:table-cell office:value-type="string">
            <text:p>tt03242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Just Married</text:p>
          </table:table-cell>
          <table:table-cell office:value-type="string">
            <text:p>Nowożeńcy</text:p>
          </table:table-cell>
          <table:table-cell office:value-type="float" office:value="2003">
            <text:p>2003</text:p>
          </table:table-cell>
          <table:table-cell office:value-type="string">
            <text:p>tt030571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py Kids 3-D: Game Over</text:p>
          </table:table-cell>
          <table:table-cell office:value-type="string">
            <text:p>Mali agenci 3: Trójwymiarowy odjazd</text:p>
          </table:table-cell>
          <table:table-cell office:value-type="float" office:value="2003">
            <text:p>2003</text:p>
          </table:table-cell>
          <table:table-cell office:value-type="string">
            <text:p>tt03384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ything Else</text:p>
          </table:table-cell>
          <table:table-cell office:value-type="string">
            <text:p>Życie i cała reszta</text:p>
          </table:table-cell>
          <table:table-cell office:value-type="float" office:value="2003">
            <text:p>2003</text:p>
          </table:table-cell>
          <table:table-cell office:value-type="string">
            <text:p>tt031379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inal Destination 2</text:p>
          </table:table-cell>
          <table:table-cell office:value-type="string">
            <text:p>Oszukać przeznaczenie 2</text:p>
          </table:table-cell>
          <table:table-cell office:value-type="float" office:value="2003">
            <text:p>2003</text:p>
          </table:table-cell>
          <table:table-cell office:value-type="string">
            <text:p>tt03095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uther</text:p>
          </table:table-cell>
          <table:table-cell office:value-type="string">
            <text:p>Luter</text:p>
          </table:table-cell>
          <table:table-cell office:value-type="float" office:value="2003">
            <text:p>2003</text:p>
          </table:table-cell>
          <table:table-cell office:value-type="string">
            <text:p>tt03098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Johnny English</text:p>
          </table:table-cell>
          <table:table-cell office:value-type="float" office:value="2003">
            <text:p>2003</text:p>
          </table:table-cell>
          <table:table-cell office:value-type="string">
            <text:p>tt02741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reamers</text:p>
          </table:table-cell>
          <table:table-cell office:value-type="string">
            <text:p>Marzyciele</text:p>
          </table:table-cell>
          <table:table-cell office:value-type="float" office:value="2003">
            <text:p>2003</text:p>
          </table:table-cell>
          <table:table-cell office:value-type="string">
            <text:p>tt03099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Miracle of Bern</text:p>
          </table:table-cell>
          <table:table-cell office:value-type="string">
            <text:p>Cud w Bernie</text:p>
          </table:table-cell>
          <table:table-cell office:value-type="float" office:value="2003">
            <text:p>2003</text:p>
          </table:table-cell>
          <table:table-cell office:value-type="string">
            <text:p>tt03264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Good Bye Lenin!</text:p>
          </table:table-cell>
          <table:table-cell office:value-type="float" office:value="2003">
            <text:p>2003</text:p>
          </table:table-cell>
          <table:table-cell office:value-type="string">
            <text:p>tt03013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s fliegende Klassenzimmer</text:p>
          </table:table-cell>
          <table:table-cell office:value-type="string">
            <text:p>Latająca klasa</text:p>
          </table:table-cell>
          <table:table-cell office:value-type="float" office:value="2003">
            <text:p>2003</text:p>
          </table:table-cell>
          <table:table-cell office:value-type="string">
            <text:p>tt0311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ilden Kerle</text:p>
          </table:table-cell>
          <table:table-cell office:value-type="string">
            <text:p>Die Wilden Kerle - Wszystko jest dobrze, dopóki jesteś dziki!</text:p>
          </table:table-cell>
          <table:table-cell office:value-type="float" office:value="2003">
            <text:p>2003</text:p>
          </table:table-cell>
          <table:table-cell office:value-type="string">
            <text:p>tt03769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tomie 2</text:p>
          </table:table-cell>
          <table:table-cell office:value-type="string">
            <text:p>Anatomia 2</text:p>
          </table:table-cell>
          <table:table-cell office:value-type="float" office:value="2003">
            <text:p>2003</text:p>
          </table:table-cell>
          <table:table-cell office:value-type="string">
            <text:p>tt03123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axi 3</text:p>
          </table:table-cell>
          <table:table-cell office:value-type="float" office:value="2003">
            <text:p>2003</text:p>
          </table:table-cell>
          <table:table-cell office:value-type="string">
            <text:p>tt02957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es Triplettes de Belleville</text:p>
          </table:table-cell>
          <table:table-cell office:value-type="string">
            <text:p>Trio z Belleville</text:p>
          </table:table-cell>
          <table:table-cell office:value-type="float" office:value="2003">
            <text:p>2003</text:p>
          </table:table-cell>
          <table:table-cell office:value-type="string">
            <text:p>tt028624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wimming Pool</text:p>
          </table:table-cell>
          <table:table-cell office:value-type="string">
            <text:p>Basen</text:p>
          </table:table-cell>
          <table:table-cell office:value-type="float" office:value="2003">
            <text:p>2003</text:p>
          </table:table-cell>
          <table:table-cell office:value-type="string">
            <text:p>tt03241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athalie</text:p>
          </table:table-cell>
          <table:table-cell office:value-type="float" office:value="2003">
            <text:p>2003</text:p>
          </table:table-cell>
          <table:table-cell office:value-type="string">
            <text:p>tt03488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llo!</text:p>
          </table:table-cell>
          <table:table-cell office:value-type="string">
            <text:p>Zrób to dobrze!</text:p>
          </table:table-cell>
          <table:table-cell office:value-type="float" office:value="2003">
            <text:p>2003</text:p>
          </table:table-cell>
          <table:table-cell office:value-type="string">
            <text:p>tt03729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Oldboy</text:p>
          </table:table-cell>
          <table:table-cell office:value-type="float" office:value="2003">
            <text:p>2003</text:p>
          </table:table-cell>
          <table:table-cell office:value-type="string">
            <text:p>tt03645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ttle Royale II: Requiem</text:p>
          </table:table-cell>
          <table:table-cell office:value-type="float" office:value="2003">
            <text:p>2003</text:p>
          </table:table-cell>
          <table:table-cell office:value-type="string">
            <text:p>tt03387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okyo Godfathers</text:p>
          </table:table-cell>
          <table:table-cell office:value-type="string">
            <text:p>Rodzice chrzestni z Tokio</text:p>
          </table:table-cell>
          <table:table-cell office:value-type="float" office:value="2003">
            <text:p>2003</text:p>
          </table:table-cell>
          <table:table-cell office:value-type="string">
            <text:p>tt03884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Glamorous Life of Sachiko Hanai</text:p>
          </table:table-cell>
          <table:table-cell office:value-type="string">
            <text:p>Wspaniałe życie Sachiko Hanai</text:p>
          </table:table-cell>
          <table:table-cell office:value-type="float" office:value="2003">
            <text:p>2003</text:p>
          </table:table-cell>
          <table:table-cell office:value-type="string">
            <text:p>tt0458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hrek 2</text:p>
          </table:table-cell>
          <table:table-cell office:value-type="float" office:value="2004">
            <text:p>2004</text:p>
          </table:table-cell>
          <table:table-cell office:value-type="string">
            <text:p>tt02981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Prisoner of Azkaban</text:p>
          </table:table-cell>
          <table:table-cell office:value-type="string">
            <text:p>Harry Potter i więzień Azkabanu</text:p>
          </table:table-cell>
          <table:table-cell office:value-type="float" office:value="2004">
            <text:p>2004</text:p>
          </table:table-cell>
          <table:table-cell office:value-type="string">
            <text:p>tt0304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pider-Man 2</text:p>
          </table:table-cell>
          <table:table-cell office:value-type="float" office:value="2004">
            <text:p>2004</text:p>
          </table:table-cell>
          <table:table-cell office:value-type="string">
            <text:p>tt03166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Incredibles</text:p>
          </table:table-cell>
          <table:table-cell office:value-type="string">
            <text:p>Iniemamocni</text:p>
          </table:table-cell>
          <table:table-cell office:value-type="float" office:value="2004">
            <text:p>2004</text:p>
          </table:table-cell>
          <table:table-cell office:value-type="string">
            <text:p>tt0317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ay After Tomorrow</text:p>
          </table:table-cell>
          <table:table-cell office:value-type="string">
            <text:p>Pojutrze</text:p>
          </table:table-cell>
          <table:table-cell office:value-type="float" office:value="2004">
            <text:p>2004</text:p>
          </table:table-cell>
          <table:table-cell office:value-type="string">
            <text:p>tt03192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oy</text:p>
          </table:table-cell>
          <table:table-cell office:value-type="string">
            <text:p>Troja</text:p>
          </table:table-cell>
          <table:table-cell office:value-type="float" office:value="2004">
            <text:p>2004</text:p>
          </table:table-cell>
          <table:table-cell office:value-type="string">
            <text:p>tt03324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cean's Twelve</text:p>
          </table:table-cell>
          <table:table-cell office:value-type="string">
            <text:p>Ocean's Twelve: Dogrywka</text:p>
          </table:table-cell>
          <table:table-cell office:value-type="float" office:value="2004">
            <text:p>2004</text:p>
          </table:table-cell>
          <table:table-cell office:value-type="string">
            <text:p>tt03499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, Robot</text:p>
          </table:table-cell>
          <table:table-cell office:value-type="string">
            <text:p>Ja, robot</text:p>
          </table:table-cell>
          <table:table-cell office:value-type="float" office:value="2004">
            <text:p>2004</text:p>
          </table:table-cell>
          <table:table-cell office:value-type="string">
            <text:p>tt034381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ational Treasure</text:p>
          </table:table-cell>
          <table:table-cell office:value-type="string">
            <text:p>Skarb narodów</text:p>
          </table:table-cell>
          <table:table-cell office:value-type="float" office:value="2004">
            <text:p>2004</text:p>
          </table:table-cell>
          <table:table-cell office:value-type="string">
            <text:p>tt03688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Van Helsing</text:p>
          </table:table-cell>
          <table:table-cell office:value-type="float" office:value="2004">
            <text:p>2004</text:p>
          </table:table-cell>
          <table:table-cell office:value-type="string">
            <text:p>tt03385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Village</text:p>
          </table:table-cell>
          <table:table-cell office:value-type="string">
            <text:p>Osada</text:p>
          </table:table-cell>
          <table:table-cell office:value-type="float" office:value="2004">
            <text:p>2004</text:p>
          </table:table-cell>
          <table:table-cell office:value-type="string">
            <text:p>tt03684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wn of the Dead</text:p>
          </table:table-cell>
          <table:table-cell office:value-type="string">
            <text:p>Świt żywych trupów</text:p>
          </table:table-cell>
          <table:table-cell office:value-type="float" office:value="2004">
            <text:p>2004</text:p>
          </table:table-cell>
          <table:table-cell office:value-type="string">
            <text:p>tt03635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erminal</text:p>
          </table:table-cell>
          <table:table-cell office:value-type="string">
            <text:p>Terminal</text:p>
          </table:table-cell>
          <table:table-cell office:value-type="float" office:value="2004">
            <text:p>2004</text:p>
          </table:table-cell>
          <table:table-cell office:value-type="string">
            <text:p>tt0362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ill Bill 2</text:p>
          </table:table-cell>
          <table:table-cell office:value-type="float" office:value="2004">
            <text:p>2004</text:p>
          </table:table-cell>
          <table:table-cell office:value-type="string">
            <text:p>tt03781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Notebook</text:p>
          </table:table-cell>
          <table:table-cell office:value-type="string">
            <text:p>Pamiętnik</text:p>
          </table:table-cell>
          <table:table-cell office:value-type="float" office:value="2004">
            <text:p>2004</text:p>
          </table:table-cell>
          <table:table-cell office:value-type="string">
            <text:p>tt03322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utterfly Effect</text:p>
          </table:table-cell>
          <table:table-cell office:value-type="string">
            <text:p>Efekt motyla</text:p>
          </table:table-cell>
          <table:table-cell office:value-type="float" office:value="2004">
            <text:p>2004</text:p>
          </table:table-cell>
          <table:table-cell office:value-type="string">
            <text:p>tt02898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chorman The Legend of Ron Burgundy</text:p>
          </table:table-cell>
          <table:table-cell office:value-type="string">
            <text:p>Legenda telewizji</text:p>
          </table:table-cell>
          <table:table-cell office:value-type="float" office:value="2004">
            <text:p>2004</text:p>
          </table:table-cell>
          <table:table-cell office:value-type="string">
            <text:p>tt03574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Eternal Sunshine of the Spotless Mind</text:p>
          </table:table-cell>
          <table:table-cell office:value-type="string">
            <text:p>Zakochany bez pamięci</text:p>
          </table:table-cell>
          <table:table-cell office:value-type="float" office:value="2004">
            <text:p>2004</text:p>
          </table:table-cell>
          <table:table-cell office:value-type="string">
            <text:p>tt03380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ssion of the Christ</text:p>
          </table:table-cell>
          <table:table-cell office:value-type="string">
            <text:p>Pasja</text:p>
          </table:table-cell>
          <table:table-cell office:value-type="float" office:value="2004">
            <text:p>2004</text:p>
          </table:table-cell>
          <table:table-cell office:value-type="string">
            <text:p>tt0335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et the Fockers</text:p>
          </table:table-cell>
          <table:table-cell office:value-type="string">
            <text:p>Poznaj moich rodziców</text:p>
          </table:table-cell>
          <table:table-cell office:value-type="float" office:value="2004">
            <text:p>2004</text:p>
          </table:table-cell>
          <table:table-cell office:value-type="string">
            <text:p>tt02900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ark Tale</text:p>
          </table:table-cell>
          <table:table-cell office:value-type="string">
            <text:p>Rybki z ferajny</text:p>
          </table:table-cell>
          <table:table-cell office:value-type="float" office:value="2004">
            <text:p>2004</text:p>
          </table:table-cell>
          <table:table-cell office:value-type="string">
            <text:p>tt03074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olar Express</text:p>
          </table:table-cell>
          <table:table-cell office:value-type="string">
            <text:p>Ekspres polarny</text:p>
          </table:table-cell>
          <table:table-cell office:value-type="float" office:value="2004">
            <text:p>2004</text:p>
          </table:table-cell>
          <table:table-cell office:value-type="string">
            <text:p>tt03383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idget Jones: The Edge of Reason</text:p>
          </table:table-cell>
          <table:table-cell office:value-type="string">
            <text:p>Bridget Jones: W pogoni za rozumem</text:p>
          </table:table-cell>
          <table:table-cell office:value-type="float" office:value="2004">
            <text:p>2004</text:p>
          </table:table-cell>
          <table:table-cell office:value-type="string">
            <text:p>tt03171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hrenheit 9/11</text:p>
          </table:table-cell>
          <table:table-cell office:value-type="string">
            <text:p>Fahrenheit 9.11</text:p>
          </table:table-cell>
          <table:table-cell office:value-type="float" office:value="2004">
            <text:p>2004</text:p>
          </table:table-cell>
          <table:table-cell office:value-type="string">
            <text:p>tt03615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</text:p>
          </table:table-cell>
          <table:table-cell office:value-type="string">
            <text:p>Piła</text:p>
          </table:table-cell>
          <table:table-cell office:value-type="float" office:value="2004">
            <text:p>2004</text:p>
          </table:table-cell>
          <table:table-cell office:value-type="string">
            <text:p>tt0387564 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ellboy</text:p>
          </table:table-cell>
          <table:table-cell office:value-type="float" office:value="2004">
            <text:p>2004</text:p>
          </table:table-cell>
          <table:table-cell office:value-type="string">
            <text:p>tt01671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rash</text:p>
          </table:table-cell>
          <table:table-cell office:value-type="string">
            <text:p>Miasto gniewu</text:p>
          </table:table-cell>
          <table:table-cell office:value-type="float" office:value="2004">
            <text:p>2004</text:p>
          </table:table-cell>
          <table:table-cell office:value-type="string">
            <text:p>tt03756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Manchurian Candidate</text:p>
          </table:table-cell>
          <table:table-cell office:value-type="string">
            <text:p>Kandydat</text:p>
          </table:table-cell>
          <table:table-cell office:value-type="float" office:value="2004">
            <text:p>2004</text:p>
          </table:table-cell>
          <table:table-cell office:value-type="string">
            <text:p>tt03680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condas: The Hunt for the Blood Orchid</text:p>
          </table:table-cell>
          <table:table-cell office:value-type="string">
            <text:p>Anakondy: Polowanie na Krwawą Orchideę</text:p>
          </table:table-cell>
          <table:table-cell office:value-type="float" office:value="2004">
            <text:p>2004</text:p>
          </table:table-cell>
          <table:table-cell office:value-type="string">
            <text:p>tt03661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aun of the Dead</text:p>
          </table:table-cell>
          <table:table-cell office:value-type="string">
            <text:p>Wysyp żywych trupów</text:p>
          </table:table-cell>
          <table:table-cell office:value-type="float" office:value="2004">
            <text:p>2004</text:p>
          </table:table-cell>
          <table:table-cell office:value-type="string">
            <text:p>tt03657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ew York Taxi</text:p>
          </table:table-cell>
          <table:table-cell office:value-type="float" office:value="2004">
            <text:p>2004</text:p>
          </table:table-cell>
          <table:table-cell office:value-type="string">
            <text:p>tt03167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tel Rwanda</text:p>
          </table:table-cell>
          <table:table-cell office:value-type="string">
            <text:p>Hotel Ruanda</text:p>
          </table:table-cell>
          <table:table-cell office:value-type="float" office:value="2004">
            <text:p>2004</text:p>
          </table:table-cell>
          <table:table-cell office:value-type="string">
            <text:p>tt03951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racle</text:p>
          </table:table-cell>
          <table:table-cell office:value-type="string">
            <text:p>Cud w Lake Placid</text:p>
          </table:table-cell>
          <table:table-cell office:value-type="float" office:value="2004">
            <text:p>2004</text:p>
          </table:table-cell>
          <table:table-cell office:value-type="string">
            <text:p>tt03498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cooby-Doo 2: Monsters Unleashed</text:p>
          </table:table-cell>
          <table:table-cell office:value-type="string">
            <text:p>Scooby-Doo 2: Potwory na gigancie</text:p>
          </table:table-cell>
          <table:table-cell office:value-type="float" office:value="2004">
            <text:p>2004</text:p>
          </table:table-cell>
          <table:table-cell office:value-type="string">
            <text:p>tt03316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 Arthur</text:p>
          </table:table-cell>
          <table:table-cell office:value-type="string">
            <text:p>Król Artur</text:p>
          </table:table-cell>
          <table:table-cell office:value-type="float" office:value="2004">
            <text:p>2004</text:p>
          </table:table-cell>
          <table:table-cell office:value-type="string">
            <text:p>tt03496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esident Evil: Apocalypse</text:p>
          </table:table-cell>
          <table:table-cell office:value-type="string">
            <text:p>Resident Evil 2: Apokalipsa</text:p>
          </table:table-cell>
          <table:table-cell office:value-type="float" office:value="2004">
            <text:p>2004</text:p>
          </table:table-cell>
          <table:table-cell office:value-type="string">
            <text:p>tt03186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7 Zwerge - Männer allein im Wald</text:p>
          </table:table-cell>
          <table:table-cell office:value-type="string">
            <text:p>7 krasnoludków - historia prawdziwa</text:p>
          </table:table-cell>
          <table:table-cell office:value-type="float" office:value="2004">
            <text:p>2004</text:p>
          </table:table-cell>
          <table:table-cell office:value-type="string">
            <text:p>tt038229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ownfall</text:p>
          </table:table-cell>
          <table:table-cell office:value-type="string">
            <text:p>Upadek</text:p>
          </table:table-cell>
          <table:table-cell office:value-type="float" office:value="2004">
            <text:p>2004</text:p>
          </table:table-cell>
          <table:table-cell office:value-type="string">
            <text:p>tt03631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r Wixxer</text:p>
          </table:table-cell>
          <table:table-cell office:value-type="string">
            <text:p>Wixxer</text:p>
          </table:table-cell>
          <table:table-cell office:value-type="float" office:value="2004">
            <text:p>2004</text:p>
          </table:table-cell>
          <table:table-cell office:value-type="string">
            <text:p>tt03130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Un long dimanche de fiançailles</text:p>
          </table:table-cell>
          <table:table-cell office:value-type="string">
            <text:p>Bardzo długie zaręczyny</text:p>
          </table:table-cell>
          <table:table-cell office:value-type="float" office:value="2004">
            <text:p>2004</text:p>
          </table:table-cell>
          <table:table-cell office:value-type="string">
            <text:p>tt03445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use of Flying Daggers</text:p>
          </table:table-cell>
          <table:table-cell office:value-type="string">
            <text:p>Dom latających sztyletów</text:p>
          </table:table-cell>
          <table:table-cell office:value-type="float" office:value="2004">
            <text:p>2004</text:p>
          </table:table-cell>
          <table:table-cell office:value-type="string">
            <text:p>tt0385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host in the Shell 2: Innocence</text:p>
          </table:table-cell>
          <table:table-cell office:value-type="string">
            <text:p>Ghost in the Shell 2: Niewinność</text:p>
          </table:table-cell>
          <table:table-cell office:value-type="float" office:value="2004">
            <text:p>2004</text:p>
          </table:table-cell>
          <table:table-cell office:value-type="string">
            <text:p>tt03472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wl's Moving Castle</text:p>
          </table:table-cell>
          <table:table-cell office:value-type="string">
            <text:p>Ruchomy zamek Hauru</text:p>
          </table:table-cell>
          <table:table-cell office:value-type="float" office:value="2004">
            <text:p>2004</text:p>
          </table:table-cell>
          <table:table-cell office:value-type="string">
            <text:p>tt03471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Goblet of Fire</text:p>
          </table:table-cell>
          <table:table-cell office:value-type="string">
            <text:p>Harry Potter i Czara Ognia</text:p>
          </table:table-cell>
          <table:table-cell office:value-type="float" office:value="2005">
            <text:p>2005</text:p>
          </table:table-cell>
          <table:table-cell office:value-type="string">
            <text:p>tt03303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Chronicles of Narnia: The Lion, the Witch and the Wardrobe</text:p>
          </table:table-cell>
          <table:table-cell office:value-type="string">
            <text:p>Opowieści z Narnii: Lew, czarownica i stara szafa</text:p>
          </table:table-cell>
          <table:table-cell office:value-type="float" office:value="2005">
            <text:p>2005</text:p>
          </table:table-cell>
          <table:table-cell office:value-type="string">
            <text:p>tt03637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r of the Worlds</text:p>
          </table:table-cell>
          <table:table-cell office:value-type="string">
            <text:p>Wojna światów</text:p>
          </table:table-cell>
          <table:table-cell office:value-type="float" office:value="2005">
            <text:p>2005</text:p>
          </table:table-cell>
          <table:table-cell office:value-type="string">
            <text:p>tt04073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 Kong </text:p>
          </table:table-cell>
          <table:table-cell office:value-type="string">
            <text:p>King Kong</text:p>
          </table:table-cell>
          <table:table-cell office:value-type="float" office:value="2005">
            <text:p>2005</text:p>
          </table:table-cell>
          <table:table-cell office:value-type="string">
            <text:p>tt036071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adagaskar</text:p>
          </table:table-cell>
          <table:table-cell office:value-type="float" office:value="2005">
            <text:p>2005</text:p>
          </table:table-cell>
          <table:table-cell office:value-type="string">
            <text:p>tt03512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r.&amp; Mrs. Smith</text:p>
          </table:table-cell>
          <table:table-cell office:value-type="string">
            <text:p>Pan i pani Smith</text:p>
          </table:table-cell>
          <table:table-cell office:value-type="float" office:value="2005">
            <text:p>2005</text:p>
          </table:table-cell>
          <table:table-cell office:value-type="string">
            <text:p>tt03569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 and the Chocolate Factory</text:p>
          </table:table-cell>
          <table:table-cell office:value-type="string">
            <text:p>Charlie i fabryka czekolady</text:p>
          </table:table-cell>
          <table:table-cell office:value-type="float" office:value="2005">
            <text:p>2005</text:p>
          </table:table-cell>
          <table:table-cell office:value-type="string">
            <text:p>tt03675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nich</text:p>
          </table:table-cell>
          <table:table-cell office:value-type="string">
            <text:p>Monachium</text:p>
          </table:table-cell>
          <table:table-cell office:value-type="float" office:value="2005">
            <text:p>2005</text:p>
          </table:table-cell>
          <table:table-cell office:value-type="string">
            <text:p>tt04083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ride &amp; Prejudice</text:p>
          </table:table-cell>
          <table:table-cell office:value-type="string">
            <text:p>Duma i uprzedzenie</text:p>
          </table:table-cell>
          <table:table-cell office:value-type="float" office:value="2005">
            <text:p>2005</text:p>
          </table:table-cell>
          <table:table-cell office:value-type="string">
            <text:p>tt04143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rothers Grimm</text:p>
          </table:table-cell>
          <table:table-cell office:value-type="string">
            <text:p>Nieustraszeni bracia Grimm</text:p>
          </table:table-cell>
          <table:table-cell office:value-type="float" office:value="2005">
            <text:p>2005</text:p>
          </table:table-cell>
          <table:table-cell office:value-type="string">
            <text:p>tt035529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itchhiker's Guide to the Galaxy</text:p>
          </table:table-cell>
          <table:table-cell office:value-type="string">
            <text:p>Autostopem przez galaktykę</text:p>
          </table:table-cell>
          <table:table-cell office:value-type="float" office:value="2005">
            <text:p>2005</text:p>
          </table:table-cell>
          <table:table-cell office:value-type="string">
            <text:p>tt03717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itch</text:p>
          </table:table-cell>
          <table:table-cell office:value-type="string">
            <text:p>Hitch: Najlepszy doradca przeciętnego faceta</text:p>
          </table:table-cell>
          <table:table-cell office:value-type="float" office:value="2005">
            <text:p>2005</text:p>
          </table:table-cell>
          <table:table-cell office:value-type="string">
            <text:p>tt03865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ntastic Four</text:p>
          </table:table-cell>
          <table:table-cell office:value-type="string">
            <text:p>Fantastyczna Czwórka</text:p>
          </table:table-cell>
          <table:table-cell office:value-type="float" office:value="2005">
            <text:p>2005</text:p>
          </table:table-cell>
          <table:table-cell office:value-type="string">
            <text:p>tt01206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icken Little</text:p>
          </table:table-cell>
          <table:table-cell office:value-type="string">
            <text:p>Kurczak Mały</text:p>
          </table:table-cell>
          <table:table-cell office:value-type="float" office:value="2005">
            <text:p>2005</text:p>
          </table:table-cell>
          <table:table-cell office:value-type="string">
            <text:p>tt03716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edding Crashers</text:p>
          </table:table-cell>
          <table:table-cell office:value-type="string">
            <text:p>Polowanie na druhny</text:p>
          </table:table-cell>
          <table:table-cell office:value-type="float" office:value="2005">
            <text:p>2005</text:p>
          </table:table-cell>
          <table:table-cell office:value-type="string">
            <text:p>tt03962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obots</text:p>
          </table:table-cell>
          <table:table-cell office:value-type="string">
            <text:p>Roboty</text:p>
          </table:table-cell>
          <table:table-cell office:value-type="float" office:value="2005">
            <text:p>2005</text:p>
          </table:table-cell>
          <table:table-cell office:value-type="string">
            <text:p>tt035808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onstantine</text:p>
          </table:table-cell>
          <table:table-cell office:value-type="float" office:value="2005">
            <text:p>2005</text:p>
          </table:table-cell>
          <table:table-cell office:value-type="string">
            <text:p>tt03604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lightplan</text:p>
          </table:table-cell>
          <table:table-cell office:value-type="string">
            <text:p>Plan lotu</text:p>
          </table:table-cell>
          <table:table-cell office:value-type="float" office:value="2005">
            <text:p>2005</text:p>
          </table:table-cell>
          <table:table-cell office:value-type="string">
            <text:p>tt04087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dom of Heaven</text:p>
          </table:table-cell>
          <table:table-cell office:value-type="string">
            <text:p>Królestwo niebieskie</text:p>
          </table:table-cell>
          <table:table-cell office:value-type="float" office:value="2005">
            <text:p>2005</text:p>
          </table:table-cell>
          <table:table-cell office:value-type="string">
            <text:p>tt03206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un with Dick and Jane</text:p>
          </table:table-cell>
          <table:table-cell office:value-type="string">
            <text:p>Dick i Jane: Niezły ubaw</text:p>
          </table:table-cell>
          <table:table-cell office:value-type="float" office:value="2005">
            <text:p>2005</text:p>
          </table:table-cell>
          <table:table-cell office:value-type="string">
            <text:p>tt03694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cifier</text:p>
          </table:table-cell>
          <table:table-cell office:value-type="string">
            <text:p>Pacyfikator</text:p>
          </table:table-cell>
          <table:table-cell office:value-type="float" office:value="2005">
            <text:p>2005</text:p>
          </table:table-cell>
          <table:table-cell office:value-type="string">
            <text:p>tt03956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llace &amp; Gromit: The Curse of the Were-Rabbit</text:p>
          </table:table-cell>
          <table:table-cell office:value-type="string">
            <text:p>Wallace i Gromit: Klątwa Królika</text:p>
          </table:table-cell>
          <table:table-cell office:value-type="float" office:value="2005">
            <text:p>2005</text:p>
          </table:table-cell>
          <table:table-cell office:value-type="string">
            <text:p>tt0312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II</text:p>
          </table:table-cell>
          <table:table-cell office:value-type="string">
            <text:p>Piła II</text:p>
          </table:table-cell>
          <table:table-cell office:value-type="float" office:value="2005">
            <text:p>2005</text:p>
          </table:table-cell>
          <table:table-cell office:value-type="string">
            <text:p>tt04323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eaper by the Dozen 2</text:p>
          </table:table-cell>
          <table:table-cell office:value-type="string">
            <text:p>Fałszywa dwunastka 2</text:p>
          </table:table-cell>
          <table:table-cell office:value-type="float" office:value="2005">
            <text:p>2005</text:p>
          </table:table-cell>
          <table:table-cell office:value-type="string">
            <text:p>tt04525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Amityville</text:p>
          </table:table-cell>
          <table:table-cell office:value-type="float" office:value="2005">
            <text:p>2005</text:p>
          </table:table-cell>
          <table:table-cell office:value-type="string">
            <text:p>tt03848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Jarhead</text:p>
          </table:table-cell>
          <table:table-cell office:value-type="string">
            <text:p>Jarhead: Żołnierz piechoty morskiej</text:p>
          </table:table-cell>
          <table:table-cell office:value-type="float" office:value="2005">
            <text:p>2005</text:p>
          </table:table-cell>
          <table:table-cell office:value-type="string">
            <text:p>tt04187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Xx: State of the Union</text:p>
          </table:table-cell>
          <table:table-cell office:value-type="string">
            <text:p>xXx 2: Następny poziom</text:p>
          </table:table-cell>
          <table:table-cell office:value-type="float" office:value="2005">
            <text:p>2005</text:p>
          </table:table-cell>
          <table:table-cell office:value-type="string">
            <text:p>tt03297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liver Twist </text:p>
          </table:table-cell>
          <table:table-cell office:value-type="string">
            <text:p>Oliver Twist</text:p>
          </table:table-cell>
          <table:table-cell office:value-type="float" office:value="2005">
            <text:p>2005</text:p>
          </table:table-cell>
          <table:table-cell office:value-type="string">
            <text:p>tt03805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ideland</text:p>
          </table:table-cell>
          <table:table-cell office:value-type="string">
            <text:p>Kraina traw</text:p>
          </table:table-cell>
          <table:table-cell office:value-type="float" office:value="2005">
            <text:p>2005</text:p>
          </table:table-cell>
          <table:table-cell office:value-type="string">
            <text:p>tt041076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s Congeniality 2: Armed and Fabulous</text:p>
          </table:table-cell>
          <table:table-cell office:value-type="string">
            <text:p>Miss Agent 2: Uzbrojona i urocza</text:p>
          </table:table-cell>
          <table:table-cell office:value-type="float" office:value="2005">
            <text:p>2005</text:p>
          </table:table-cell>
          <table:table-cell office:value-type="string">
            <text:p>tt038530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egend of Zorro</text:p>
          </table:table-cell>
          <table:table-cell office:value-type="string">
            <text:p>Legenda Zorro</text:p>
          </table:table-cell>
          <table:table-cell office:value-type="float" office:value="2005">
            <text:p>2005</text:p>
          </table:table-cell>
          <table:table-cell office:value-type="string">
            <text:p>tt038614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tch Point</text:p>
          </table:table-cell>
          <table:table-cell office:value-type="string">
            <text:p>Wszystko gra</text:p>
          </table:table-cell>
          <table:table-cell office:value-type="float" office:value="2005">
            <text:p>2005</text:p>
          </table:table-cell>
          <table:table-cell office:value-type="string">
            <text:p>tt04163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Ring 2</text:p>
          </table:table-cell>
          <table:table-cell office:value-type="float" office:value="2005">
            <text:p>2005</text:p>
          </table:table-cell>
          <table:table-cell office:value-type="string">
            <text:p>tt03771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nd of the Dead</text:p>
          </table:table-cell>
          <table:table-cell office:value-type="string">
            <text:p>Ziemia żywych trupów</text:p>
          </table:table-cell>
          <table:table-cell office:value-type="float" office:value="2005">
            <text:p>2005</text:p>
          </table:table-cell>
          <table:table-cell office:value-type="string">
            <text:p>tt04188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olf Creek</text:p>
          </table:table-cell>
          <table:table-cell office:value-type="float" office:value="2005">
            <text:p>2005</text:p>
          </table:table-cell>
          <table:table-cell office:value-type="string">
            <text:p>tt04163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talla en el cielo</text:p>
          </table:table-cell>
          <table:table-cell office:value-type="string">
            <text:p>Bitwa w niebie</text:p>
          </table:table-cell>
          <table:table-cell office:value-type="float" office:value="2005">
            <text:p>2005</text:p>
          </table:table-cell>
          <table:table-cell office:value-type="string">
            <text:p>tt03870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eiße Massai</text:p>
          </table:table-cell>
          <table:table-cell office:value-type="string">
            <text:p>Biała Masajka</text:p>
          </table:table-cell>
          <table:table-cell office:value-type="float" office:value="2005">
            <text:p>2005</text:p>
          </table:table-cell>
          <table:table-cell office:value-type="string">
            <text:p>tt043688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phie Scholl - Die letzten Tage</text:p>
          </table:table-cell>
          <table:table-cell office:value-type="string">
            <text:p>Sophie Scholl</text:p>
          </table:table-cell>
          <table:table-cell office:value-type="float" office:value="2005">
            <text:p>2005</text:p>
          </table:table-cell>
          <table:table-cell office:value-type="string">
            <text:p>tt04265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ilden Kerle 2: Alles ist gut, solange du wild bist!</text:p>
          </table:table-cell>
          <table:table-cell office:value-type="string">
            <text:p>Dzika banda 2</text:p>
          </table:table-cell>
          <table:table-cell office:value-type="float" office:value="2005">
            <text:p>2005</text:p>
          </table:table-cell>
          <table:table-cell office:value-type="string">
            <text:p>tt04183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4/7 The Passion of Life</text:p>
          </table:table-cell>
          <table:table-cell office:value-type="string">
            <text:p>24/7: Pasja życia</text:p>
          </table:table-cell>
          <table:table-cell office:value-type="float" office:value="2005">
            <text:p>2005</text:p>
          </table:table-cell>
          <table:table-cell office:value-type="string">
            <text:p>tt04502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om-Yum-Goong / The Protector / Warrior King</text:p>
          </table:table-cell>
          <table:table-cell office:value-type="string">
            <text:p>Obrońca</text:p>
          </table:table-cell>
          <table:table-cell office:value-type="float" office:value="2005">
            <text:p>2005</text:p>
          </table:table-cell>
          <table:table-cell office:value-type="string">
            <text:p>tt04279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irates of the Caribbean: Dead Man's Chest</text:p>
          </table:table-cell>
          <table:table-cell office:value-type="string">
            <text:p>Piraci z Karaibów: Skrzynia umarlaka</text:p>
          </table:table-cell>
          <table:table-cell office:value-type="float" office:value="2006">
            <text:p>2006</text:p>
          </table:table-cell>
          <table:table-cell office:value-type="string">
            <text:p>tt03835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a Vinci Code</text:p>
          </table:table-cell>
          <table:table-cell office:value-type="string">
            <text:p>Kod da Vinci</text:p>
          </table:table-cell>
          <table:table-cell office:value-type="float" office:value="2006">
            <text:p>2006</text:p>
          </table:table-cell>
          <table:table-cell office:value-type="string">
            <text:p>tt03826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ce Age 2: The Meltdown</text:p>
          </table:table-cell>
          <table:table-cell office:value-type="string">
            <text:p>Epoka lodowcowa 2: Odwilż</text:p>
          </table:table-cell>
          <table:table-cell office:value-type="float" office:value="2006">
            <text:p>2006</text:p>
          </table:table-cell>
          <table:table-cell office:value-type="string">
            <text:p>tt04380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sino Royale </text:p>
          </table:table-cell>
          <table:table-cell office:value-type="string">
            <text:p>Casino Royale</text:p>
          </table:table-cell>
          <table:table-cell office:value-type="float" office:value="2006">
            <text:p>2006</text:p>
          </table:table-cell>
          <table:table-cell office:value-type="string">
            <text:p>tt0381061 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rs</text:p>
          </table:table-cell>
          <table:table-cell office:value-type="string">
            <text:p>Cars – Auta</text:p>
          </table:table-cell>
          <table:table-cell office:value-type="float" office:value="2006">
            <text:p>2006</text:p>
          </table:table-cell>
          <table:table-cell office:value-type="string">
            <text:p>tt03172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-Men: The Last Stand</text:p>
          </table:table-cell>
          <table:table-cell office:value-type="string">
            <text:p>X-Men: Ostatni bastion</text:p>
          </table:table-cell>
          <table:table-cell office:value-type="float" office:value="2006">
            <text:p>2006</text:p>
          </table:table-cell>
          <table:table-cell office:value-type="string">
            <text:p>tt03769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float" office:value="300">
            <text:p>300</text:p>
          </table:table-cell>
          <table:table-cell office:value-type="float" office:value="2006">
            <text:p>2006</text:p>
          </table:table-cell>
          <table:table-cell office:value-type="string">
            <text:p>tt04164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sion: Impossible III </text:p>
          </table:table-cell>
          <table:table-cell office:value-type="string">
            <text:p>Mission Impossible III</text:p>
          </table:table-cell>
          <table:table-cell office:value-type="float" office:value="2006">
            <text:p>2006</text:p>
          </table:table-cell>
          <table:table-cell office:value-type="string">
            <text:p>tt03179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rat! Cultural Learnings of America for Make Benefit Glorious Nation of Kazakhstan</text:p>
          </table:table-cell>
          <table:table-cell office:value-type="string">
            <text:p>Borat: Podpatrzone w Ameryce, aby Kazachstan rósł w siłę, a ludzie żyli dostatniej</text:p>
          </table:table-cell>
          <table:table-cell office:value-type="float" office:value="2006">
            <text:p>2006</text:p>
          </table:table-cell>
          <table:table-cell office:value-type="string">
            <text:p>tt04434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orld Trade Center</text:p>
          </table:table-cell>
          <table:table-cell office:value-type="float" office:value="2006">
            <text:p>2006</text:p>
          </table:table-cell>
          <table:table-cell office:value-type="string">
            <text:p>tt04696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ocky Balboa</text:p>
          </table:table-cell>
          <table:table-cell office:value-type="float" office:value="2006">
            <text:p>2006</text:p>
          </table:table-cell>
          <table:table-cell office:value-type="string">
            <text:p>tt04791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estige</text:p>
          </table:table-cell>
          <table:table-cell office:value-type="string">
            <text:p>Prestiż</text:p>
          </table:table-cell>
          <table:table-cell office:value-type="float" office:value="2006">
            <text:p>2006</text:p>
          </table:table-cell>
          <table:table-cell office:value-type="string">
            <text:p>tt0482571</text:p>
          </table:table-cell>
          <table:table-cell table:number-columns-repeated="24"/>
        </table:table-row>
        <table:table-row table:style-name="ro1">
          <table:table-cell office:value-type="string">
            <text:p>Lady in the Water</text:p>
          </table:table-cell>
          <table:table-cell office:value-type="string">
            <text:p>Kobieta w błękitnej wodzie</text:p>
          </table:table-cell>
          <table:table-cell office:value-type="float" office:value="2006">
            <text:p>2006</text:p>
          </table:table-cell>
          <table:table-cell office:value-type="string">
            <text:p>tt0452637</text:p>
          </table:table-cell>
          <table:table-cell table:number-columns-repeated="24"/>
        </table:table-row>
        <table:table-row table:style-name="ro1">
          <table:table-cell office:value-type="string">
            <text:p>Children of Men</text:p>
          </table:table-cell>
          <table:table-cell office:value-type="string">
            <text:p>Ludzkie dzieci</text:p>
          </table:table-cell>
          <table:table-cell office:value-type="float" office:value="2006">
            <text:p>2006</text:p>
          </table:table-cell>
          <table:table-cell office:value-type="string">
            <text:p>tt0206634</text:p>
          </table:table-cell>
          <table:table-cell table:number-columns-repeated="24"/>
        </table:table-row>
        <table:table-row table:style-name="ro1">
          <table:table-cell office:value-type="string">
            <text:p>An Inconvenient Truth</text:p>
          </table:table-cell>
          <table:table-cell office:value-type="string">
            <text:p>Niewygodna prawda</text:p>
          </table:table-cell>
          <table:table-cell office:value-type="float" office:value="2006">
            <text:p>2006</text:p>
          </table:table-cell>
          <table:table-cell office:value-type="string">
            <text:p>tt0497116</text:p>
          </table:table-cell>
          <table:table-cell table:number-columns-repeated="24"/>
        </table:table-row>
        <table:table-row table:style-name="ro1">
          <table:table-cell office:value-type="string">
            <text:p>Idiocracy</text:p>
          </table:table-cell>
          <table:table-cell office:value-type="string">
            <text:p>Idiokracja</text:p>
          </table:table-cell>
          <table:table-cell office:value-type="float" office:value="2006">
            <text:p>2006</text:p>
          </table:table-cell>
          <table:table-cell office:value-type="string">
            <text:p>tt0387808</text:p>
          </table:table-cell>
          <table:table-cell table:number-columns-repeated="24"/>
        </table:table-row>
        <table:table-row table:style-name="ro1">
          <table:table-cell office:value-type="string">
            <text:p>Night at the Museum</text:p>
          </table:table-cell>
          <table:table-cell office:value-type="string">
            <text:p>Noc w muzeum</text:p>
          </table:table-cell>
          <table:table-cell office:value-type="float" office:value="2006">
            <text:p>2006</text:p>
          </table:table-cell>
          <table:table-cell office:value-type="string">
            <text:p>tt0477347</text:p>
          </table:table-cell>
          <table:table-cell table:number-columns-repeated="24"/>
        </table:table-row>
        <table:table-row table:style-name="ro1">
          <table:table-cell office:value-type="string">
            <text:p>Happy Feet</text:p>
          </table:table-cell>
          <table:table-cell office:value-type="string">
            <text:p>Tupot małych stóp</text:p>
          </table:table-cell>
          <table:table-cell office:value-type="float" office:value="2006">
            <text:p>2006</text:p>
          </table:table-cell>
          <table:table-cell office:value-type="string">
            <text:p>tt0366548</text:p>
          </table:table-cell>
          <table:table-cell table:number-columns-repeated="24"/>
        </table:table-row>
        <table:table-row table:style-name="ro1">
          <table:table-cell office:value-type="string">
            <text:p>Over the Hedge</text:p>
          </table:table-cell>
          <table:table-cell office:value-type="string">
            <text:p>Skok przez płot</text:p>
          </table:table-cell>
          <table:table-cell office:value-type="float" office:value="2006">
            <text:p>2006</text:p>
          </table:table-cell>
          <table:table-cell office:value-type="string">
            <text:p>tt0327084</text:p>
          </table:table-cell>
          <table:table-cell table:number-columns-repeated="24"/>
        </table:table-row>
        <table:table-row table:style-name="ro1">
          <table:table-cell office:value-type="string">
            <text:p>The Devil Wears Prada</text:p>
          </table:table-cell>
          <table:table-cell office:value-type="string">
            <text:p>Diabeł ubiera się u Prady</text:p>
          </table:table-cell>
          <table:table-cell office:value-type="float" office:value="2006">
            <text:p>2006</text:p>
          </table:table-cell>
          <table:table-cell office:value-type="string">
            <text:p>tt0458352</text:p>
          </table:table-cell>
          <table:table-cell table:number-columns-repeated="24"/>
        </table:table-row>
        <table:table-row table:style-name="ro1">
          <table:table-cell office:value-type="string">
            <text:p>The Pursuit of Happyness</text:p>
          </table:table-cell>
          <table:table-cell office:value-type="string">
            <text:p>W pogoni za szczęściem</text:p>
          </table:table-cell>
          <table:table-cell office:value-type="float" office:value="2006">
            <text:p>2006</text:p>
          </table:table-cell>
          <table:table-cell office:value-type="string">
            <text:p>tt045492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Eragon</text:p>
          </table:table-cell>
          <table:table-cell office:value-type="float" office:value="2006">
            <text:p>2006</text:p>
          </table:table-cell>
          <table:table-cell office:value-type="string">
            <text:p>tt0449010</text:p>
          </table:table-cell>
          <table:table-cell table:number-columns-repeated="24"/>
        </table:table-row>
        <table:table-row table:style-name="ro1">
          <table:table-cell office:value-type="string">
            <text:p>The Fountain</text:p>
          </table:table-cell>
          <table:table-cell office:value-type="string">
            <text:p>Źródło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number-columns-repeated="24"/>
        </table:table-row>
        <table:table-row table:style-name="ro1">
          <table:table-cell office:value-type="string">
            <text:p>Click</text:p>
          </table:table-cell>
          <table:table-cell office:value-type="string">
            <text:p>Klik: I robisz, co chcesz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number-columns-repeated="24"/>
        </table:table-row>
        <table:table-row table:style-name="ro1">
          <table:table-cell office:value-type="string">
            <text:p>Holiday</text:p>
          </table:table-cell>
          <table:table-cell office:value-type="string">
            <text:p>Holiday – Wakacje</text:p>
          </table:table-cell>
          <table:table-cell office:value-type="float" office:value="2006">
            <text:p>2006</text:p>
          </table:table-cell>
          <table:table-cell office:value-type="string">
            <text:p>tt0457939</text:p>
          </table:table-cell>
          <table:table-cell table:number-columns-repeated="24"/>
        </table:table-row>
        <table:table-row table:style-name="ro1">
          <table:table-cell office:value-type="string">
            <text:p>The Break-Up</text:p>
          </table:table-cell>
          <table:table-cell office:value-type="string">
            <text:p>Sztuka zrywania</text:p>
          </table:table-cell>
          <table:table-cell office:value-type="float" office:value="2006">
            <text:p>2006</text:p>
          </table:table-cell>
          <table:table-cell office:value-type="string">
            <text:p>tt0452594</text:p>
          </table:table-cell>
          <table:table-cell table:number-columns-repeated="24"/>
        </table:table-row>
        <table:table-row table:style-name="ro1">
          <table:table-cell office:value-type="string">
            <text:p>Open Season</text:p>
          </table:table-cell>
          <table:table-cell office:value-type="string">
            <text:p>Sezon na misia</text:p>
          </table:table-cell>
          <table:table-cell office:value-type="float" office:value="2006">
            <text:p>2006</text:p>
          </table:table-cell>
          <table:table-cell office:value-type="string">
            <text:p>tt0400717</text:p>
          </table:table-cell>
          <table:table-cell table:number-columns-repeated="24"/>
        </table:table-row>
        <table:table-row table:style-name="ro1">
          <table:table-cell office:value-type="string">
            <text:p>Poseidon</text:p>
          </table:table-cell>
          <table:table-cell office:value-type="string">
            <text:p>Posejdon</text:p>
          </table:table-cell>
          <table:table-cell office:value-type="float" office:value="2006">
            <text:p>2006</text:p>
          </table:table-cell>
          <table:table-cell office:value-type="string">
            <text:p>tt0409182</text:p>
          </table:table-cell>
          <table:table-cell table:number-columns-repeated="24"/>
        </table:table-row>
        <table:table-row table:style-name="ro1">
          <table:table-cell office:value-type="string">
            <text:p>Déjà Vu</text:p>
          </table:table-cell>
          <table:table-cell office:value-type="string">
            <text:p>Deja Vu</text:p>
          </table:table-cell>
          <table:table-cell office:value-type="float" office:value="2006">
            <text:p>2006</text:p>
          </table:table-cell>
          <table:table-cell office:value-type="string">
            <text:p>tt0453467</text:p>
          </table:table-cell>
          <table:table-cell table:number-columns-repeated="24"/>
        </table:table-row>
        <table:table-row table:style-name="ro1">
          <table:table-cell office:value-type="string">
            <text:p>Flushed Away</text:p>
          </table:table-cell>
          <table:table-cell office:value-type="string">
            <text:p>Wpuszczony w kanał</text:p>
          </table:table-cell>
          <table:table-cell office:value-type="float" office:value="2006">
            <text:p>2006</text:p>
          </table:table-cell>
          <table:table-cell office:value-type="string">
            <text:p>tt0424095</text:p>
          </table:table-cell>
          <table:table-cell table:number-columns-repeated="24"/>
        </table:table-row>
        <table:table-row table:style-name="ro1">
          <table:table-cell office:value-type="string">
            <text:p>Scary Movie 4</text:p>
          </table:table-cell>
          <table:table-cell office:value-type="string">
            <text:p>Straszny film 4</text:p>
          </table:table-cell>
          <table:table-cell office:value-type="float" office:value="2006">
            <text:p>2006</text:p>
          </table:table-cell>
          <table:table-cell office:value-type="string">
            <text:p>tt0362120</text:p>
          </table:table-cell>
          <table:table-cell table:number-columns-repeated="24"/>
        </table:table-row>
        <table:table-row table:style-name="ro1">
          <table:table-cell office:value-type="string">
            <text:p>Saw III</text:p>
          </table:table-cell>
          <table:table-cell office:value-type="string">
            <text:p>Piła III</text:p>
          </table:table-cell>
          <table:table-cell office:value-type="float" office:value="2006">
            <text:p>2006</text:p>
          </table:table-cell>
          <table:table-cell office:value-type="string">
            <text:p>tt0489270</text:p>
          </table:table-cell>
          <table:table-cell table:number-columns-repeated="24"/>
        </table:table-row>
        <table:table-row table:style-name="ro1">
          <table:table-cell office:value-type="string">
            <text:p>The Fast and the Furious: Tokyo Drift</text:p>
          </table:table-cell>
          <table:table-cell office:value-type="string">
            <text:p>Szybcy i wściekli: Tokio Drift</text:p>
          </table:table-cell>
          <table:table-cell office:value-type="float" office:value="2006">
            <text:p>2006</text:p>
          </table:table-cell>
          <table:table-cell office:value-type="string">
            <text:p>tt0463985</text:p>
          </table:table-cell>
          <table:table-cell table:number-columns-repeated="24"/>
        </table:table-row>
        <table:table-row table:style-name="ro1">
          <table:table-cell office:value-type="string">
            <text:p>V for Vendetta</text:p>
          </table:table-cell>
          <table:table-cell office:value-type="string">
            <text:p>V jak vendetta</text:p>
          </table:table-cell>
          <table:table-cell office:value-type="float" office:value="2006">
            <text:p>2006</text:p>
          </table:table-cell>
          <table:table-cell office:value-type="string">
            <text:p>tt0434409</text:p>
          </table:table-cell>
          <table:table-cell table:number-columns-repeated="24"/>
        </table:table-row>
        <table:table-row table:style-name="ro1">
          <table:table-cell office:value-type="string">
            <text:p>Big Momma's House 2</text:p>
          </table:table-cell>
          <table:table-cell office:value-type="string">
            <text:p>Agent XXL 2</text:p>
          </table:table-cell>
          <table:table-cell office:value-type="float" office:value="2006">
            <text:p>2006</text:p>
          </table:table-cell>
          <table:table-cell office:value-type="string">
            <text:p>tt0421729</text:p>
          </table:table-cell>
          <table:table-cell table:number-columns-repeated="24"/>
        </table:table-row>
        <table:table-row table:style-name="ro1">
          <table:table-cell office:value-type="string">
            <text:p>The Santa Clause 3: The Escape Clause</text:p>
          </table:table-cell>
          <table:table-cell office:value-type="string">
            <text:p>Śnięty Mikołaj 3: Uciekający Mikołaj</text:p>
          </table:table-cell>
          <table:table-cell office:value-type="float" office:value="2006">
            <text:p>2006</text:p>
          </table:table-cell>
          <table:table-cell office:value-type="string">
            <text:p>tt0452681</text:p>
          </table:table-cell>
          <table:table-cell table:number-columns-repeated="24"/>
        </table:table-row>
        <table:table-row table:style-name="ro1">
          <table:table-cell office:value-type="string">
            <text:p>Final Destination 3</text:p>
          </table:table-cell>
          <table:table-cell office:value-type="string">
            <text:p>Oszukać przeznaczenie 3</text:p>
          </table:table-cell>
          <table:table-cell office:value-type="float" office:value="2006">
            <text:p>2006</text:p>
          </table:table-cell>
          <table:table-cell office:value-type="string">
            <text:p>tt0414982</text:p>
          </table:table-cell>
          <table:table-cell table:number-columns-repeated="24"/>
        </table:table-row>
        <table:table-row table:style-name="ro1">
          <table:table-cell office:value-type="string">
            <text:p>Scoop</text:p>
          </table:table-cell>
          <table:table-cell office:value-type="string">
            <text:p>Scoop - gorący temat</text:p>
          </table:table-cell>
          <table:table-cell office:value-type="float" office:value="2006">
            <text:p>2006</text:p>
          </table:table-cell>
          <table:table-cell office:value-type="string">
            <text:p>tt0457513</text:p>
          </table:table-cell>
          <table:table-cell table:number-columns-repeated="24"/>
        </table:table-row>
        <table:table-row table:style-name="ro1">
          <table:table-cell office:value-type="string">
            <text:p>The Omen: 666</text:p>
          </table:table-cell>
          <table:table-cell office:value-type="string">
            <text:p>Omen</text:p>
          </table:table-cell>
          <table:table-cell office:value-type="float" office:value="2006">
            <text:p>2006</text:p>
          </table:table-cell>
          <table:table-cell office:value-type="string">
            <text:p>tt0466909</text:p>
          </table:table-cell>
          <table:table-cell table:number-columns-repeated="24"/>
        </table:table-row>
        <table:table-row table:style-name="ro1">
          <table:table-cell office:value-type="string">
            <text:p>The Texas Chainsaw Massacre: The Beginning</text:p>
          </table:table-cell>
          <table:table-cell office:value-type="string">
            <text:p>Teksańska masakra piłą mechaniczną: Początek</text:p>
          </table:table-cell>
          <table:table-cell office:value-type="float" office:value="2006">
            <text:p>2006</text:p>
          </table:table-cell>
          <table:table-cell office:value-type="string">
            <text:p>tt0420294</text:p>
          </table:table-cell>
          <table:table-cell table:number-columns-repeated="24"/>
        </table:table-row>
        <table:table-row table:style-name="ro1">
          <table:table-cell office:value-type="string">
            <text:p>The Black Dahlia</text:p>
          </table:table-cell>
          <table:table-cell office:value-type="string">
            <text:p>Czarna Dalia</text:p>
          </table:table-cell>
          <table:table-cell office:value-type="float" office:value="2006">
            <text:p>2006</text:p>
          </table:table-cell>
          <table:table-cell office:value-type="string">
            <text:p>tt0387877</text:p>
          </table:table-cell>
          <table:table-cell table:number-columns-repeated="24"/>
        </table:table-row>
        <table:table-row table:style-name="ro1">
          <table:table-cell office:value-type="string">
            <text:p>A Scanner Darkly</text:p>
          </table:table-cell>
          <table:table-cell office:value-type="string">
            <text:p>Przez ciemne zwierciadło</text:p>
          </table:table-cell>
          <table:table-cell office:value-type="float" office:value="2006">
            <text:p>2006</text:p>
          </table:table-cell>
          <table:table-cell office:value-type="string">
            <text:p>tt040529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hortbus</text:p>
          </table:table-cell>
          <table:table-cell office:value-type="float" office:value="2006">
            <text:p>2006</text:p>
          </table:table-cell>
          <table:table-cell office:value-type="string">
            <text:p>tt0367027</text:p>
          </table:table-cell>
          <table:table-cell table:number-columns-repeated="24"/>
        </table:table-row>
        <table:table-row table:style-name="ro1">
          <table:table-cell office:value-type="string">
            <text:p>Cashback </text:p>
          </table:table-cell>
          <table:table-cell office:value-type="string">
            <text:p>Cashback</text:p>
          </table:table-cell>
          <table:table-cell office:value-type="float" office:value="2006">
            <text:p>2006</text:p>
          </table:table-cell>
          <table:table-cell office:value-type="string">
            <text:p>tt0460740</text:p>
          </table:table-cell>
          <table:table-cell table:number-columns-repeated="24"/>
        </table:table-row>
        <table:table-row table:style-name="ro1">
          <table:table-cell office:value-type="string">
            <text:p>7 Zwerge - Der Wald ist nicht genug</text:p>
          </table:table-cell>
          <table:table-cell office:value-type="string">
            <text:p>7 krasnoludków: Las to za mało!</text:p>
          </table:table-cell>
          <table:table-cell office:value-type="float" office:value="2006">
            <text:p>2006</text:p>
          </table:table-cell>
          <table:table-cell office:value-type="string">
            <text:p>tt0461642</text:p>
          </table:table-cell>
          <table:table-cell table:number-columns-repeated="24"/>
        </table:table-row>
        <table:table-row table:style-name="ro1">
          <table:table-cell office:value-type="string">
            <text:p>Deutschland. Ein Sommermärchen</text:p>
          </table:table-cell>
          <table:table-cell office:value-type="string">
            <text:p>Niemcy. Letnia bajka</text:p>
          </table:table-cell>
          <table:table-cell office:value-type="float" office:value="2006">
            <text:p>2006</text:p>
          </table:table-cell>
          <table:table-cell office:value-type="string">
            <text:p>tt0853060</text:p>
          </table:table-cell>
          <table:table-cell table:number-columns-repeated="24"/>
        </table:table-row>
        <table:table-row table:style-name="ro1">
          <table:table-cell office:value-type="string">
            <text:p>Die Wilden Kerle 3: Die Attacke der Biestigen Biester!</text:p>
          </table:table-cell>
          <table:table-cell office:value-type="string">
            <text:p>Dzika banda 3</text:p>
          </table:table-cell>
          <table:table-cell office:value-type="float" office:value="2006">
            <text:p>2006</text:p>
          </table:table-cell>
          <table:table-cell office:value-type="string">
            <text:p>tt0764283</text:p>
          </table:table-cell>
          <table:table-cell table:number-columns-repeated="24"/>
        </table:table-row>
        <table:table-row table:style-name="ro1">
          <table:table-cell office:value-type="string">
            <text:p>Das Leben der Anderen</text:p>
          </table:table-cell>
          <table:table-cell office:value-type="string">
            <text:p>Życie na podsłuchu</text:p>
          </table:table-cell>
          <table:table-cell office:value-type="float" office:value="2006">
            <text:p>2006</text:p>
          </table:table-cell>
          <table:table-cell office:value-type="string">
            <text:p>tt0405094</text:p>
          </table:table-cell>
          <table:table-cell table:number-columns-repeated="24"/>
        </table:table-row>
        <table:table-row table:style-name="ro1">
          <table:table-cell office:value-type="string">
            <text:p>Das kleine Arschloch und der alte Sack - Sterben ist Scheiße</text:p>
          </table:table-cell>
          <table:table-cell office:value-type="string">
            <text:p>Mały dupek i stara torba - umieranie jest do bani</text:p>
          </table:table-cell>
          <table:table-cell office:value-type="float" office:value="2006">
            <text:p>2006</text:p>
          </table:table-cell>
          <table:table-cell office:value-type="string">
            <text:p>tt048370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wisted Sisters</text:p>
          </table:table-cell>
          <table:table-cell office:value-type="float" office:value="2006">
            <text:p>2006</text:p>
          </table:table-cell>
          <table:table-cell office:value-type="string">
            <text:p>tt0439569</text:p>
          </table:table-cell>
          <table:table-cell table:number-columns-repeated="24"/>
        </table:table-row>
        <table:table-row table:style-name="ro1">
          <table:table-cell office:value-type="string">
            <text:p>Laitakaupungin valot</text:p>
          </table:table-cell>
          <table:table-cell office:value-type="string">
            <text:p>Światła o zmierzchu</text:p>
          </table:table-cell>
          <table:table-cell office:value-type="float" office:value="2006">
            <text:p>2006</text:p>
          </table:table-cell>
          <table:table-cell office:value-type="string">
            <text:p>tt0458242</text:p>
          </table:table-cell>
          <table:table-cell table:number-columns-repeated="24"/>
        </table:table-row>
        <table:table-row table:style-name="ro1">
          <table:table-cell office:value-type="string">
            <text:p>Paris, je t'aime</text:p>
          </table:table-cell>
          <table:table-cell office:value-type="string">
            <text:p>Zakochany Paryż</text:p>
          </table:table-cell>
          <table:table-cell office:value-type="float" office:value="2006">
            <text:p>2006</text:p>
          </table:table-cell>
          <table:table-cell office:value-type="string">
            <text:p>tt0401711</text:p>
          </table:table-cell>
          <table:table-cell table:number-columns-repeated="24"/>
        </table:table-row>
        <table:table-row table:style-name="ro1">
          <table:table-cell office:value-type="string">
            <text:p>Lady Chatterley</text:p>
          </table:table-cell>
          <table:table-cell office:value-type="string">
            <text:p>Kochanek Lady Chatterley</text:p>
          </table:table-cell>
          <table:table-cell office:value-type="float" office:value="2006">
            <text:p>2006</text:p>
          </table:table-cell>
          <table:table-cell office:value-type="string">
            <text:p>tt045988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onamour</text:p>
          </table:table-cell>
          <table:table-cell office:value-type="float" office:value="2006">
            <text:p>2006</text:p>
          </table:table-cell>
          <table:table-cell office:value-type="string">
            <text:p>tt0480919</text:p>
          </table:table-cell>
          <table:table-cell table:number-columns-repeated="24"/>
        </table:table-row>
        <table:table-row table:style-name="ro1">
          <table:table-cell office:value-type="string">
            <text:p>El laberinto del fauno</text:p>
          </table:table-cell>
          <table:table-cell office:value-type="string">
            <text:p>Labirynt fauna</text:p>
          </table:table-cell>
          <table:table-cell office:value-type="float" office:value="2006">
            <text:p>2006</text:p>
          </table:table-cell>
          <table:table-cell office:value-type="string">
            <text:p>tt0457430</text:p>
          </table:table-cell>
          <table:table-cell table:number-columns-repeated="24"/>
        </table:table-row>
        <table:table-row table:style-name="ro1">
          <table:table-cell office:value-type="string">
            <text:p>The Girl Who Leapt Through Time</text:p>
          </table:table-cell>
          <table:table-cell office:value-type="string">
            <text:p>O dziewczynie skaczącej przez czas</text:p>
          </table:table-cell>
          <table:table-cell office:value-type="float" office:value="2006">
            <text:p>2006</text:p>
          </table:table-cell>
          <table:table-cell office:value-type="string">
            <text:p>tt0808506</text:p>
          </table:table-cell>
          <table:table-cell table:number-columns-repeated="24"/>
        </table:table-row>
        <table:table-row table:style-name="ro1">
          <table:table-cell office:value-type="string">
            <text:p>Tekkonkinkreet</text:p>
          </table:table-cell>
          <table:table-cell office:value-type="string">
            <text:p>Tekkon kinkurîto</text:p>
          </table:table-cell>
          <table:table-cell office:value-type="float" office:value="2006">
            <text:p>2006</text:p>
          </table:table-cell>
          <table:table-cell office:value-type="string">
            <text:p>tt083188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Paprika</text:p>
          </table:table-cell>
          <table:table-cell office:value-type="float" office:value="2006">
            <text:p>2006</text:p>
          </table:table-cell>
          <table:table-cell office:value-type="string">
            <text:p>tt0851578</text:p>
          </table:table-cell>
          <table:table-cell table:number-columns-repeated="24"/>
        </table:table-row>
        <table:table-row table:style-name="ro1">
          <table:table-cell office:value-type="string">
            <text:p>Pirates of the Caribbean: At World's End</text:p>
          </table:table-cell>
          <table:table-cell office:value-type="string">
            <text:p>Piraci z Karaibów: Na krańcu świata</text:p>
          </table:table-cell>
          <table:table-cell office:value-type="float" office:value="2007">
            <text:p>2007</text:p>
          </table:table-cell>
          <table:table-cell office:value-type="string">
            <text:p>tt0449088</text:p>
          </table:table-cell>
          <table:table-cell table:number-columns-repeated="24"/>
        </table:table-row>
        <table:table-row table:style-name="ro1">
          <table:table-cell office:value-type="string">
            <text:p>Harry Potter and the Order of the Phoenix</text:p>
          </table:table-cell>
          <table:table-cell office:value-type="string">
            <text:p>Harry Potter i Zakon Feniksa</text:p>
          </table:table-cell>
          <table:table-cell office:value-type="float" office:value="2007">
            <text:p>2007</text:p>
          </table:table-cell>
          <table:table-cell office:value-type="string">
            <text:p>tt0373889</text:p>
          </table:table-cell>
          <table:table-cell table:number-columns-repeated="24"/>
        </table:table-row>
        <table:table-row table:style-name="ro1">
          <table:table-cell office:value-type="string">
            <text:p>Spider-Man 3 </text:p>
          </table:table-cell>
          <table:table-cell office:value-type="string">
            <text:p>Spider-Man 3</text:p>
          </table:table-cell>
          <table:table-cell office:value-type="float" office:value="2007">
            <text:p>2007</text:p>
          </table:table-cell>
          <table:table-cell office:value-type="string">
            <text:p>tt0413300</text:p>
          </table:table-cell>
          <table:table-cell table:number-columns-repeated="24"/>
        </table:table-row>
        <table:table-row table:style-name="ro1">
          <table:table-cell office:value-type="string">
            <text:p>Shrek the Third</text:p>
          </table:table-cell>
          <table:table-cell office:value-type="string">
            <text:p>Shrek Trzeci</text:p>
          </table:table-cell>
          <table:table-cell office:value-type="float" office:value="2007">
            <text:p>2007</text:p>
          </table:table-cell>
          <table:table-cell office:value-type="string">
            <text:p>tt041326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ransformers</text:p>
          </table:table-cell>
          <table:table-cell office:value-type="float" office:value="2007">
            <text:p>2007</text:p>
          </table:table-cell>
          <table:table-cell office:value-type="string">
            <text:p>tt0418279</text:p>
          </table:table-cell>
          <table:table-cell table:number-columns-repeated="24"/>
        </table:table-row>
        <table:table-row table:style-name="ro1">
          <table:table-cell office:value-type="string">
            <text:p>Ratatouille</text:p>
          </table:table-cell>
          <table:table-cell office:value-type="string">
            <text:p>Ratatuj</text:p>
          </table:table-cell>
          <table:table-cell office:value-type="float" office:value="2007">
            <text:p>2007</text:p>
          </table:table-cell>
          <table:table-cell office:value-type="string">
            <text:p>tt0382932</text:p>
          </table:table-cell>
          <table:table-cell table:number-columns-repeated="24"/>
        </table:table-row>
        <table:table-row table:style-name="ro1">
          <table:table-cell office:value-type="string">
            <text:p>The Simpsons Movie</text:p>
          </table:table-cell>
          <table:table-cell office:value-type="string">
            <text:p>Simpsonowie: Wersja kinowa</text:p>
          </table:table-cell>
          <table:table-cell office:value-type="float" office:value="2007">
            <text:p>2007</text:p>
          </table:table-cell>
          <table:table-cell office:value-type="string">
            <text:p>tt0462538</text:p>
          </table:table-cell>
          <table:table-cell table:number-columns-repeated="24"/>
        </table:table-row>
        <table:table-row table:style-name="ro1">
          <table:table-cell office:value-type="string">
            <text:p>National Treasure 2: Book of Secrets</text:p>
          </table:table-cell>
          <table:table-cell office:value-type="string">
            <text:p>Skarb narodów: Księga tajemnic</text:p>
          </table:table-cell>
          <table:table-cell office:value-type="float" office:value="2007">
            <text:p>2007</text:p>
          </table:table-cell>
          <table:table-cell office:value-type="string">
            <text:p>tt0465234</text:p>
          </table:table-cell>
          <table:table-cell table:number-columns-repeated="24"/>
        </table:table-row>
        <table:table-row table:style-name="ro1">
          <table:table-cell office:value-type="string">
            <text:p>Atonement</text:p>
          </table:table-cell>
          <table:table-cell office:value-type="string">
            <text:p>Pokuta</text:p>
          </table:table-cell>
          <table:table-cell office:value-type="float" office:value="2007">
            <text:p>2007</text:p>
          </table:table-cell>
          <table:table-cell office:value-type="string">
            <text:p>tt0783233</text:p>
          </table:table-cell>
          <table:table-cell table:number-columns-repeated="24"/>
        </table:table-row>
        <table:table-row table:style-name="ro1">
          <table:table-cell office:value-type="string">
            <text:p>Zodiac</text:p>
          </table:table-cell>
          <table:table-cell office:value-type="string">
            <text:p>Zodiak</text:p>
          </table:table-cell>
          <table:table-cell office:value-type="float" office:value="2007">
            <text:p>2007</text:p>
          </table:table-cell>
          <table:table-cell office:value-type="string">
            <text:p>tt0443706</text:p>
          </table:table-cell>
          <table:table-cell table:number-columns-repeated="24"/>
        </table:table-row>
        <table:table-row table:style-name="ro1">
          <table:table-cell office:value-type="string">
            <text:p>Premonition</text:p>
          </table:table-cell>
          <table:table-cell office:value-type="string">
            <text:p>Przeczucie</text:p>
          </table:table-cell>
          <table:table-cell office:value-type="float" office:value="2007">
            <text:p>2007</text:p>
          </table:table-cell>
          <table:table-cell office:value-type="string">
            <text:p>tt0477071</text:p>
          </table:table-cell>
          <table:table-cell table:number-columns-repeated="24"/>
        </table:table-row>
        <table:table-row table:style-name="ro1">
          <table:table-cell office:value-type="string">
            <text:p>Hannibal Rising</text:p>
          </table:table-cell>
          <table:table-cell office:value-type="string">
            <text:p>Hannibal. Po drugiej stronie maski</text:p>
          </table:table-cell>
          <table:table-cell office:value-type="float" office:value="2007">
            <text:p>2007</text:p>
          </table:table-cell>
          <table:table-cell office:value-type="string">
            <text:p>tt0367959</text:p>
          </table:table-cell>
          <table:table-cell table:number-columns-repeated="24"/>
        </table:table-row>
        <table:table-row table:style-name="ro1">
          <table:table-cell office:value-type="string">
            <text:p>I Am Legend</text:p>
          </table:table-cell>
          <table:table-cell office:value-type="string">
            <text:p>Jestem legendą</text:p>
          </table:table-cell>
          <table:table-cell office:value-type="float" office:value="2007">
            <text:p>2007</text:p>
          </table:table-cell>
          <table:table-cell office:value-type="string">
            <text:p>tt0480249</text:p>
          </table:table-cell>
          <table:table-cell table:number-columns-repeated="24"/>
        </table:table-row>
        <table:table-row table:style-name="ro1">
          <table:table-cell office:value-type="string">
            <text:p>The Bourne Ultimatum</text:p>
          </table:table-cell>
          <table:table-cell office:value-type="string">
            <text:p>Ultimatum Bourne'a</text:p>
          </table:table-cell>
          <table:table-cell office:value-type="float" office:value="2007">
            <text:p>2007</text:p>
          </table:table-cell>
          <table:table-cell office:value-type="string">
            <text:p>tt0440963</text:p>
          </table:table-cell>
          <table:table-cell table:number-columns-repeated="24"/>
        </table:table-row>
        <table:table-row table:style-name="ro1">
          <table:table-cell office:value-type="string">
            <text:p>The Golden Compass</text:p>
          </table:table-cell>
          <table:table-cell office:value-type="string">
            <text:p>Złoty kompas</text:p>
          </table:table-cell>
          <table:table-cell office:value-type="float" office:value="2007">
            <text:p>2007</text:p>
          </table:table-cell>
          <table:table-cell office:value-type="string">
            <text:p>tt0385752</text:p>
          </table:table-cell>
          <table:table-cell table:number-columns-repeated="24"/>
        </table:table-row>
        <table:table-row table:style-name="ro1">
          <table:table-cell office:value-type="string">
            <text:p>Alvin and the Chipmunks</text:p>
          </table:table-cell>
          <table:table-cell office:value-type="string">
            <text:p>Alvin i wiewiórki</text:p>
          </table:table-cell>
          <table:table-cell office:value-type="float" office:value="2007">
            <text:p>2007</text:p>
          </table:table-cell>
          <table:table-cell office:value-type="string">
            <text:p>tt0952640</text:p>
          </table:table-cell>
          <table:table-cell table:number-columns-repeated="24"/>
        </table:table-row>
        <table:table-row table:style-name="ro1">
          <table:table-cell office:value-type="string">
            <text:p>Enchanted</text:p>
          </table:table-cell>
          <table:table-cell office:value-type="string">
            <text:p>Zaczarowana</text:p>
          </table:table-cell>
          <table:table-cell office:value-type="float" office:value="2007">
            <text:p>2007</text:p>
          </table:table-cell>
          <table:table-cell office:value-type="string">
            <text:p>tt0461770</text:p>
          </table:table-cell>
          <table:table-cell table:number-columns-repeated="24"/>
        </table:table-row>
        <table:table-row table:style-name="ro1">
          <table:table-cell office:value-type="string">
            <text:p>Ocean's Thirteen</text:p>
          </table:table-cell>
          <table:table-cell office:value-type="string">
            <text:p>Ocean's 13</text:p>
          </table:table-cell>
          <table:table-cell office:value-type="float" office:value="2007">
            <text:p>2007</text:p>
          </table:table-cell>
          <table:table-cell office:value-type="string">
            <text:p>tt0496806</text:p>
          </table:table-cell>
          <table:table-cell table:number-columns-repeated="24"/>
        </table:table-row>
        <table:table-row table:style-name="ro1">
          <table:table-cell office:value-type="string">
            <text:p>Fantastic Four: Rise of the Silver Surfer</text:p>
          </table:table-cell>
          <table:table-cell office:value-type="string">
            <text:p>Fantastyczna Czwórka: Narodziny Srebrnego Surfera</text:p>
          </table:table-cell>
          <table:table-cell office:value-type="float" office:value="2007">
            <text:p>2007</text:p>
          </table:table-cell>
          <table:table-cell office:value-type="string">
            <text:p>tt0486576</text:p>
          </table:table-cell>
          <table:table-cell table:number-columns-repeated="24"/>
        </table:table-row>
        <table:table-row table:style-name="ro1">
          <table:table-cell office:value-type="string">
            <text:p>Bee Movie</text:p>
          </table:table-cell>
          <table:table-cell office:value-type="string">
            <text:p>Film o pszczołach</text:p>
          </table:table-cell>
          <table:table-cell office:value-type="float" office:value="2007">
            <text:p>2007</text:p>
          </table:table-cell>
          <table:table-cell office:value-type="string">
            <text:p>tt0389790</text:p>
          </table:table-cell>
          <table:table-cell table:number-columns-repeated="24"/>
        </table:table-row>
        <table:table-row table:style-name="ro1">
          <table:table-cell office:value-type="string">
            <text:p>American Gangster</text:p>
          </table:table-cell>
          <table:table-cell office:value-type="string">
            <text:p>Amerykański gangster</text:p>
          </table:table-cell>
          <table:table-cell office:value-type="float" office:value="2007">
            <text:p>2007</text:p>
          </table:table-cell>
          <table:table-cell office:value-type="string">
            <text:p>tt0765429</text:p>
          </table:table-cell>
          <table:table-cell table:number-columns-repeated="24"/>
        </table:table-row>
        <table:table-row table:style-name="ro1">
          <table:table-cell office:value-type="string">
            <text:p>Rush Hour 3</text:p>
          </table:table-cell>
          <table:table-cell office:value-type="string">
            <text:p>Godziny szczytu 3</text:p>
          </table:table-cell>
          <table:table-cell office:value-type="float" office:value="2007">
            <text:p>2007</text:p>
          </table:table-cell>
          <table:table-cell office:value-type="string">
            <text:p>tt0293564</text:p>
          </table:table-cell>
          <table:table-cell table:number-columns-repeated="24"/>
        </table:table-row>
        <table:table-row table:style-name="ro1">
          <table:table-cell office:value-type="string">
            <text:p>Wild Hogs</text:p>
          </table:table-cell>
          <table:table-cell office:value-type="string">
            <text:p>Gang dzikich wieprzy</text:p>
          </table:table-cell>
          <table:table-cell office:value-type="float" office:value="2007">
            <text:p>2007</text:p>
          </table:table-cell>
          <table:table-cell office:value-type="string">
            <text:p>tt048694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uno</text:p>
          </table:table-cell>
          <table:table-cell office:value-type="float" office:value="2007">
            <text:p>2007</text:p>
          </table:table-cell>
          <table:table-cell office:value-type="string">
            <text:p>tt0467406</text:p>
          </table:table-cell>
          <table:table-cell table:number-columns-repeated="24"/>
        </table:table-row>
        <table:table-row table:style-name="ro1">
          <table:table-cell office:value-type="string">
            <text:p>Mr. Bean's Holiday</text:p>
          </table:table-cell>
          <table:table-cell office:value-type="string">
            <text:p>Wakacje Jasia Fasoli</text:p>
          </table:table-cell>
          <table:table-cell office:value-type="float" office:value="2007">
            <text:p>2007</text:p>
          </table:table-cell>
          <table:table-cell office:value-type="string">
            <text:p>tt045345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Ghost Rider</text:p>
          </table:table-cell>
          <table:table-cell office:value-type="float" office:value="2007">
            <text:p>2007</text:p>
          </table:table-cell>
          <table:table-cell office:value-type="string">
            <text:p>tt0259324</text:p>
          </table:table-cell>
          <table:table-cell table:number-columns-repeated="24"/>
        </table:table-row>
        <table:table-row table:style-name="ro1">
          <table:table-cell office:value-type="string">
            <text:p>Evan Almighty</text:p>
          </table:table-cell>
          <table:table-cell office:value-type="string">
            <text:p>Evan Wszechmogący</text:p>
          </table:table-cell>
          <table:table-cell office:value-type="float" office:value="2007">
            <text:p>2007</text:p>
          </table:table-cell>
          <table:table-cell office:value-type="string">
            <text:p>tt0413099</text:p>
          </table:table-cell>
          <table:table-cell table:number-columns-repeated="24"/>
        </table:table-row>
        <table:table-row table:style-name="ro1">
          <table:table-cell office:value-type="string">
            <text:p>Saw IV</text:p>
          </table:table-cell>
          <table:table-cell office:value-type="string">
            <text:p>Piła IV</text:p>
          </table:table-cell>
          <table:table-cell office:value-type="float" office:value="2007">
            <text:p>2007</text:p>
          </table:table-cell>
          <table:table-cell office:value-type="string">
            <text:p>tt0890870</text:p>
          </table:table-cell>
          <table:table-cell table:number-columns-repeated="24"/>
        </table:table-row>
        <table:table-row table:style-name="ro1">
          <table:table-cell office:value-type="string">
            <text:p>The Number 23</text:p>
          </table:table-cell>
          <table:table-cell office:value-type="string">
            <text:p>Numer 23</text:p>
          </table:table-cell>
          <table:table-cell office:value-type="float" office:value="2007">
            <text:p>2007</text:p>
          </table:table-cell>
          <table:table-cell office:value-type="string">
            <text:p>tt0481369</text:p>
          </table:table-cell>
          <table:table-cell table:number-columns-repeated="24"/>
        </table:table-row>
        <table:table-row table:style-name="ro1">
          <table:table-cell office:value-type="string">
            <text:p>28 Weeks Later</text:p>
          </table:table-cell>
          <table:table-cell office:value-type="string">
            <text:p>28 tygodni później</text:p>
          </table:table-cell>
          <table:table-cell office:value-type="float" office:value="2007">
            <text:p>2007</text:p>
          </table:table-cell>
          <table:table-cell office:value-type="string">
            <text:p>tt0463854</text:p>
          </table:table-cell>
          <table:table-cell table:number-columns-repeated="24"/>
        </table:table-row>
        <table:table-row table:style-name="ro1">
          <table:table-cell office:value-type="string">
            <text:p>Elizabeth: The Golden Age</text:p>
          </table:table-cell>
          <table:table-cell office:value-type="string">
            <text:p>Elizabeth: Złoty wiek</text:p>
          </table:table-cell>
          <table:table-cell office:value-type="float" office:value="2007">
            <text:p>2007</text:p>
          </table:table-cell>
          <table:table-cell office:value-type="string">
            <text:p>tt041405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Funny Games</text:p>
          </table:table-cell>
          <table:table-cell office:value-type="float" office:value="2007">
            <text:p>2007</text:p>
          </table:table-cell>
          <table:table-cell office:value-type="string">
            <text:p>tt0808279</text:p>
          </table:table-cell>
          <table:table-cell table:number-columns-repeated="24"/>
        </table:table-row>
        <table:table-row table:style-name="ro1">
          <table:table-cell office:value-type="string">
            <text:p>Aliens vs. Predator: Requiem</text:p>
          </table:table-cell>
          <table:table-cell office:value-type="string">
            <text:p>Obcy kontra Predator 2</text:p>
          </table:table-cell>
          <table:table-cell office:value-type="float" office:value="2007">
            <text:p>2007</text:p>
          </table:table-cell>
          <table:table-cell office:value-type="string">
            <text:p>tt0758730</text:p>
          </table:table-cell>
          <table:table-cell table:number-columns-repeated="24"/>
        </table:table-row>
        <table:table-row table:style-name="ro1">
          <table:table-cell office:value-type="string">
            <text:p>Diary of the Dead</text:p>
          </table:table-cell>
          <table:table-cell office:value-type="string">
            <text:p>Diary of the Dead: Kroniki żywych trupów</text:p>
          </table:table-cell>
          <table:table-cell office:value-type="float" office:value="2007">
            <text:p>2007</text:p>
          </table:table-cell>
          <table:table-cell office:value-type="string">
            <text:p>tt0848557</text:p>
          </table:table-cell>
          <table:table-cell table:number-columns-repeated="24"/>
        </table:table-row>
        <table:table-row table:style-name="ro1">
          <table:table-cell office:value-type="string">
            <text:p>Lust, Caution</text:p>
          </table:table-cell>
          <table:table-cell office:value-type="string">
            <text:p>Ostrożnie, pożądanie</text:p>
          </table:table-cell>
          <table:table-cell office:value-type="float" office:value="2007">
            <text:p>2007</text:p>
          </table:table-cell>
          <table:table-cell office:value-type="string">
            <text:p>tt0808357</text:p>
          </table:table-cell>
          <table:table-cell table:number-columns-repeated="24"/>
        </table:table-row>
        <table:table-row table:style-name="ro1">
          <table:table-cell office:value-type="string">
            <text:p>Resident Evil: Extinction</text:p>
          </table:table-cell>
          <table:table-cell office:value-type="string">
            <text:p>Resident Evil: Zagłada</text:p>
          </table:table-cell>
          <table:table-cell office:value-type="float" office:value="2007">
            <text:p>2007</text:p>
          </table:table-cell>
          <table:table-cell office:value-type="string">
            <text:p>tt0432021</text:p>
          </table:table-cell>
          <table:table-cell table:number-columns-repeated="24"/>
        </table:table-row>
        <table:table-row table:style-name="ro1">
          <table:table-cell office:value-type="string">
            <text:p>Rabbit Without Ears</text:p>
          </table:table-cell>
          <table:table-cell office:value-type="string">
            <text:p>Miłość z przedszkola</text:p>
          </table:table-cell>
          <table:table-cell office:value-type="float" office:value="2007">
            <text:p>2007</text:p>
          </table:table-cell>
          <table:table-cell office:value-type="string">
            <text:p>tt0960790</text:p>
          </table:table-cell>
          <table:table-cell table:number-columns-repeated="24"/>
        </table:table-row>
        <table:table-row table:style-name="ro1">
          <table:table-cell office:value-type="string">
            <text:p>The Wild Soccer Bunch 4</text:p>
          </table:table-cell>
          <table:table-cell office:value-type="string">
            <text:p>Dzika banda 4</text:p>
          </table:table-cell>
          <table:table-cell office:value-type="float" office:value="2007">
            <text:p>2007</text:p>
          </table:table-cell>
          <table:table-cell office:value-type="string">
            <text:p>tt0811159</text:p>
          </table:table-cell>
          <table:table-cell table:number-columns-repeated="24"/>
        </table:table-row>
        <table:table-row table:style-name="ro1">
          <table:table-cell office:value-type="string">
            <text:p>Lissi und der wilde Kaiser</text:p>
          </table:table-cell>
          <table:table-cell office:value-type="string">
            <text:p>Lissi na lodzie</text:p>
          </table:table-cell>
          <table:table-cell office:value-type="float" office:value="2007">
            <text:p>2007</text:p>
          </table:table-cell>
          <table:table-cell office:value-type="string">
            <text:p>tt0498525</text:p>
          </table:table-cell>
          <table:table-cell table:number-columns-repeated="24"/>
        </table:table-row>
        <table:table-row table:style-name="ro1">
          <table:table-cell office:value-type="string">
            <text:p>Neues vom Wixxer</text:p>
          </table:table-cell>
          <table:table-cell office:value-type="string">
            <text:p>Wiadomości od Wixxer</text:p>
          </table:table-cell>
          <table:table-cell office:value-type="float" office:value="2007">
            <text:p>2007</text:p>
          </table:table-cell>
          <table:table-cell office:value-type="string">
            <text:p>tt0446009</text:p>
          </table:table-cell>
          <table:table-cell table:number-columns-repeated="24"/>
        </table:table-row>
        <table:table-row table:style-name="ro1">
          <table:table-cell office:value-type="string">
            <text:p>Earth</text:p>
          </table:table-cell>
          <table:table-cell office:value-type="string">
            <text:p>Earth – Ziemia</text:p>
          </table:table-cell>
          <table:table-cell office:value-type="float" office:value="2007">
            <text:p>2007</text:p>
          </table:table-cell>
          <table:table-cell office:value-type="string">
            <text:p>tt0393597</text:p>
          </table:table-cell>
          <table:table-cell table:number-columns-repeated="24"/>
        </table:table-row>
        <table:table-row table:style-name="ro1">
          <table:table-cell office:value-type="string">
            <text:p>Taxi Quatre</text:p>
          </table:table-cell>
          <table:table-cell office:value-type="string">
            <text:p>Taxi 4</text:p>
          </table:table-cell>
          <table:table-cell office:value-type="float" office:value="2007">
            <text:p>2007</text:p>
          </table:table-cell>
          <table:table-cell office:value-type="string">
            <text:p>tt0804540</text:p>
          </table:table-cell>
          <table:table-cell table:number-columns-repeated="24"/>
        </table:table-row>
        <table:table-row table:style-name="ro1">
          <table:table-cell office:value-type="string">
            <text:p>The Dark Knight</text:p>
          </table:table-cell>
          <table:table-cell office:value-type="string">
            <text:p>Mroczny Rycerz</text:p>
          </table:table-cell>
          <table:table-cell office:value-type="float" office:value="2008">
            <text:p>2008</text:p>
          </table:table-cell>
          <table:table-cell office:value-type="string">
            <text:p>tt0468569</text:p>
          </table:table-cell>
          <table:table-cell table:number-columns-repeated="24"/>
        </table:table-row>
        <table:table-row table:style-name="ro1">
          <table:table-cell office:value-type="string">
            <text:p>Indiana Jones and the Kingdom of the Crystal Skull</text:p>
          </table:table-cell>
          <table:table-cell office:value-type="string">
            <text:p>Indiana Jones i Królestwo Kryształowej Czaszki</text:p>
          </table:table-cell>
          <table:table-cell office:value-type="float" office:value="2008">
            <text:p>2008</text:p>
          </table:table-cell>
          <table:table-cell office:value-type="string">
            <text:p>tt036788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Kung Fu Panda</text:p>
          </table:table-cell>
          <table:table-cell office:value-type="float" office:value="2008">
            <text:p>2008</text:p>
          </table:table-cell>
          <table:table-cell office:value-type="string">
            <text:p>tt0441773</text:p>
          </table:table-cell>
          <table:table-cell table:number-columns-repeated="24"/>
        </table:table-row>
        <table:table-row table:style-name="ro1">
          <table:table-cell office:value-type="string">
            <text:p>Madagascar: Escape 2 Africa</text:p>
          </table:table-cell>
          <table:table-cell office:value-type="string">
            <text:p>Madagaskar 2</text:p>
          </table:table-cell>
          <table:table-cell office:value-type="float" office:value="2008">
            <text:p>2008</text:p>
          </table:table-cell>
          <table:table-cell office:value-type="string">
            <text:p>tt047995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Quantum of Solace</text:p>
          </table:table-cell>
          <table:table-cell office:value-type="float" office:value="2008">
            <text:p>2008</text:p>
          </table:table-cell>
          <table:table-cell office:value-type="string">
            <text:p>tt083051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ALL·E</text:p>
          </table:table-cell>
          <table:table-cell office:value-type="float" office:value="2008">
            <text:p>2008</text:p>
          </table:table-cell>
          <table:table-cell office:value-type="string">
            <text:p>tt0910970</text:p>
          </table:table-cell>
          <table:table-cell table:number-columns-repeated="24"/>
        </table:table-row>
        <table:table-row table:style-name="ro1">
          <table:table-cell office:value-type="string">
            <text:p>The Chronicles of Narnia: Prince Caspian</text:p>
          </table:table-cell>
          <table:table-cell office:value-type="string">
            <text:p>Opowieści z Narnii: Książę Kaspian</text:p>
          </table:table-cell>
          <table:table-cell office:value-type="float" office:value="2008">
            <text:p>2008</text:p>
          </table:table-cell>
          <table:table-cell office:value-type="string">
            <text:p>tt0499448</text:p>
          </table:table-cell>
          <table:table-cell table:number-columns-repeated="24"/>
        </table:table-row>
        <table:table-row table:style-name="ro1">
          <table:table-cell office:value-type="string">
            <text:p>Twilight</text:p>
          </table:table-cell>
          <table:table-cell office:value-type="string">
            <text:p>Zmierzch</text:p>
          </table:table-cell>
          <table:table-cell office:value-type="float" office:value="2008">
            <text:p>2008</text:p>
          </table:table-cell>
          <table:table-cell office:value-type="string">
            <text:p>tt1099212</text:p>
          </table:table-cell>
          <table:table-cell table:number-columns-repeated="24"/>
        </table:table-row>
        <table:table-row table:style-name="ro1">
          <table:table-cell office:value-type="string">
            <text:p>Slumdog Millionaire</text:p>
          </table:table-cell>
          <table:table-cell office:value-type="string">
            <text:p>Slumdog. Milioner z ulicy</text:p>
          </table:table-cell>
          <table:table-cell office:value-type="float" office:value="2008">
            <text:p>2008</text:p>
          </table:table-cell>
          <table:table-cell office:value-type="string">
            <text:p>tt1010048</text:p>
          </table:table-cell>
          <table:table-cell table:number-columns-repeated="24"/>
        </table:table-row>
        <table:table-row table:style-name="ro1">
          <table:table-cell office:value-type="string">
            <text:p>The Curious Case of Benjamin Button</text:p>
          </table:table-cell>
          <table:table-cell office:value-type="string">
            <text:p>Ciekawy przypadek Benjamina Buttona</text:p>
          </table:table-cell>
          <table:table-cell office:value-type="float" office:value="2008">
            <text:p>2008</text:p>
          </table:table-cell>
          <table:table-cell office:value-type="string">
            <text:p>tt0421715</text:p>
          </table:table-cell>
          <table:table-cell table:number-columns-repeated="24"/>
        </table:table-row>
        <table:table-row table:style-name="ro1">
          <table:table-cell office:value-type="string">
            <text:p>10,000 BC</text:p>
          </table:table-cell>
          <table:table-cell office:value-type="string">
            <text:p>10,000 BC: Prehistoryczna legenda</text:p>
          </table:table-cell>
          <table:table-cell office:value-type="float" office:value="2008">
            <text:p>2008</text:p>
          </table:table-cell>
          <table:table-cell office:value-type="string">
            <text:p>tt0443649</text:p>
          </table:table-cell>
          <table:table-cell table:number-columns-repeated="24"/>
        </table:table-row>
        <table:table-row table:style-name="ro1">
          <table:table-cell office:value-type="string">
            <text:p>Cloverfield</text:p>
          </table:table-cell>
          <table:table-cell office:value-type="string">
            <text:p>Projekt: Monster</text:p>
          </table:table-cell>
          <table:table-cell office:value-type="float" office:value="2008">
            <text:p>2008</text:p>
          </table:table-cell>
          <table:table-cell office:value-type="string">
            <text:p>tt1060277</text:p>
          </table:table-cell>
          <table:table-cell table:number-columns-repeated="24"/>
        </table:table-row>
        <table:table-row table:style-name="ro1">
          <table:table-cell office:value-type="string">
            <text:p>Rambo </text:p>
          </table:table-cell>
          <table:table-cell office:value-type="string">
            <text:p>John Rambo</text:p>
          </table:table-cell>
          <table:table-cell office:value-type="float" office:value="2008">
            <text:p>2008</text:p>
          </table:table-cell>
          <table:table-cell office:value-type="string">
            <text:p>tt0462499</text:p>
          </table:table-cell>
          <table:table-cell table:number-columns-repeated="24"/>
        </table:table-row>
        <table:table-row table:style-name="ro1">
          <table:table-cell office:value-type="string">
            <text:p>The X Files: I Want to Believe</text:p>
          </table:table-cell>
          <table:table-cell office:value-type="string">
            <text:p>Z archiwum X: Chcę wierzyć</text:p>
          </table:table-cell>
          <table:table-cell office:value-type="float" office:value="2008">
            <text:p>2008</text:p>
          </table:table-cell>
          <table:table-cell office:value-type="string">
            <text:p>tt044370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ancock</text:p>
          </table:table-cell>
          <table:table-cell office:value-type="float" office:value="2008">
            <text:p>2008</text:p>
          </table:table-cell>
          <table:table-cell office:value-type="string">
            <text:p>tt044815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amma Mia!</text:p>
          </table:table-cell>
          <table:table-cell office:value-type="float" office:value="2008">
            <text:p>2008</text:p>
          </table:table-cell>
          <table:table-cell office:value-type="string">
            <text:p>tt079542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ron Man</text:p>
          </table:table-cell>
          <table:table-cell office:value-type="float" office:value="2008">
            <text:p>2008</text:p>
          </table:table-cell>
          <table:table-cell office:value-type="string">
            <text:p>tt037174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ncredible Hulk</text:p>
          </table:table-cell>
          <table:table-cell office:value-type="float" office:value="2008">
            <text:p>2008</text:p>
          </table:table-cell>
          <table:table-cell office:value-type="string">
            <text:p>tt0800080</text:p>
          </table:table-cell>
          <table:table-cell table:number-columns-repeated="24"/>
        </table:table-row>
        <table:table-row table:style-name="ro1">
          <table:table-cell office:value-type="string">
            <text:p>Sex and the City</text:p>
          </table:table-cell>
          <table:table-cell office:value-type="string">
            <text:p>Seks w wielkim mieście</text:p>
          </table:table-cell>
          <table:table-cell office:value-type="float" office:value="2008">
            <text:p>2008</text:p>
          </table:table-cell>
          <table:table-cell office:value-type="string">
            <text:p>tt1000774</text:p>
          </table:table-cell>
          <table:table-cell table:number-columns-repeated="24"/>
        </table:table-row>
        <table:table-row table:style-name="ro1">
          <table:table-cell office:value-type="string">
            <text:p>Wanted</text:p>
          </table:table-cell>
          <table:table-cell office:value-type="string">
            <text:p>Wanted – Ścigani</text:p>
          </table:table-cell>
          <table:table-cell office:value-type="float" office:value="2008">
            <text:p>2008</text:p>
          </table:table-cell>
          <table:table-cell office:value-type="string">
            <text:p>tt0493464</text:p>
          </table:table-cell>
          <table:table-cell table:number-columns-repeated="24"/>
        </table:table-row>
        <table:table-row table:style-name="ro1">
          <table:table-cell office:value-type="string">
            <text:p>Bolt</text:p>
          </table:table-cell>
          <table:table-cell office:value-type="string">
            <text:p>Piorun</text:p>
          </table:table-cell>
          <table:table-cell office:value-type="float" office:value="2008">
            <text:p>2008</text:p>
          </table:table-cell>
          <table:table-cell office:value-type="string">
            <text:p>tt0397892</text:p>
          </table:table-cell>
          <table:table-cell table:number-columns-repeated="24"/>
        </table:table-row>
        <table:table-row table:style-name="ro1">
          <table:table-cell office:value-type="string">
            <text:p>Horton Hears a Who!</text:p>
          </table:table-cell>
          <table:table-cell office:value-type="string">
            <text:p>Horton słyszy Ktosia!</text:p>
          </table:table-cell>
          <table:table-cell office:value-type="float" office:value="2008">
            <text:p>2008</text:p>
          </table:table-cell>
          <table:table-cell office:value-type="string">
            <text:p>tt045107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Gran Torino</text:p>
          </table:table-cell>
          <table:table-cell office:value-type="float" office:value="2008">
            <text:p>2008</text:p>
          </table:table-cell>
          <table:table-cell office:value-type="string">
            <text:p>tt1205489</text:p>
          </table:table-cell>
          <table:table-cell table:number-columns-repeated="24"/>
        </table:table-row>
        <table:table-row table:style-name="ro1">
          <table:table-cell office:value-type="string">
            <text:p>Journey to the Center of the Earth</text:p>
          </table:table-cell>
          <table:table-cell office:value-type="string">
            <text:p>Podróż do wnętrza Ziemi</text:p>
          </table:table-cell>
          <table:table-cell office:value-type="float" office:value="2008">
            <text:p>2008</text:p>
          </table:table-cell>
          <table:table-cell office:value-type="string">
            <text:p>tt0373051</text:p>
          </table:table-cell>
          <table:table-cell table:number-columns-repeated="24"/>
        </table:table-row>
        <table:table-row table:style-name="ro1">
          <table:table-cell office:value-type="string">
            <text:p>The Day the Earth Stood Still</text:p>
          </table:table-cell>
          <table:table-cell office:value-type="string">
            <text:p>Dzień, w którym zatrzymała się Ziemia</text:p>
          </table:table-cell>
          <table:table-cell office:value-type="float" office:value="2008">
            <text:p>2008</text:p>
          </table:table-cell>
          <table:table-cell office:value-type="string">
            <text:p>tt0970416</text:p>
          </table:table-cell>
          <table:table-cell table:number-columns-repeated="24"/>
        </table:table-row>
        <table:table-row table:style-name="ro1">
          <table:table-cell office:value-type="string">
            <text:p>Saw V</text:p>
          </table:table-cell>
          <table:table-cell office:value-type="string">
            <text:p>Piła V</text:p>
          </table:table-cell>
          <table:table-cell office:value-type="float" office:value="2008">
            <text:p>2008</text:p>
          </table:table-cell>
          <table:table-cell office:value-type="string">
            <text:p>tt1132626</text:p>
          </table:table-cell>
          <table:table-cell table:number-columns-repeated="24"/>
        </table:table-row>
        <table:table-row table:style-name="ro1">
          <table:table-cell office:value-type="string">
            <text:p>Definitely, Maybe</text:p>
          </table:table-cell>
          <table:table-cell office:value-type="string">
            <text:p>Na pewno, być może</text:p>
          </table:table-cell>
          <table:table-cell office:value-type="float" office:value="2008">
            <text:p>2008</text:p>
          </table:table-cell>
          <table:table-cell office:value-type="string">
            <text:p>tt0832266</text:p>
          </table:table-cell>
          <table:table-cell table:number-columns-repeated="24"/>
        </table:table-row>
        <table:table-row table:style-name="ro1">
          <table:table-cell office:value-type="string">
            <text:p>Hellboy II: The Golden Army</text:p>
          </table:table-cell>
          <table:table-cell office:value-type="string">
            <text:p>Hellboy: Złota armia</text:p>
          </table:table-cell>
          <table:table-cell office:value-type="float" office:value="2008">
            <text:p>2008</text:p>
          </table:table-cell>
          <table:table-cell office:value-type="string">
            <text:p>tt0411477</text:p>
          </table:table-cell>
          <table:table-cell table:number-columns-repeated="24"/>
        </table:table-row>
        <table:table-row table:style-name="ro1">
          <table:table-cell office:value-type="string">
            <text:p>Felon</text:p>
          </table:table-cell>
          <table:table-cell office:value-type="string">
            <text:p>Skazaniec</text:p>
          </table:table-cell>
          <table:table-cell office:value-type="float" office:value="2008">
            <text:p>2008</text:p>
          </table:table-cell>
          <table:table-cell office:value-type="string">
            <text:p>tt1117385</text:p>
          </table:table-cell>
          <table:table-cell table:number-columns-repeated="24"/>
        </table:table-row>
        <table:table-row table:style-name="ro1">
          <table:table-cell office:value-type="string">
            <text:p>Bedtime Stories</text:p>
          </table:table-cell>
          <table:table-cell office:value-type="string">
            <text:p>Opowieści na dobranoc</text:p>
          </table:table-cell>
          <table:table-cell office:value-type="float" office:value="2008">
            <text:p>2008</text:p>
          </table:table-cell>
          <table:table-cell office:value-type="string">
            <text:p>tt0960731</text:p>
          </table:table-cell>
          <table:table-cell table:number-columns-repeated="24"/>
        </table:table-row>
        <table:table-row table:style-name="ro1">
          <table:table-cell office:value-type="string">
            <text:p>New York, I Love You</text:p>
          </table:table-cell>
          <table:table-cell office:value-type="string">
            <text:p>Zakochany Nowy Jork</text:p>
          </table:table-cell>
          <table:table-cell office:value-type="float" office:value="2008">
            <text:p>2008</text:p>
          </table:table-cell>
          <table:table-cell office:value-type="string">
            <text:p>tt080839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Zombie Strippers!</text:p>
          </table:table-cell>
          <table:table-cell office:value-type="float" office:value="2008">
            <text:p>2008</text:p>
          </table:table-cell>
          <table:table-cell office:value-type="string">
            <text:p>tt0960890</text:p>
          </table:table-cell>
          <table:table-cell table:number-columns-repeated="24"/>
        </table:table-row>
        <table:table-row table:style-name="ro1">
          <table:table-cell office:value-type="string">
            <text:p>Der Baader Meinhof Komplex</text:p>
          </table:table-cell>
          <table:table-cell office:value-type="string">
            <text:p>Baader-Meinhof</text:p>
          </table:table-cell>
          <table:table-cell office:value-type="float" office:value="2008">
            <text:p>2008</text:p>
          </table:table-cell>
          <table:table-cell office:value-type="string">
            <text:p>tt0765432</text:p>
          </table:table-cell>
          <table:table-cell table:number-columns-repeated="24"/>
        </table:table-row>
        <table:table-row table:style-name="ro1">
          <table:table-cell office:value-type="string">
            <text:p>Die Welle</text:p>
          </table:table-cell>
          <table:table-cell office:value-type="string">
            <text:p>Fala</text:p>
          </table:table-cell>
          <table:table-cell office:value-type="float" office:value="2008">
            <text:p>2008</text:p>
          </table:table-cell>
          <table:table-cell office:value-type="string">
            <text:p>tt1063669</text:p>
          </table:table-cell>
          <table:table-cell table:number-columns-repeated="24"/>
        </table:table-row>
        <table:table-row table:style-name="ro1">
          <table:table-cell office:value-type="string">
            <text:p>Die Wilden Kerle 5 </text:p>
          </table:table-cell>
          <table:table-cell office:value-type="string">
            <text:p>Die Wilden Kerle 5</text:p>
          </table:table-cell>
          <table:table-cell office:value-type="float" office:value="2008">
            <text:p>2008</text:p>
          </table:table-cell>
          <table:table-cell office:value-type="string">
            <text:p>tt105857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Uprowadzona</text:p>
          </table:table-cell>
          <table:table-cell office:value-type="float" office:value="2008">
            <text:p>2008</text:p>
          </table:table-cell>
          <table:table-cell office:value-type="string">
            <text:p>tt0936501</text:p>
          </table:table-cell>
          <table:table-cell table:number-columns-repeated="24"/>
        </table:table-row>
        <table:table-row table:style-name="ro1">
          <table:table-cell office:value-type="string">
            <text:p>Astérix aux Jeux olympiques</text:p>
          </table:table-cell>
          <table:table-cell office:value-type="string">
            <text:p>Asterix na olimpiadzie</text:p>
          </table:table-cell>
          <table:table-cell office:value-type="float" office:value="2008">
            <text:p>2008</text:p>
          </table:table-cell>
          <table:table-cell office:value-type="string">
            <text:p>tt046387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vatar</text:p>
          </table:table-cell>
          <table:table-cell office:value-type="float" office:value="2009">
            <text:p>2009</text:p>
          </table:table-cell>
          <table:table-cell office:value-type="string">
            <text:p>tt04995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Half-Blood Prince</text:p>
          </table:table-cell>
          <table:table-cell office:value-type="string">
            <text:p>Harry Potter i Książę Półkrwi</text:p>
          </table:table-cell>
          <table:table-cell office:value-type="float" office:value="2009">
            <text:p>2009</text:p>
          </table:table-cell>
          <table:table-cell office:value-type="string">
            <text:p>tt04177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ce Age 3: Dawn of the Dinosaurs</text:p>
          </table:table-cell>
          <table:table-cell office:value-type="string">
            <text:p>Epoka lodowcowa 3: Era dinozaurów</text:p>
          </table:table-cell>
          <table:table-cell office:value-type="float" office:value="2009">
            <text:p>2009</text:p>
          </table:table-cell>
          <table:table-cell office:value-type="string">
            <text:p>tt10800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ansformers: Revenge of the Fallen</text:p>
          </table:table-cell>
          <table:table-cell office:value-type="string">
            <text:p>Transformers: Zemsta upadłych</text:p>
          </table:table-cell>
          <table:table-cell office:value-type="float" office:value="2009">
            <text:p>2009</text:p>
          </table:table-cell>
          <table:table-cell office:value-type="string">
            <text:p>tt10553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float" office:value="2012">
            <text:p>2012</text:p>
          </table:table-cell>
          <table:table-cell office:value-type="float" office:value="2009">
            <text:p>2009</text:p>
          </table:table-cell>
          <table:table-cell office:value-type="string">
            <text:p>tt11900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wilight Saga: New Moon</text:p>
          </table:table-cell>
          <table:table-cell office:value-type="string">
            <text:p>Saga 'Zmierzch': Księżyc w nowiu</text:p>
          </table:table-cell>
          <table:table-cell office:value-type="float" office:value="2009">
            <text:p>2009</text:p>
          </table:table-cell>
          <table:table-cell office:value-type="string">
            <text:p>tt12595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gels &amp; Demons</text:p>
          </table:table-cell>
          <table:table-cell office:value-type="string">
            <text:p>Anioły i demony</text:p>
          </table:table-cell>
          <table:table-cell office:value-type="float" office:value="2009">
            <text:p>2009</text:p>
          </table:table-cell>
          <table:table-cell office:value-type="string">
            <text:p>tt080815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tar Trek</text:p>
          </table:table-cell>
          <table:table-cell office:value-type="float" office:value="2009">
            <text:p>2009</text:p>
          </table:table-cell>
          <table:table-cell office:value-type="string">
            <text:p>tt07963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nglourious Basterds</text:p>
          </table:table-cell>
          <table:table-cell office:value-type="string">
            <text:p>Bękarty wojny</text:p>
          </table:table-cell>
          <table:table-cell office:value-type="float" office:value="2009">
            <text:p>2009</text:p>
          </table:table-cell>
          <table:table-cell office:value-type="string">
            <text:p>tt03617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loudy with a Chance of Meatballs</text:p>
          </table:table-cell>
          <table:table-cell office:value-type="string">
            <text:p>Klopsiki i inne zjawiska pogodowe</text:p>
          </table:table-cell>
          <table:table-cell office:value-type="float" office:value="2009">
            <text:p>2009</text:p>
          </table:table-cell>
          <table:table-cell office:value-type="string">
            <text:p>tt08444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rüno</text:p>
          </table:table-cell>
          <table:table-cell office:value-type="float" office:value="2009">
            <text:p>2009</text:p>
          </table:table-cell>
          <table:table-cell office:value-type="string">
            <text:p>tt08895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Imaginarium of Doctor Parnassus</text:p>
          </table:table-cell>
          <table:table-cell office:value-type="string">
            <text:p>Parnassus</text:p>
          </table:table-cell>
          <table:table-cell office:value-type="float" office:value="2009">
            <text:p>2009</text:p>
          </table:table-cell>
          <table:table-cell office:value-type="string">
            <text:p>tt10546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oon</text:p>
          </table:table-cell>
          <table:table-cell office:value-type="float" office:value="2009">
            <text:p>2009</text:p>
          </table:table-cell>
          <table:table-cell office:value-type="string">
            <text:p>tt1182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Up</text:p>
          </table:table-cell>
          <table:table-cell office:value-type="string">
            <text:p>Odlot</text:p>
          </table:table-cell>
          <table:table-cell office:value-type="float" office:value="2009">
            <text:p>2009</text:p>
          </table:table-cell>
          <table:table-cell office:value-type="string">
            <text:p>tt10494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herlock Holmes</text:p>
          </table:table-cell>
          <table:table-cell office:value-type="float" office:value="2009">
            <text:p>2009</text:p>
          </table:table-cell>
          <table:table-cell office:value-type="string">
            <text:p>tt09880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angover</text:p>
          </table:table-cell>
          <table:table-cell office:value-type="string">
            <text:p>Kac Vegas</text:p>
          </table:table-cell>
          <table:table-cell office:value-type="float" office:value="2009">
            <text:p>2009</text:p>
          </table:table-cell>
          <table:table-cell office:value-type="string">
            <text:p>tt11196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lvin and the Chipmunks: The Squeakquel</text:p>
          </table:table-cell>
          <table:table-cell office:value-type="string">
            <text:p>Alvin i wiewiórki 2</text:p>
          </table:table-cell>
          <table:table-cell office:value-type="float" office:value="2009">
            <text:p>2009</text:p>
          </table:table-cell>
          <table:table-cell office:value-type="string">
            <text:p>tt12315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ight at the Museum: Battle of the Smithsonian</text:p>
          </table:table-cell>
          <table:table-cell office:value-type="string">
            <text:p>Noc w muzeum 2</text:p>
          </table:table-cell>
          <table:table-cell office:value-type="float" office:value="2009">
            <text:p>2009</text:p>
          </table:table-cell>
          <table:table-cell office:value-type="string">
            <text:p>tt10789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onsters vs. Aliens</text:p>
          </table:table-cell>
          <table:table-cell office:value-type="string">
            <text:p>Potwory kontra obcy</text:p>
          </table:table-cell>
          <table:table-cell office:value-type="float" office:value="2009">
            <text:p>2009</text:p>
          </table:table-cell>
          <table:table-cell office:value-type="string">
            <text:p>tt089278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-Men Origins: Wolverine</text:p>
          </table:table-cell>
          <table:table-cell office:value-type="string">
            <text:p>X-Men Geneza: Wolverine</text:p>
          </table:table-cell>
          <table:table-cell office:value-type="float" office:value="2009">
            <text:p>2009</text:p>
          </table:table-cell>
          <table:table-cell office:value-type="string">
            <text:p>tt04585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erminator Salvation</text:p>
          </table:table-cell>
          <table:table-cell office:value-type="string">
            <text:p>Terminator – Ocalenie</text:p>
          </table:table-cell>
          <table:table-cell office:value-type="float" office:value="2009">
            <text:p>2009</text:p>
          </table:table-cell>
          <table:table-cell office:value-type="string">
            <text:p>tt04384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st &amp; Furious</text:p>
          </table:table-cell>
          <table:table-cell office:value-type="string">
            <text:p>Szybko i wściekle</text:p>
          </table:table-cell>
          <table:table-cell office:value-type="float" office:value="2009">
            <text:p>2009</text:p>
          </table:table-cell>
          <table:table-cell office:value-type="string">
            <text:p>tt10137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 Christmas Carol</text:p>
          </table:table-cell>
          <table:table-cell office:value-type="string">
            <text:p>Opowieść wigilijna</text:p>
          </table:table-cell>
          <table:table-cell office:value-type="float" office:value="2009">
            <text:p>2009</text:p>
          </table:table-cell>
          <table:table-cell office:value-type="string">
            <text:p>tt10671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oposal</text:p>
          </table:table-cell>
          <table:table-cell office:value-type="string">
            <text:p>Narzeczony mimo woli</text:p>
          </table:table-cell>
          <table:table-cell office:value-type="float" office:value="2009">
            <text:p>2009</text:p>
          </table:table-cell>
          <table:table-cell office:value-type="string">
            <text:p>tt10418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.I. Joe: The Rise of Cobra</text:p>
          </table:table-cell>
          <table:table-cell office:value-type="string">
            <text:p>G.I. Joe: Czas Kobry</text:p>
          </table:table-cell>
          <table:table-cell office:value-type="float" office:value="2009">
            <text:p>2009</text:p>
          </table:table-cell>
          <table:table-cell office:value-type="string">
            <text:p>tt10461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incess and the Frog</text:p>
          </table:table-cell>
          <table:table-cell office:value-type="string">
            <text:p>Księżniczka i żaba</text:p>
          </table:table-cell>
          <table:table-cell office:value-type="float" office:value="2009">
            <text:p>2009</text:p>
          </table:table-cell>
          <table:table-cell office:value-type="string">
            <text:p>tt07805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strict 9</text:p>
          </table:table-cell>
          <table:table-cell office:value-type="string">
            <text:p>Dystrykt 9</text:p>
          </table:table-cell>
          <table:table-cell office:value-type="float" office:value="2009">
            <text:p>2009</text:p>
          </table:table-cell>
          <table:table-cell office:value-type="string">
            <text:p>tt11366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VI</text:p>
          </table:table-cell>
          <table:table-cell office:value-type="string">
            <text:p>Piła VI</text:p>
          </table:table-cell>
          <table:table-cell office:value-type="float" office:value="2009">
            <text:p>2009</text:p>
          </table:table-cell>
          <table:table-cell office:value-type="string">
            <text:p>tt1233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oondock Saints II: All Saints Day</text:p>
          </table:table-cell>
          <table:table-cell office:value-type="string">
            <text:p>Święci z Bostonu II - Dzień Wszystkich Świętych</text:p>
          </table:table-cell>
          <table:table-cell office:value-type="float" office:value="2009">
            <text:p>2009</text:p>
          </table:table-cell>
          <table:table-cell office:value-type="string">
            <text:p>tt130085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inal Destination 4 - The Final Destination</text:p>
          </table:table-cell>
          <table:table-cell office:value-type="string">
            <text:p>Oszukać przeznaczenie 4</text:p>
          </table:table-cell>
          <table:table-cell office:value-type="float" office:value="2009">
            <text:p>2009</text:p>
          </table:table-cell>
          <table:table-cell office:value-type="string">
            <text:p>tt11448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others</text:p>
          </table:table-cell>
          <table:table-cell office:value-type="string">
            <text:p>Bracia</text:p>
          </table:table-cell>
          <table:table-cell office:value-type="float" office:value="2009">
            <text:p>2009</text:p>
          </table:table-cell>
          <table:table-cell office:value-type="string">
            <text:p>tt07650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urvival of the Dead</text:p>
          </table:table-cell>
          <table:table-cell office:value-type="string">
            <text:p>Przetrwanie żywych trupów</text:p>
          </table:table-cell>
          <table:table-cell office:value-type="float" office:value="2009">
            <text:p>2009</text:p>
          </table:table-cell>
          <table:table-cell office:value-type="string">
            <text:p>tt11348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hloe</text:p>
          </table:table-cell>
          <table:table-cell office:value-type="float" office:value="2009">
            <text:p>2009</text:p>
          </table:table-cell>
          <table:table-cell office:value-type="string">
            <text:p>tt13528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Vicky the Viking</text:p>
          </table:table-cell>
          <table:table-cell office:value-type="string">
            <text:p>Vicky - wielki mały wiking</text:p>
          </table:table-cell>
          <table:table-cell office:value-type="float" office:value="2009">
            <text:p>2009</text:p>
          </table:table-cell>
          <table:table-cell office:value-type="string">
            <text:p>tt11675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abbit Without Ears 2</text:p>
          </table:table-cell>
          <table:table-cell office:value-type="string">
            <text:p>Miłość z przedszkola 2</text:p>
          </table:table-cell>
          <table:table-cell office:value-type="float" office:value="2009">
            <text:p>2009</text:p>
          </table:table-cell>
          <table:table-cell office:value-type="string">
            <text:p>tt13437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ope Joan</text:p>
          </table:table-cell>
          <table:table-cell office:value-type="string">
            <text:p>Papiezyca Joanna</text:p>
          </table:table-cell>
          <table:table-cell office:value-type="float" office:value="2009">
            <text:p>2009</text:p>
          </table:table-cell>
          <table:table-cell office:value-type="string">
            <text:p>tt04584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o me love</text:p>
          </table:table-cell>
          <table:table-cell office:value-type="float" office:value="2009">
            <text:p>2009</text:p>
          </table:table-cell>
          <table:table-cell office:value-type="string">
            <text:p>tt54807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än som hatar kvinnor</text:p>
          </table:table-cell>
          <table:table-cell office:value-type="string">
            <text:p>Millennium: Mężczyźni, którzy nienawidzą kobiet</text:p>
          </table:table-cell>
          <table:table-cell office:value-type="float" office:value="2009">
            <text:p>2009</text:p>
          </table:table-cell>
          <table:table-cell office:value-type="string">
            <text:p>tt11326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lickan som lekte med elden</text:p>
          </table:table-cell>
          <table:table-cell office:value-type="string">
            <text:p>Millennium: Dziewczyna, która igrala z ogniem</text:p>
          </table:table-cell>
          <table:table-cell office:value-type="float" office:value="2009">
            <text:p>2009</text:p>
          </table:table-cell>
          <table:table-cell office:value-type="string">
            <text:p>tt12164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uftslottet som sprängdes</text:p>
          </table:table-cell>
          <table:table-cell office:value-type="string">
            <text:p>Millennium: Zamek z piasku, który runal</text:p>
          </table:table-cell>
          <table:table-cell office:value-type="float" office:value="2009">
            <text:p>2009</text:p>
          </table:table-cell>
          <table:table-cell office:value-type="string">
            <text:p>tt13430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ummer Wars</text:p>
          </table:table-cell>
          <table:table-cell office:value-type="string">
            <text:p>Summer Wars – Letnie wojny</text:p>
          </table:table-cell>
          <table:table-cell office:value-type="float" office:value="2009">
            <text:p>2009</text:p>
          </table:table-cell>
          <table:table-cell office:value-type="string">
            <text:p>tt14742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edline</text:p>
          </table:table-cell>
          <table:table-cell office:value-type="float" office:value="2009">
            <text:p>2009</text:p>
          </table:table-cell>
          <table:table-cell office:value-type="string">
            <text:p>tt14837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oy Story 3</text:p>
          </table:table-cell>
          <table:table-cell office:value-type="float" office:value="2010">
            <text:p>2010</text:p>
          </table:table-cell>
          <table:table-cell office:value-type="string">
            <text:p>tt04357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lice in Wonderland</text:p>
          </table:table-cell>
          <table:table-cell office:value-type="string">
            <text:p>Alicja w Krainie Czarów</text:p>
          </table:table-cell>
          <table:table-cell office:value-type="float" office:value="2010">
            <text:p>2010</text:p>
          </table:table-cell>
          <table:table-cell office:value-type="string">
            <text:p>tt10147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Deathly Hallows: Part 1</text:p>
          </table:table-cell>
          <table:table-cell office:value-type="string">
            <text:p>Harry Potter i Insygnia Śmierci: Część I</text:p>
          </table:table-cell>
          <table:table-cell office:value-type="float" office:value="2010">
            <text:p>2010</text:p>
          </table:table-cell>
          <table:table-cell office:value-type="string">
            <text:p>tt09260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wilight Saga: Eclipse</text:p>
          </table:table-cell>
          <table:table-cell office:value-type="string">
            <text:p>Saga 'Zmierzch': Zaćmienie</text:p>
          </table:table-cell>
          <table:table-cell office:value-type="float" office:value="2010">
            <text:p>2010</text:p>
          </table:table-cell>
          <table:table-cell office:value-type="string">
            <text:p>tt1325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spicable Me</text:p>
          </table:table-cell>
          <table:table-cell office:value-type="string">
            <text:p>Jak ukraść Księżyc</text:p>
          </table:table-cell>
          <table:table-cell office:value-type="float" office:value="2010">
            <text:p>2010</text:p>
          </table:table-cell>
          <table:table-cell office:value-type="string">
            <text:p>tt13235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King's Speech</text:p>
          </table:table-cell>
          <table:table-cell office:value-type="string">
            <text:p>Jak zostać królem</text:p>
          </table:table-cell>
          <table:table-cell office:value-type="float" office:value="2010">
            <text:p>2010</text:p>
          </table:table-cell>
          <table:table-cell office:value-type="string">
            <text:p>tt15043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on: Legacy</text:p>
          </table:table-cell>
          <table:table-cell office:value-type="string">
            <text:p>Tron: Dziedzictwo</text:p>
          </table:table-cell>
          <table:table-cell office:value-type="float" office:value="2010">
            <text:p>2010</text:p>
          </table:table-cell>
          <table:table-cell office:value-type="string">
            <text:p>tt11040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Karate Kid</text:p>
          </table:table-cell>
          <table:table-cell office:value-type="string">
            <text:p>Karate Kid</text:p>
          </table:table-cell>
          <table:table-cell office:value-type="float" office:value="2010">
            <text:p>2010</text:p>
          </table:table-cell>
          <table:table-cell office:value-type="string">
            <text:p>tt11550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lack Swan</text:p>
          </table:table-cell>
          <table:table-cell office:value-type="string">
            <text:p>Czarny łabędź</text:p>
          </table:table-cell>
          <table:table-cell office:value-type="float" office:value="2010">
            <text:p>2010</text:p>
          </table:table-cell>
          <table:table-cell office:value-type="string">
            <text:p>tt09477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rince of Persia: The Sands of Time</text:p>
          </table:table-cell>
          <table:table-cell office:value-type="string">
            <text:p>Książę Persji: Piaski czasu</text:p>
          </table:table-cell>
          <table:table-cell office:value-type="float" office:value="2010">
            <text:p>2010</text:p>
          </table:table-cell>
          <table:table-cell office:value-type="string">
            <text:p>tt047307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Social Network</text:p>
          </table:table-cell>
          <table:table-cell office:value-type="float" office:value="2010">
            <text:p>2010</text:p>
          </table:table-cell>
          <table:table-cell office:value-type="string">
            <text:p>tt12850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nception</text:p>
          </table:table-cell>
          <table:table-cell office:value-type="string">
            <text:p>Incepcja</text:p>
          </table:table-cell>
          <table:table-cell office:value-type="float" office:value="2010">
            <text:p>2010</text:p>
          </table:table-cell>
          <table:table-cell office:value-type="string">
            <text:p>tt13756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rek Forever After</text:p>
          </table:table-cell>
          <table:table-cell office:value-type="string">
            <text:p>Shrek 4</text:p>
          </table:table-cell>
          <table:table-cell office:value-type="float" office:value="2010">
            <text:p>2010</text:p>
          </table:table-cell>
          <table:table-cell office:value-type="string">
            <text:p>tt08927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Iron Man 2</text:p>
          </table:table-cell>
          <table:table-cell office:value-type="float" office:value="2010">
            <text:p>2010</text:p>
          </table:table-cell>
          <table:table-cell office:value-type="string">
            <text:p>tt1228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angled</text:p>
          </table:table-cell>
          <table:table-cell office:value-type="string">
            <text:p>Zaplątani</text:p>
          </table:table-cell>
          <table:table-cell office:value-type="float" office:value="2010">
            <text:p>2010</text:p>
          </table:table-cell>
          <table:table-cell office:value-type="string">
            <text:p>tt03982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w to Train Your Dragon</text:p>
          </table:table-cell>
          <table:table-cell office:value-type="string">
            <text:p>Jak wytresować smoka</text:p>
          </table:table-cell>
          <table:table-cell office:value-type="float" office:value="2010">
            <text:p>2010</text:p>
          </table:table-cell>
          <table:table-cell office:value-type="string">
            <text:p>tt08927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lash of the Titans</text:p>
          </table:table-cell>
          <table:table-cell office:value-type="string">
            <text:p>Starcie tytanów</text:p>
          </table:table-cell>
          <table:table-cell office:value-type="float" office:value="2010">
            <text:p>2010</text:p>
          </table:table-cell>
          <table:table-cell office:value-type="string">
            <text:p>tt08003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Chronicles of Narnia: The Voyage of the Dawn Treader</text:p>
          </table:table-cell>
          <table:table-cell office:value-type="string">
            <text:p>Opowieści z Narnii: Podróż Wędrowca do Świtu</text:p>
          </table:table-cell>
          <table:table-cell office:value-type="float" office:value="2010">
            <text:p>2010</text:p>
          </table:table-cell>
          <table:table-cell office:value-type="string">
            <text:p>tt098097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gamind</text:p>
          </table:table-cell>
          <table:table-cell office:value-type="string">
            <text:p>Megamocny</text:p>
          </table:table-cell>
          <table:table-cell office:value-type="float" office:value="2010">
            <text:p>2010</text:p>
          </table:table-cell>
          <table:table-cell office:value-type="string">
            <text:p>tt10015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obin Hood</text:p>
          </table:table-cell>
          <table:table-cell office:value-type="float" office:value="2010">
            <text:p>2010</text:p>
          </table:table-cell>
          <table:table-cell office:value-type="string">
            <text:p>tt09553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utter Island</text:p>
          </table:table-cell>
          <table:table-cell office:value-type="string">
            <text:p>Wyspa tajemnic</text:p>
          </table:table-cell>
          <table:table-cell office:value-type="float" office:value="2010">
            <text:p>2010</text:p>
          </table:table-cell>
          <table:table-cell office:value-type="string">
            <text:p>tt11308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ts &amp; Dogs: The Revenge of Kitty Galore</text:p>
          </table:table-cell>
          <table:table-cell office:value-type="string">
            <text:p>Psy i koty: Odwet Kitty</text:p>
          </table:table-cell>
          <table:table-cell office:value-type="float" office:value="2010">
            <text:p>2010</text:p>
          </table:table-cell>
          <table:table-cell office:value-type="string">
            <text:p>tt12874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ast Airbender</text:p>
          </table:table-cell>
          <table:table-cell office:value-type="string">
            <text:p>Ostatni władca wiatru</text:p>
          </table:table-cell>
          <table:table-cell office:value-type="float" office:value="2010">
            <text:p>2010</text:p>
          </table:table-cell>
          <table:table-cell office:value-type="string">
            <text:p>tt09382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et the Parents: Little Fockers</text:p>
          </table:table-cell>
          <table:table-cell office:value-type="string">
            <text:p>Poznaj naszą rodzinkę</text:p>
          </table:table-cell>
          <table:table-cell office:value-type="float" office:value="2010">
            <text:p>2010</text:p>
          </table:table-cell>
          <table:table-cell office:value-type="string">
            <text:p>tt09708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2</text:p>
          </table:table-cell>
          <table:table-cell office:value-type="string">
            <text:p>Seks w wielkim mieście 2</text:p>
          </table:table-cell>
          <table:table-cell office:value-type="float" office:value="2010">
            <text:p>2010</text:p>
          </table:table-cell>
          <table:table-cell office:value-type="string">
            <text:p>tt12619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Expendables</text:p>
          </table:table-cell>
          <table:table-cell office:value-type="string">
            <text:p>Niezniszczalni</text:p>
          </table:table-cell>
          <table:table-cell office:value-type="float" office:value="2010">
            <text:p>2010</text:p>
          </table:table-cell>
          <table:table-cell office:value-type="string">
            <text:p>tt13202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rown Ups</text:p>
          </table:table-cell>
          <table:table-cell office:value-type="string">
            <text:p>Duże dzieci</text:p>
          </table:table-cell>
          <table:table-cell office:value-type="float" office:value="2010">
            <text:p>2010</text:p>
          </table:table-cell>
          <table:table-cell office:value-type="string">
            <text:p>tt137567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ook of Eli</text:p>
          </table:table-cell>
          <table:table-cell office:value-type="string">
            <text:p>Księga ocalenia</text:p>
          </table:table-cell>
          <table:table-cell office:value-type="float" office:value="2010">
            <text:p>2010</text:p>
          </table:table-cell>
          <table:table-cell office:value-type="string">
            <text:p>tt1037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10">
            <text:p>2010</text:p>
          </table:table-cell>
          <table:table-cell office:value-type="string">
            <text:p>tt09971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3D</text:p>
          </table:table-cell>
          <table:table-cell office:value-type="string">
            <text:p>Piła 3D</text:p>
          </table:table-cell>
          <table:table-cell office:value-type="float" office:value="2010">
            <text:p>2010</text:p>
          </table:table-cell>
          <table:table-cell office:value-type="string">
            <text:p>tt14770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esident Evil: Afterlife </text:p>
          </table:table-cell>
          <table:table-cell office:value-type="string">
            <text:p>Resident Evil: Afterlife</text:p>
          </table:table-cell>
          <table:table-cell office:value-type="float" office:value="2010">
            <text:p>2010</text:p>
          </table:table-cell>
          <table:table-cell office:value-type="string">
            <text:p>tt122063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iendship!</text:p>
          </table:table-cell>
          <table:table-cell office:value-type="string">
            <text:p>Przyjaźń!</text:p>
          </table:table-cell>
          <table:table-cell office:value-type="float" office:value="2010">
            <text:p>2010</text:p>
          </table:table-cell>
          <table:table-cell office:value-type="string">
            <text:p>tt12476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Otto's Eleven</text:p>
          </table:table-cell>
          <table:table-cell office:value-type="float" office:value="2010">
            <text:p>2010</text:p>
          </table:table-cell>
          <table:table-cell office:value-type="string">
            <text:p>tt15781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ig Tits Zombie</text:p>
          </table:table-cell>
          <table:table-cell office:value-type="string">
            <text:p>Zombie z dużymi cyckami</text:p>
          </table:table-cell>
          <table:table-cell office:value-type="float" office:value="2010">
            <text:p>2010</text:p>
          </table:table-cell>
          <table:table-cell office:value-type="string">
            <text:p>tt16422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Deathly Hallows - Part 2</text:p>
          </table:table-cell>
          <table:table-cell office:value-type="string">
            <text:p>Harry Potter i Insygnia Śmierci: Część II</text:p>
          </table:table-cell>
          <table:table-cell office:value-type="float" office:value="2011">
            <text:p>2011</text:p>
          </table:table-cell>
          <table:table-cell office:value-type="string">
            <text:p>tt120160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Girl with the Dragon Tattoo</text:p>
          </table:table-cell>
          <table:table-cell office:value-type="string">
            <text:p>Dziewczyna z tatuażem</text:p>
          </table:table-cell>
          <table:table-cell office:value-type="float" office:value="2011">
            <text:p>2011</text:p>
          </table:table-cell>
          <table:table-cell office:value-type="string">
            <text:p>tt15683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spicable Me 2</text:p>
          </table:table-cell>
          <table:table-cell office:value-type="string">
            <text:p>Minionki rozrabiają</text:p>
          </table:table-cell>
          <table:table-cell office:value-type="float" office:value="2011">
            <text:p>2011</text:p>
          </table:table-cell>
          <table:table-cell office:value-type="string">
            <text:p>tt16909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dnight Cowboy</text:p>
          </table:table-cell>
          <table:table-cell office:value-type="string">
            <text:p>Nocny kowboj</text:p>
          </table:table-cell>
          <table:table-cell office:value-type="float" office:value="1969">
            <text:p>1969</text:p>
          </table:table-cell>
          <table:table-cell office:value-type="string">
            <text:p>tt00646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bel</text:p>
          </table:table-cell>
          <table:table-cell office:value-type="float" office:value="2006">
            <text:p>2006</text:p>
          </table:table-cell>
          <table:table-cell office:value-type="string">
            <text:p>tt04494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ndits</text:p>
          </table:table-cell>
          <table:table-cell office:value-type="string">
            <text:p>Włamanie na śniadanie</text:p>
          </table:table-cell>
          <table:table-cell office:value-type="float" office:value="2001">
            <text:p>2001</text:p>
          </table:table-cell>
          <table:table-cell office:value-type="string">
            <text:p>tt02199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rry Lyndon</text:p>
          </table:table-cell>
          <table:table-cell office:value-type="float" office:value="1975">
            <text:p>1975</text:p>
          </table:table-cell>
          <table:table-cell office:value-type="string">
            <text:p>tt00726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liverance</text:p>
          </table:table-cell>
          <table:table-cell office:value-type="string">
            <text:p>Uwolnienie</text:p>
          </table:table-cell>
          <table:table-cell office:value-type="float" office:value="1972">
            <text:p>1972</text:p>
          </table:table-cell>
          <table:table-cell office:value-type="string">
            <text:p>tt00684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ae Guk Gi: The Brotherhood of War</text:p>
          </table:table-cell>
          <table:table-cell office:value-type="string">
            <text:p>Braterstwo broni</text:p>
          </table:table-cell>
          <table:table-cell office:value-type="float" office:value="2004">
            <text:p>2004</text:p>
          </table:table-cell>
          <table:table-cell office:value-type="string">
            <text:p>tt038606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baret</text:p>
          </table:table-cell>
          <table:table-cell office:value-type="string">
            <text:p>Kabaret</text:p>
          </table:table-cell>
          <table:table-cell office:value-type="float" office:value="1972">
            <text:p>1972</text:p>
          </table:table-cell>
          <table:table-cell office:value-type="string">
            <text:p>tt00683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hinatown</text:p>
          </table:table-cell>
          <table:table-cell office:value-type="float" office:value="1974">
            <text:p>1974</text:p>
          </table:table-cell>
          <table:table-cell office:value-type="string">
            <text:p>tt00713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lateral</text:p>
          </table:table-cell>
          <table:table-cell office:value-type="string">
            <text:p>Zakładnik</text:p>
          </table:table-cell>
          <table:table-cell office:value-type="float" office:value="2004">
            <text:p>2004</text:p>
          </table:table-cell>
          <table:table-cell office:value-type="string">
            <text:p>tt036933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rk Blue</text:p>
          </table:table-cell>
          <table:table-cell office:value-type="string">
            <text:p>Policja</text:p>
          </table:table-cell>
          <table:table-cell office:value-type="float" office:value="2002">
            <text:p>2002</text:p>
          </table:table-cell>
          <table:table-cell office:value-type="string">
            <text:p>tt027933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lanet Terror</text:p>
          </table:table-cell>
          <table:table-cell office:value-type="string">
            <text:p>Grindhouse: Planet Terror</text:p>
          </table:table-cell>
          <table:table-cell office:value-type="float" office:value="2007">
            <text:p>2007</text:p>
          </table:table-cell>
          <table:table-cell office:value-type="string">
            <text:p>tt10772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eath Proof</text:p>
          </table:table-cell>
          <table:table-cell office:value-type="float" office:value="2007">
            <text:p>2007</text:p>
          </table:table-cell>
          <table:table-cell office:value-type="string">
            <text:p>tt10285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ting</text:p>
          </table:table-cell>
          <table:table-cell office:value-type="string">
            <text:p>Żądło</text:p>
          </table:table-cell>
          <table:table-cell office:value-type="float" office:value="1973">
            <text:p>1973</text:p>
          </table:table-cell>
          <table:table-cell office:value-type="string">
            <text:p>tt007073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e Pacte des loups</text:p>
          </table:table-cell>
          <table:table-cell office:value-type="string">
            <text:p>Braterstwo wilków</text:p>
          </table:table-cell>
          <table:table-cell office:value-type="float" office:value="2001">
            <text:p>2001</text:p>
          </table:table-cell>
          <table:table-cell office:value-type="string">
            <text:p>tt023753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rty</text:p>
          </table:table-cell>
          <table:table-cell office:value-type="string">
            <text:p>Przyjęcie</text:p>
          </table:table-cell>
          <table:table-cell office:value-type="float" office:value="1968">
            <text:p>1968</text:p>
          </table:table-cell>
          <table:table-cell office:value-type="string">
            <text:p>tt00634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Annie Hall</text:p>
          </table:table-cell>
          <table:table-cell office:value-type="float" office:value="1977">
            <text:p>1977</text:p>
          </table:table-cell>
          <table:table-cell office:value-type="string">
            <text:p>tt00756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lazing Saddles</text:p>
          </table:table-cell>
          <table:table-cell office:value-type="string">
            <text:p>Płonące siodła</text:p>
          </table:table-cell>
          <table:table-cell office:value-type="float" office:value="1974">
            <text:p>1974</text:p>
          </table:table-cell>
          <table:table-cell office:value-type="string">
            <text:p>tt007123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sin' It</text:p>
          </table:table-cell>
          <table:table-cell office:value-type="string">
            <text:p>Eskapada</text:p>
          </table:table-cell>
          <table:table-cell office:value-type="float" office:value="1983">
            <text:p>1983</text:p>
          </table:table-cell>
          <table:table-cell office:value-type="string">
            <text:p>tt00858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ools' Parade</text:p>
          </table:table-cell>
          <table:table-cell office:value-type="string">
            <text:p>Błędne koło</text:p>
          </table:table-cell>
          <table:table-cell office:value-type="float" office:value="1971">
            <text:p>1971</text:p>
          </table:table-cell>
          <table:table-cell office:value-type="string">
            <text:p>tt00671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Herren mit der weißen Weste</text:p>
          </table:table-cell>
          <table:table-cell office:value-type="string">
            <text:p>Dżentelmen w białej kamizelce</text:p>
          </table:table-cell>
          <table:table-cell office:value-type="float" office:value="1970">
            <text:p>1970</text:p>
          </table:table-cell>
          <table:table-cell office:value-type="string">
            <text:p>tt006583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oseidon Adventure</text:p>
          </table:table-cell>
          <table:table-cell office:value-type="string">
            <text:p>Tragedia Posejdona</text:p>
          </table:table-cell>
          <table:table-cell office:value-type="float" office:value="1972">
            <text:p>1972</text:p>
          </table:table-cell>
          <table:table-cell office:value-type="string">
            <text:p>tt00691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on't Come Knocking</text:p>
          </table:table-cell>
          <table:table-cell office:value-type="string">
            <text:p>Nie wracaj w te strony</text:p>
          </table:table-cell>
          <table:table-cell office:value-type="float" office:value="2005">
            <text:p>2005</text:p>
          </table:table-cell>
          <table:table-cell office:value-type="string">
            <text:p>tt037780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own by Law</text:p>
          </table:table-cell>
          <table:table-cell office:value-type="string">
            <text:p>Poza prawem</text:p>
          </table:table-cell>
          <table:table-cell office:value-type="float" office:value="1986">
            <text:p>1986</text:p>
          </table:table-cell>
          <table:table-cell office:value-type="string">
            <text:p>tt00909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French Connection</text:p>
          </table:table-cell>
          <table:table-cell office:value-type="string">
            <text:p>Francuski łącznik</text:p>
          </table:table-cell>
          <table:table-cell office:value-type="float" office:value="1971">
            <text:p>1971</text:p>
          </table:table-cell>
          <table:table-cell office:value-type="string">
            <text:p>tt00671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enzy</text:p>
          </table:table-cell>
          <table:table-cell office:value-type="string">
            <text:p>Szał</text:p>
          </table:table-cell>
          <table:table-cell office:value-type="float" office:value="1972">
            <text:p>1972</text:p>
          </table:table-cell>
          <table:table-cell office:value-type="string">
            <text:p>tt006861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om Hell</text:p>
          </table:table-cell>
          <table:table-cell office:value-type="string">
            <text:p>Z piekła rodem</text:p>
          </table:table-cell>
          <table:table-cell office:value-type="float" office:value="2001">
            <text:p>2001</text:p>
          </table:table-cell>
          <table:table-cell office:value-type="string">
            <text:p>tt012068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East of Eden</text:p>
          </table:table-cell>
          <table:table-cell office:value-type="string">
            <text:p>Na wschód od Edenu</text:p>
          </table:table-cell>
          <table:table-cell office:value-type="float" office:value="1986">
            <text:p>1986</text:p>
          </table:table-cell>
          <table:table-cell office:value-type="string">
            <text:p>tt00916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l mio nome è Nessuno</text:p>
          </table:table-cell>
          <table:table-cell office:value-type="string">
            <text:p>Nazywam się Nobody</text:p>
          </table:table-cell>
          <table:table-cell office:value-type="float" office:value="1973">
            <text:p>1973</text:p>
          </table:table-cell>
          <table:table-cell office:value-type="string">
            <text:p>tt00702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xmäuschenstill</text:p>
          </table:table-cell>
          <table:table-cell office:value-type="string">
            <text:p>Porzadek musi byc!</text:p>
          </table:table-cell>
          <table:table-cell office:value-type="float" office:value="2004">
            <text:p>2004</text:p>
          </table:table-cell>
          <table:table-cell office:value-type="string">
            <text:p>tt03967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ay</text:p>
          </table:table-cell>
          <table:table-cell office:value-type="float" office:value="2004">
            <text:p>2004</text:p>
          </table:table-cell>
          <table:table-cell office:value-type="string">
            <text:p>tt03502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uspiria</text:p>
          </table:table-cell>
          <table:table-cell office:value-type="string">
            <text:p>Odgłosy</text:p>
          </table:table-cell>
          <table:table-cell office:value-type="float" office:value="1977">
            <text:p>1977</text:p>
          </table:table-cell>
          <table:table-cell office:value-type="string">
            <text:p>tt00767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Wild Bunch</text:p>
          </table:table-cell>
          <table:table-cell office:value-type="string">
            <text:p>Dzika banda</text:p>
          </table:table-cell>
          <table:table-cell office:value-type="float" office:value="1969">
            <text:p>1969</text:p>
          </table:table-cell>
          <table:table-cell office:value-type="string">
            <text:p>tt006521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iù la testa</text:p>
          </table:table-cell>
          <table:table-cell office:value-type="string">
            <text:p>Garść dynamitu</text:p>
          </table:table-cell>
          <table:table-cell office:value-type="float" office:value="1971">
            <text:p>1971</text:p>
          </table:table-cell>
          <table:table-cell office:value-type="string">
            <text:p>tt006714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opaz</text:p>
          </table:table-cell>
          <table:table-cell office:value-type="float" office:value="1969">
            <text:p>1969</text:p>
          </table:table-cell>
          <table:table-cell office:value-type="string">
            <text:p>tt00651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innetou and Shatterhand in the Valley of Death</text:p>
          </table:table-cell>
          <table:table-cell office:value-type="string">
            <text:p>Winnetou w Dolinie Śmierci</text:p>
          </table:table-cell>
          <table:table-cell office:value-type="float" office:value="1968">
            <text:p>1968</text:p>
          </table:table-cell>
          <table:table-cell office:value-type="string">
            <text:p>tt006381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Zatoichi</text:p>
          </table:table-cell>
          <table:table-cell office:value-type="float" office:value="2003">
            <text:p>2003</text:p>
          </table:table-cell>
          <table:table-cell office:value-type="string">
            <text:p>tt03632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ari e dispari</text:p>
          </table:table-cell>
          <table:table-cell office:value-type="string">
            <text:p>Hazardowe szaleństwo</text:p>
          </table:table-cell>
          <table:table-cell office:value-type="float" office:value="1978">
            <text:p>1978</text:p>
          </table:table-cell>
          <table:table-cell office:value-type="string">
            <text:p>tt00780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: The Ark of Truth</text:p>
          </table:table-cell>
          <table:table-cell office:value-type="string">
            <text:p>Gwiezdne Wrota: Arka Prawdy</text:p>
          </table:table-cell>
          <table:table-cell office:value-type="float" office:value="2008">
            <text:p>2008</text:p>
          </table:table-cell>
          <table:table-cell office:value-type="string">
            <text:p>tt09429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: Continuum</text:p>
          </table:table-cell>
          <table:table-cell office:value-type="string">
            <text:p>Gwiezdne Wrota: Continuum</text:p>
          </table:table-cell>
          <table:table-cell office:value-type="float" office:value="2008">
            <text:p>2008</text:p>
          </table:table-cell>
          <table:table-cell office:value-type="string">
            <text:p>tt09296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olice Call 110: The Maverick</text:p>
          </table:table-cell>
          <table:table-cell office:value-type="string">
            <text:p>Telefon 110</text:p>
          </table:table-cell>
          <table:table-cell office:value-type="float" office:value="1980">
            <text:p>1980</text:p>
          </table:table-cell>
          <table:table-cell office:value-type="string">
            <text:p>tt03179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atort: Reifezeugnis</text:p>
          </table:table-cell>
          <table:table-cell office:value-type="string">
            <text:p>Świadectwo dojrzałości</text:p>
          </table:table-cell>
          <table:table-cell office:value-type="float" office:value="1977">
            <text:p>1977</text:p>
          </table:table-cell>
          <table:table-cell office:value-type="string">
            <text:p>tt00753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om Fantasia to Fantasyland</text:p>
          </table:table-cell>
          <table:table-cell office:value-type="string">
            <text:p>Od Fantazji do Fantasylandu</text:p>
          </table:table-cell>
          <table:table-cell office:value-type="float" office:value="1994">
            <text:p>1994</text:p>
          </table:table-cell>
          <table:table-cell office:value-type="string">
            <text:p>brak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4">
            <text:p>1994</text:p>
          </table:table-cell>
          <table:table-cell office:value-type="string">
            <text:p>tt2145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andora's Clock / Doomsday Virus</text:p>
          </table:table-cell>
          <table:table-cell office:value-type="string">
            <text:p>Zegar Pandory</text:p>
          </table:table-cell>
          <table:table-cell office:value-type="float" office:value="1996">
            <text:p>1996</text:p>
          </table:table-cell>
          <table:table-cell office:value-type="string">
            <text:p>tt01153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o, a Chinese Tale </text:p>
          </table:table-cell>
          <table:table-cell office:value-type="string">
            <text:p>Mao, chińska opowieść </text:p>
          </table:table-cell>
          <table:table-cell office:value-type="float" office:value="2006">
            <text:p>2006</text:p>
          </table:table-cell>
          <table:table-cell office:value-type="string">
            <text:p>tt150811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ven Brides for Seven Brothers</text:p>
          </table:table-cell>
          <table:table-cell office:value-type="string">
            <text:p>Siedem narzeczonych dla siedmiu braci</text:p>
          </table:table-cell>
          <table:table-cell office:value-type="float" office:value="1982">
            <text:p>1982</text:p>
          </table:table-cell>
          <table:table-cell office:value-type="string">
            <text:p>tt00834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4" office:value-type="string">
            <text:p>przerwa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ittle Lord Fauntleroy</text:p>
          </table:table-cell>
          <table:table-cell office:value-type="string">
            <text:p>Mały Lord Fauntleroy</text:p>
          </table:table-cell>
          <table:table-cell office:value-type="float" office:value="1980">
            <text:p>1980</text:p>
          </table:table-cell>
          <table:table-cell office:value-type="string">
            <text:p>tt00810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reads</text:p>
          </table:table-cell>
          <table:table-cell office:value-type="string">
            <text:p>Threads – Nici</text:p>
          </table:table-cell>
          <table:table-cell office:value-type="float" office:value="1984">
            <text:p>1984</text:p>
          </table:table-cell>
          <table:table-cell office:value-type="string">
            <text:p>tt00901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mityville 4: The Evil Escapes</text:p>
          </table:table-cell>
          <table:table-cell office:value-type="string">
            <text:p>Amityville 4: Zło wymyka się spod kontroli</text:p>
          </table:table-cell>
          <table:table-cell office:value-type="float" office:value="1989">
            <text:p>1989</text:p>
          </table:table-cell>
          <table:table-cell office:value-type="string">
            <text:p>tt00968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Amityville Curse</text:p>
          </table:table-cell>
          <table:table-cell office:value-type="string">
            <text:p>Klątwa Amityville</text:p>
          </table:table-cell>
          <table:table-cell office:value-type="float" office:value="1990">
            <text:p>1990</text:p>
          </table:table-cell>
          <table:table-cell office:value-type="string">
            <text:p>tt009903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ritters 3</text:p>
          </table:table-cell>
          <table:table-cell office:value-type="float" office:value="1991">
            <text:p>1991</text:p>
          </table:table-cell>
          <table:table-cell office:value-type="string">
            <text:p>tt01016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men IV: The Awakening</text:p>
          </table:table-cell>
          <table:table-cell office:value-type="string">
            <text:p>Omen IV: Przebudzenie</text:p>
          </table:table-cell>
          <table:table-cell office:value-type="float" office:value="1991">
            <text:p>1991</text:p>
          </table:table-cell>
          <table:table-cell office:value-type="string">
            <text:p>tt010258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mityville: It's About Time</text:p>
          </table:table-cell>
          <table:table-cell office:value-type="string">
            <text:p>Amityville: Najwyższy Czas</text:p>
          </table:table-cell>
          <table:table-cell office:value-type="float" office:value="1992">
            <text:p>1992</text:p>
          </table:table-cell>
          <table:table-cell office:value-type="string">
            <text:p>tt01036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Infinity</text:p>
          </table:table-cell>
          <table:table-cell office:value-type="float" office:value="1991">
            <text:p>1991</text:p>
          </table:table-cell>
          <table:table-cell office:value-type="string">
            <text:p>tt02175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ritters 4</text:p>
          </table:table-cell>
          <table:table-cell office:value-type="float" office:value="1992">
            <text:p>1992</text:p>
          </table:table-cell>
          <table:table-cell office:value-type="string">
            <text:p>tt01016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mityville: A New Generation</text:p>
          </table:table-cell>
          <table:table-cell office:value-type="string">
            <text:p>Amityville: Nowe pokolenie</text:p>
          </table:table-cell>
          <table:table-cell office:value-type="float" office:value="1993">
            <text:p>1993</text:p>
          </table:table-cell>
          <table:table-cell office:value-type="string">
            <text:p>tt01062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emors 2: Aftershocks</text:p>
          </table:table-cell>
          <table:table-cell office:value-type="string">
            <text:p>Tremors 2: Wstrząsy wtórne</text:p>
          </table:table-cell>
          <table:table-cell office:value-type="float" office:value="1996">
            <text:p>1996</text:p>
          </table:table-cell>
          <table:table-cell office:value-type="string">
            <text:p>tt01147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mityville Dollhouse</text:p>
          </table:table-cell>
          <table:table-cell office:value-type="string">
            <text:p>Domek dla lalek Amityville</text:p>
          </table:table-cell>
          <table:table-cell office:value-type="float" office:value="1996">
            <text:p>1996</text:p>
          </table:table-cell>
          <table:table-cell office:value-type="string">
            <text:p>tt011553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97">
            <text:p>1997</text:p>
          </table:table-cell>
          <table:table-cell office:value-type="string">
            <text:p>tt01182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ndyman 3: Day of the Dead</text:p>
          </table:table-cell>
          <table:table-cell office:value-type="string">
            <text:p>Candyman 3: Dzień zmarłych</text:p>
          </table:table-cell>
          <table:table-cell office:value-type="float" office:value="1999">
            <text:p>1999</text:p>
          </table:table-cell>
          <table:table-cell office:value-type="string">
            <text:p>tt01656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tress Frankenstein</text:p>
          </table:table-cell>
          <table:table-cell office:value-type="string">
            <text:p>Pani Frankenstein</text:p>
          </table:table-cell>
          <table:table-cell office:value-type="float" office:value="2000">
            <text:p>2000</text:p>
          </table:table-cell>
          <table:table-cell office:value-type="string">
            <text:p>tt02452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emors 3: Back to Perfection</text:p>
          </table:table-cell>
          <table:table-cell office:value-type="string">
            <text:p>Tremors 3: Powrót do perfekcji</text:p>
          </table:table-cell>
          <table:table-cell office:value-type="float" office:value="2001">
            <text:p>2001</text:p>
          </table:table-cell>
          <table:table-cell office:value-type="string">
            <text:p>tt025968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ying on Top</text:p>
          </table:table-cell>
          <table:table-cell office:value-type="string">
            <text:p>Utrzymanie się na szczycie</text:p>
          </table:table-cell>
          <table:table-cell office:value-type="float" office:value="2001">
            <text:p>2001</text:p>
          </table:table-cell>
          <table:table-cell office:value-type="string">
            <text:p>tt03060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arrie</text:p>
          </table:table-cell>
          <table:table-cell office:value-type="float" office:value="2002">
            <text:p>2002</text:p>
          </table:table-cell>
          <table:table-cell office:value-type="string">
            <text:p>tt031997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megageile Küken-Farm</text:p>
          </table:table-cell>
          <table:table-cell office:value-type="string">
            <text:p>Die Mega Randy Awesome Chick Farm</text:p>
          </table:table-cell>
          <table:table-cell office:value-type="float" office:value="2002">
            <text:p>2002</text:p>
          </table:table-cell>
          <table:table-cell office:value-type="string">
            <text:p>tt03913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Animatrix</text:p>
          </table:table-cell>
          <table:table-cell office:value-type="float" office:value="2003">
            <text:p>2003</text:p>
          </table:table-cell>
          <table:table-cell office:value-type="string">
            <text:p>tt03288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emors 4: The Legend Begins</text:p>
          </table:table-cell>
          <table:table-cell office:value-type="string">
            <text:p>Tremors 4: Początek legendy</text:p>
          </table:table-cell>
          <table:table-cell office:value-type="float" office:value="2004">
            <text:p>2004</text:p>
          </table:table-cell>
          <table:table-cell office:value-type="string">
            <text:p>tt03345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Christmas Card</text:p>
          </table:table-cell>
          <table:table-cell office:value-type="float" office:value="2006">
            <text:p>2006</text:p>
          </table:table-cell>
          <table:table-cell office:value-type="string">
            <text:p>tt07834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ollow Man 2</text:p>
          </table:table-cell>
          <table:table-cell office:value-type="float" office:value="2006">
            <text:p>2006</text:p>
          </table:table-cell>
          <table:table-cell office:value-type="string">
            <text:p>tt04699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conda 3: Offspring</text:p>
          </table:table-cell>
          <table:table-cell office:value-type="string">
            <text:p>Anakonda 3: Potomstwo</text:p>
          </table:table-cell>
          <table:table-cell office:value-type="float" office:value="2008">
            <text:p>2008</text:p>
          </table:table-cell>
          <table:table-cell office:value-type="string">
            <text:p>tt11379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rippers vs Zombies</text:p>
          </table:table-cell>
          <table:table-cell office:value-type="string">
            <text:p>Striptizerki kontra Zombie</text:p>
          </table:table-cell>
          <table:table-cell office:value-type="float" office:value="2008">
            <text:p>2008</text:p>
          </table:table-cell>
          <table:table-cell office:value-type="string">
            <text:p>tt09067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Prescription: Murder</text:p>
          </table:table-cell>
          <table:table-cell office:value-type="string">
            <text:p>Columbo: Recepta: Morderstwo</text:p>
          </table:table-cell>
          <table:table-cell office:value-type="float" office:value="1968">
            <text:p>1968</text:p>
          </table:table-cell>
          <table:table-cell office:value-type="string">
            <text:p>tt00614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Ransom for a Dead Man</text:p>
          </table:table-cell>
          <table:table-cell office:value-type="string">
            <text:p>Columbo: Okup za zmarłego</text:p>
          </table:table-cell>
          <table:table-cell office:value-type="float" office:value="1971">
            <text:p>1971</text:p>
          </table:table-cell>
          <table:table-cell office:value-type="string">
            <text:p>tt00669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Wszystko jest w grze</text:p>
          </table:table-cell>
          <table:table-cell office:value-type="string">
            <text:p>Columbo: It's All in the Game</text:p>
          </table:table-cell>
          <table:table-cell office:value-type="float" office:value="1993">
            <text:p>1993</text:p>
          </table:table-cell>
          <table:table-cell office:value-type="string">
            <text:p>tt010658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Butterfly in Shades of Grey</text:p>
          </table:table-cell>
          <table:table-cell office:value-type="string">
            <text:p>Columbo: Motyl w odcieniach szarości</text:p>
          </table:table-cell>
          <table:table-cell office:value-type="float" office:value="1994">
            <text:p>1994</text:p>
          </table:table-cell>
          <table:table-cell office:value-type="string">
            <text:p>tt01094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Undercover</text:p>
          </table:table-cell>
          <table:table-cell office:value-type="string">
            <text:p>Columbo: Pod przykrywką</text:p>
          </table:table-cell>
          <table:table-cell office:value-type="float" office:value="1994">
            <text:p>1994</text:p>
          </table:table-cell>
          <table:table-cell office:value-type="string">
            <text:p>tt311880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Strange Bedfellows</text:p>
          </table:table-cell>
          <table:table-cell office:value-type="string">
            <text:p>Columbo: Dziwne koleżeństwo</text:p>
          </table:table-cell>
          <table:table-cell office:value-type="float" office:value="1995">
            <text:p>1995</text:p>
          </table:table-cell>
          <table:table-cell office:value-type="string">
            <text:p>tt0112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A Trace of Murder</text:p>
          </table:table-cell>
          <table:table-cell office:value-type="string">
            <text:p>Columbo: Ślad morderstwa</text:p>
          </table:table-cell>
          <table:table-cell office:value-type="float" office:value="1997">
            <text:p>1997</text:p>
          </table:table-cell>
          <table:table-cell office:value-type="string">
            <text:p>tt01188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Ashes to Ashes</text:p>
          </table:table-cell>
          <table:table-cell office:value-type="string">
            <text:p>Columbo: Z prochu powstałeś w proch się obrócisz</text:p>
          </table:table-cell>
          <table:table-cell office:value-type="float" office:value="1998">
            <text:p>1998</text:p>
          </table:table-cell>
          <table:table-cell office:value-type="string">
            <text:p>tt0144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Murder with Too Many Notes</text:p>
          </table:table-cell>
          <table:table-cell office:value-type="string">
            <text:p>Columbo: Morderstwo ze zbyt wieloma notatkami</text:p>
          </table:table-cell>
          <table:table-cell office:value-type="float" office:value="2001">
            <text:p>2001</text:p>
          </table:table-cell>
          <table:table-cell office:value-type="string">
            <text:p>tt01829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Likes the Nightlife</text:p>
          </table:table-cell>
          <table:table-cell office:value-type="string">
            <text:p>Columbo lubi nocne życie</text:p>
          </table:table-cell>
          <table:table-cell office:value-type="float" office:value="2003">
            <text:p>2003</text:p>
          </table:table-cell>
          <table:table-cell office:value-type="string">
            <text:p>tt03066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2">
            <text:p>1992</text:p>
          </table:table-cell>
          <table:table-cell office:value-type="string">
            <text:p>tt072816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6">
            <text:p>1996</text:p>
          </table:table-cell>
          <table:table-cell office:value-type="string">
            <text:p>tt11526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8">
            <text:p>1998</text:p>
          </table:table-cell>
          <table:table-cell office:value-type="string">
            <text:p>tt23935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2004">
            <text:p>2004</text:p>
          </table:table-cell>
          <table:table-cell office:value-type="string">
            <text:p>tt072883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2008">
            <text:p>2008</text:p>
          </table:table-cell>
          <table:table-cell office:value-type="string">
            <text:p>tt12687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I</text:p>
          </table:table-cell>
          <table:table-cell office:value-type="float" office:value="1985">
            <text:p>1985</text:p>
          </table:table-cell>
          <table:table-cell office:value-type="string">
            <text:p>tt02350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II</text:p>
          </table:table-cell>
          <table:table-cell office:value-type="float" office:value="1986">
            <text:p>1986</text:p>
          </table:table-cell>
          <table:table-cell office:value-type="string">
            <text:p>tt02486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III</text:p>
          </table:table-cell>
          <table:table-cell office:value-type="float" office:value="1987">
            <text:p>1987</text:p>
          </table:table-cell>
          <table:table-cell office:value-type="string">
            <text:p>tt02508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IV</text:p>
          </table:table-cell>
          <table:table-cell office:value-type="float" office:value="1988">
            <text:p>1988</text:p>
          </table:table-cell>
          <table:table-cell office:value-type="string">
            <text:p>tt02521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V</text:p>
          </table:table-cell>
          <table:table-cell office:value-type="float" office:value="1989">
            <text:p>1989</text:p>
          </table:table-cell>
          <table:table-cell office:value-type="string">
            <text:p>tt02329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VI</text:p>
          </table:table-cell>
          <table:table-cell office:value-type="float" office:value="1990">
            <text:p>1990</text:p>
          </table:table-cell>
          <table:table-cell office:value-type="string">
            <text:p>tt02521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VII</text:p>
          </table:table-cell>
          <table:table-cell office:value-type="float" office:value="1991">
            <text:p>1991</text:p>
          </table:table-cell>
          <table:table-cell office:value-type="string">
            <text:p>tt02521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VIII</text:p>
          </table:table-cell>
          <table:table-cell office:value-type="float" office:value="1992">
            <text:p>1992</text:p>
          </table:table-cell>
          <table:table-cell office:value-type="string">
            <text:p>tt02455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IX</text:p>
          </table:table-cell>
          <table:table-cell office:value-type="float" office:value="1993">
            <text:p>1993</text:p>
          </table:table-cell>
          <table:table-cell office:value-type="string">
            <text:p>tt02521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X</text:p>
          </table:table-cell>
          <table:table-cell office:value-type="float" office:value="1994">
            <text:p>1994</text:p>
          </table:table-cell>
          <table:table-cell office:value-type="string">
            <text:p>tt02521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XII</text:p>
          </table:table-cell>
          <table:table-cell office:value-type="float" office:value="1996">
            <text:p>1996</text:p>
          </table:table-cell>
          <table:table-cell office:value-type="string">
            <text:p>tt025148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uffy the Vampire Slayer (Season 1: The Master)</text:p>
          </table:table-cell>
          <table:table-cell office:value-type="string">
            <text:p>Buffy: Pogromca wampirów (Sezon 1: Mistrz)</text:p>
          </table:table-cell>
          <table:table-cell office:value-type="float" office:value="1997">
            <text:p>1997</text:p>
          </table:table-cell>
          <table:table-cell office:value-type="string">
            <text:p>tt01182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uffy the Vampire Slayer (Season 2: Angelus)</text:p>
          </table:table-cell>
          <table:table-cell office:value-type="string">
            <text:p>Buffy: Pogromca wampirów (Sezon 2: Angelus)</text:p>
          </table:table-cell>
          <table:table-cell office:value-type="float" office:value="1997">
            <text:p>1997</text:p>
          </table:table-cell>
          <table:table-cell office:value-type="string">
            <text:p>tt0118276/tt053343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uffy the Vampire Slayer (Season 3: The Mayor)</text:p>
          </table:table-cell>
          <table:table-cell office:value-type="string">
            <text:p>Buffy: Pogromca wampirów (Sezon 3: Burmistrz)</text:p>
          </table:table-cell>
          <table:table-cell office:value-type="float" office:value="1998">
            <text:p>1998</text:p>
          </table:table-cell>
          <table:table-cell office:value-type="string">
            <text:p>/tt053338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uffy the Vampire Slayer (Season 4: The Initiative)</text:p>
          </table:table-cell>
          <table:table-cell office:value-type="string">
            <text:p>Buffy: Pogromca wampirów (Sezon 4: Inicjatywa)</text:p>
          </table:table-cell>
          <table:table-cell office:value-type="float" office:value="1999">
            <text:p>1999</text:p>
          </table:table-cell>
          <table:table-cell office:value-type="string">
            <text:p>/tt05334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uffy the Vampire Slayer (Season 5: Glory)</text:p>
          </table:table-cell>
          <table:table-cell office:value-type="string">
            <text:p>Buffy: Pogromca wampirów (Sezon 5: Chwała)</text:p>
          </table:table-cell>
          <table:table-cell office:value-type="float" office:value="2000">
            <text:p>2000</text:p>
          </table:table-cell>
          <table:table-cell office:value-type="string">
            <text:p>/tt05334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uffy the Vampire Slayer (Season 6: Life)</text:p>
          </table:table-cell>
          <table:table-cell office:value-type="string">
            <text:p>Buffy: Pogromca wampirów (Sezon 6: Mistrz)</text:p>
          </table:table-cell>
          <table:table-cell office:value-type="float" office:value="2001">
            <text:p>2001</text:p>
          </table:table-cell>
          <table:table-cell office:value-type="string">
            <text:p>/tt0533394</text:p>
          </table:table-cell>
          <table:table-cell table:style-name="Default" office:value-type="string">
            <text:p>tytuł polski do poprawy</text:p>
          </table:table-cell>
          <table:table-cell table:style-name="Default" table:number-columns-repeated="3"/>
          <table:table-cell table:number-columns-repeated="20"/>
        </table:table-row>
        <table:table-row table:style-name="ro1">
          <table:table-cell office:value-type="string">
            <text:p>Buffy the Vampire Slayer (Season 7: The First Evil)</text:p>
          </table:table-cell>
          <table:table-cell office:value-type="string">
            <text:p>Buffy: Pogromca wampirów (Sezon 7: Mistrz)</text:p>
          </table:table-cell>
          <table:table-cell office:value-type="float" office:value="2002">
            <text:p>2002</text:p>
          </table:table-cell>
          <table:table-cell office:value-type="string">
            <text:p>/tt0533452</text:p>
          </table:table-cell>
          <table:table-cell table:style-name="Default" office:value-type="string">
            <text:p>tytuł polski do poprawy</text:p>
          </table:table-cell>
          <table:table-cell table:style-name="Default" table:number-columns-repeated="3"/>
          <table:table-cell table:number-columns-repeated="20"/>
        </table:table-row>
        <table:table-row table:style-name="ro1">
          <table:table-cell office:value-type="string">
            <text:p>Angel (Season 1)</text:p>
          </table:table-cell>
          <table:table-cell office:value-type="string">
            <text:p>Angel (Sezon 1)</text:p>
          </table:table-cell>
          <table:table-cell office:value-type="float" office:value="1999">
            <text:p>1999</text:p>
          </table:table-cell>
          <table:table-cell office:value-type="string">
            <text:p>tt0162065/tt051283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gel (Season 2)</text:p>
          </table:table-cell>
          <table:table-cell office:value-type="string">
            <text:p>Angel (Sezon 2)</text:p>
          </table:table-cell>
          <table:table-cell office:value-type="float" office:value="2000">
            <text:p>2000</text:p>
          </table:table-cell>
          <table:table-cell office:value-type="string">
            <text:p>tt05128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gel (Season 3)</text:p>
          </table:table-cell>
          <table:table-cell office:value-type="string">
            <text:p>Angel (Sezon 3)</text:p>
          </table:table-cell>
          <table:table-cell office:value-type="float" office:value="2001">
            <text:p>2001</text:p>
          </table:table-cell>
          <table:table-cell office:value-type="string">
            <text:p>tt05128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gel (Season 4)</text:p>
          </table:table-cell>
          <table:table-cell office:value-type="string">
            <text:p>Angel (Sezon 4)</text:p>
          </table:table-cell>
          <table:table-cell office:value-type="float" office:value="2002">
            <text:p>2002</text:p>
          </table:table-cell>
          <table:table-cell office:value-type="string">
            <text:p>tt051284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gel (Season 5)</text:p>
          </table:table-cell>
          <table:table-cell office:value-type="string">
            <text:p>Angel (Sezon 5)</text:p>
          </table:table-cell>
          <table:table-cell office:value-type="float" office:value="2003">
            <text:p>2003</text:p>
          </table:table-cell>
          <table:table-cell office:value-type="string">
            <text:p>tt051283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Flintstones (Season 1)</text:p>
          </table:table-cell>
          <table:table-cell office:value-type="string">
            <text:p>Flintstonowie (Sezon 1)</text:p>
          </table:table-cell>
          <table:table-cell office:value-type="float" office:value="1960">
            <text:p>1960</text:p>
          </table:table-cell>
          <table:table-cell office:value-type="string">
            <text:p>tt0053502/tt081559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Flintstones (Season 2)</text:p>
          </table:table-cell>
          <table:table-cell office:value-type="string">
            <text:p>Flintstonowie (Sezon 2)</text:p>
          </table:table-cell>
          <table:table-cell office:value-type="float" office:value="1961">
            <text:p>1961</text:p>
          </table:table-cell>
          <table:table-cell office:value-type="string">
            <text:p>tt05802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Flintstones (Season 3)</text:p>
          </table:table-cell>
          <table:table-cell office:value-type="string">
            <text:p>Flintstonowie (Sezon 3)</text:p>
          </table:table-cell>
          <table:table-cell office:value-type="float" office:value="1962">
            <text:p>1962</text:p>
          </table:table-cell>
          <table:table-cell office:value-type="string">
            <text:p>tt05801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Flintstones (Season 4)</text:p>
          </table:table-cell>
          <table:table-cell office:value-type="string">
            <text:p>Flintstonowie (Sezon 4)</text:p>
          </table:table-cell>
          <table:table-cell office:value-type="float" office:value="1963">
            <text:p>1963</text:p>
          </table:table-cell>
          <table:table-cell office:value-type="string">
            <text:p>tt058014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gney &amp; Lacey (Season 1)</text:p>
          </table:table-cell>
          <table:table-cell office:value-type="string">
            <text:p>Cagney i Lacey (Sezon 1)</text:p>
          </table:table-cell>
          <table:table-cell office:value-type="float" office:value="1982">
            <text:p>1982</text:p>
          </table:table-cell>
          <table:table-cell office:value-type="string">
            <text:p>tt0083395/tt05352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gney &amp; Lacey (Season 2)</text:p>
          </table:table-cell>
          <table:table-cell office:value-type="string">
            <text:p>Cagney i Lacey (Sezon 2)</text:p>
          </table:table-cell>
          <table:table-cell office:value-type="float" office:value="1982">
            <text:p>1982</text:p>
          </table:table-cell>
          <table:table-cell office:value-type="string">
            <text:p>tt05352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gney &amp; Lacey (Season 3)</text:p>
          </table:table-cell>
          <table:table-cell office:value-type="string">
            <text:p>Cagney i Lacey (Sezon 3)</text:p>
          </table:table-cell>
          <table:table-cell office:value-type="float" office:value="1984">
            <text:p>1984</text:p>
          </table:table-cell>
          <table:table-cell office:value-type="string">
            <text:p>tt05351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gney &amp; Lacey (Season 4)</text:p>
          </table:table-cell>
          <table:table-cell office:value-type="string">
            <text:p>Cagney i Lacey (Sezon 4)</text:p>
          </table:table-cell>
          <table:table-cell office:value-type="float" office:value="1984">
            <text:p>1984</text:p>
          </table:table-cell>
          <table:table-cell office:value-type="string">
            <text:p>tt05351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gney &amp; Lacey (Season 5)</text:p>
          </table:table-cell>
          <table:table-cell office:value-type="string">
            <text:p>Cagney i Lacey (Sezon 5)</text:p>
          </table:table-cell>
          <table:table-cell office:value-type="float" office:value="1985">
            <text:p>1985</text:p>
          </table:table-cell>
          <table:table-cell office:value-type="string">
            <text:p>tt05351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gney &amp; Lacey (Season 6)</text:p>
          </table:table-cell>
          <table:table-cell office:value-type="string">
            <text:p>Cagney i Lacey (Sezon 6)</text:p>
          </table:table-cell>
          <table:table-cell office:value-type="float" office:value="1986">
            <text:p>1986</text:p>
          </table:table-cell>
          <table:table-cell office:value-type="string">
            <text:p>tt053517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gney &amp; Lacey (Season 7)</text:p>
          </table:table-cell>
          <table:table-cell office:value-type="string">
            <text:p>Cagney i Lacey (Sezon 7)</text:p>
          </table:table-cell>
          <table:table-cell office:value-type="float" office:value="1987">
            <text:p>1987</text:p>
          </table:table-cell>
          <table:table-cell office:value-type="string">
            <text:p>tt053515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1)</text:p>
          </table:table-cell>
          <table:table-cell office:value-type="string">
            <text:p>Napisała: Morderstwo (Sezon 1)</text:p>
          </table:table-cell>
          <table:table-cell office:value-type="float" office:value="1984">
            <text:p>1984</text:p>
          </table:table-cell>
          <table:table-cell office:value-type="string">
            <text:p>tt0086765/tt00877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2)</text:p>
          </table:table-cell>
          <table:table-cell office:value-type="string">
            <text:p>Napisała: Morderstwo (Sezon 2)</text:p>
          </table:table-cell>
          <table:table-cell office:value-type="float" office:value="1985">
            <text:p>1985</text:p>
          </table:table-cell>
          <table:table-cell office:value-type="string">
            <text:p>tt06537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3)</text:p>
          </table:table-cell>
          <table:table-cell office:value-type="string">
            <text:p>Napisała: Morderstwo (Sezon 3)</text:p>
          </table:table-cell>
          <table:table-cell office:value-type="float" office:value="1986">
            <text:p>1986</text:p>
          </table:table-cell>
          <table:table-cell office:value-type="string">
            <text:p>tt06534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4)</text:p>
          </table:table-cell>
          <table:table-cell office:value-type="string">
            <text:p>Napisała: Morderstwo (Sezon 4)</text:p>
          </table:table-cell>
          <table:table-cell office:value-type="float" office:value="1987">
            <text:p>1987</text:p>
          </table:table-cell>
          <table:table-cell office:value-type="string">
            <text:p>tt065344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5)</text:p>
          </table:table-cell>
          <table:table-cell office:value-type="string">
            <text:p>Napisała: Morderstwo (Sezon 5)</text:p>
          </table:table-cell>
          <table:table-cell office:value-type="float" office:value="1987">
            <text:p>1987</text:p>
          </table:table-cell>
          <table:table-cell office:value-type="string">
            <text:p>tt065353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6)</text:p>
          </table:table-cell>
          <table:table-cell office:value-type="string">
            <text:p>Napisała: Morderstwo (Sezon 6)</text:p>
          </table:table-cell>
          <table:table-cell office:value-type="float" office:value="1989">
            <text:p>1989</text:p>
          </table:table-cell>
          <table:table-cell office:value-type="string">
            <text:p>tt065346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7)</text:p>
          </table:table-cell>
          <table:table-cell office:value-type="string">
            <text:p>Napisała: Morderstwo (Sezon 6)</text:p>
          </table:table-cell>
          <table:table-cell office:value-type="float" office:value="1990">
            <text:p>1990</text:p>
          </table:table-cell>
          <table:table-cell office:value-type="string">
            <text:p>tt065368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8)</text:p>
          </table:table-cell>
          <table:table-cell office:value-type="string">
            <text:p>Napisała: Morderstwo (Sezon 6)</text:p>
          </table:table-cell>
          <table:table-cell office:value-type="float" office:value="1991">
            <text:p>1991</text:p>
          </table:table-cell>
          <table:table-cell office:value-type="string">
            <text:p>tt06534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9)</text:p>
          </table:table-cell>
          <table:table-cell office:value-type="string">
            <text:p>Napisała: Morderstwo (Sezon 6)</text:p>
          </table:table-cell>
          <table:table-cell office:value-type="float" office:value="1992">
            <text:p>1992</text:p>
          </table:table-cell>
          <table:table-cell office:value-type="string">
            <text:p>tt06535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10)</text:p>
          </table:table-cell>
          <table:table-cell office:value-type="string">
            <text:p>Napisała: Morderstwo (Sezon 10)</text:p>
          </table:table-cell>
          <table:table-cell office:value-type="float" office:value="1993">
            <text:p>1993</text:p>
          </table:table-cell>
          <table:table-cell office:value-type="string">
            <text:p>tt06534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11)</text:p>
          </table:table-cell>
          <table:table-cell office:value-type="string">
            <text:p>Napisała: Morderstwo (Sezon 11)</text:p>
          </table:table-cell>
          <table:table-cell office:value-type="float" office:value="1994">
            <text:p>1994</text:p>
          </table:table-cell>
          <table:table-cell office:value-type="string">
            <text:p>tt065345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12)</text:p>
          </table:table-cell>
          <table:table-cell office:value-type="string">
            <text:p>Napisała: Morderstwo (Sezon 12)</text:p>
          </table:table-cell>
          <table:table-cell office:value-type="float" office:value="1995">
            <text:p>1995</text:p>
          </table:table-cell>
          <table:table-cell office:value-type="string">
            <text:p>tt065358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uth Park (Season 1)</text:p>
          </table:table-cell>
          <table:table-cell office:value-type="string">
            <text:p>South Park (Sezon 1)</text:p>
          </table:table-cell>
          <table:table-cell office:value-type="float" office:value="1997">
            <text:p>1997</text:p>
          </table:table-cell>
          <table:table-cell office:value-type="string">
            <text:p>tt0121955/tt03948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uth Park (Season 2)</text:p>
          </table:table-cell>
          <table:table-cell office:value-type="string">
            <text:p>South Park (Sezon 2)</text:p>
          </table:table-cell>
          <table:table-cell office:value-type="float" office:value="1998">
            <text:p>1998</text:p>
          </table:table-cell>
          <table:table-cell office:value-type="string">
            <text:p>tt07570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uth Park (Season 3)</text:p>
          </table:table-cell>
          <table:table-cell office:value-type="string">
            <text:p>South Park (Sezon 3)</text:p>
          </table:table-cell>
          <table:table-cell office:value-type="float" office:value="1999">
            <text:p>1999</text:p>
          </table:table-cell>
          <table:table-cell office:value-type="string">
            <text:p>tt07059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uth Park (Season 4)</text:p>
          </table:table-cell>
          <table:table-cell office:value-type="string">
            <text:p>South Park (Sezon 4)</text:p>
          </table:table-cell>
          <table:table-cell office:value-type="float" office:value="2000">
            <text:p>2000</text:p>
          </table:table-cell>
          <table:table-cell office:value-type="string">
            <text:p>tt07059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y Little Pony (Season 1)</text:p>
          </table:table-cell>
          <table:table-cell office:value-type="string">
            <text:p>My Little Pony (Sezon 1)</text:p>
          </table:table-cell>
          <table:table-cell office:value-type="float" office:value="1986">
            <text:p>1986</text:p>
          </table:table-cell>
          <table:table-cell office:value-type="string">
            <text:p>tt0184761/tt082985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y Little Pony (Season 2)</text:p>
          </table:table-cell>
          <table:table-cell office:value-type="string">
            <text:p>My Little Pony (Sezon 2)</text:p>
          </table:table-cell>
          <table:table-cell office:value-type="float" office:value="1987">
            <text:p>1987</text:p>
          </table:table-cell>
          <table:table-cell office:value-type="string">
            <text:p>tt084738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y Little Pony Tales</text:p>
          </table:table-cell>
          <table:table-cell office:value-type="string">
            <text:p>Opowieści o kucykach My Little Pony</text:p>
          </table:table-cell>
          <table:table-cell office:value-type="float" office:value="1992">
            <text:p>1992</text:p>
          </table:table-cell>
          <table:table-cell office:value-type="string">
            <text:p>tt02126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 (Season 1)</text:p>
          </table:table-cell>
          <table:table-cell office:value-type="string">
            <text:p>Star Trek (Sezon 1)</text:p>
          </table:table-cell>
          <table:table-cell office:value-type="float" office:value="1966">
            <text:p>1966</text:p>
          </table:table-cell>
          <table:table-cell office:value-type="string">
            <text:p>Tt0060028/tt07084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 (Season 2)</text:p>
          </table:table-cell>
          <table:table-cell office:value-type="string">
            <text:p>Star Trek (Sezon 2)</text:p>
          </table:table-cell>
          <table:table-cell office:value-type="float" office:value="1967">
            <text:p>1967</text:p>
          </table:table-cell>
          <table:table-cell office:value-type="string">
            <text:p>tt07084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 (Season 3)</text:p>
          </table:table-cell>
          <table:table-cell office:value-type="string">
            <text:p>Star Trek (Sezon 3)</text:p>
          </table:table-cell>
          <table:table-cell office:value-type="float" office:value="1968">
            <text:p>1968</text:p>
          </table:table-cell>
          <table:table-cell office:value-type="string">
            <text:p>tt07084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: The Next Generation (Season 1)</text:p>
          </table:table-cell>
          <table:table-cell office:value-type="string">
            <text:p>Star Trek: Następne pokolenie (Sezon 1)</text:p>
          </table:table-cell>
          <table:table-cell office:value-type="float" office:value="1987">
            <text:p>1987</text:p>
          </table:table-cell>
          <table:table-cell office:value-type="string">
            <text:p>tt009403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: The Next Generation (Season 2)</text:p>
          </table:table-cell>
          <table:table-cell office:value-type="string">
            <text:p>Star Trek: Następne pokolenie (Sezon 2)</text:p>
          </table:table-cell>
          <table:table-cell office:value-type="float" office:value="1988">
            <text:p>1988</text:p>
          </table:table-cell>
          <table:table-cell office:value-type="string">
            <text:p>tt07087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: The Next Generation (Season 3)</text:p>
          </table:table-cell>
          <table:table-cell office:value-type="string">
            <text:p>Star Trek: Następne pokolenie (Sezon 3)</text:p>
          </table:table-cell>
          <table:table-cell office:value-type="float" office:value="1989">
            <text:p>1989</text:p>
          </table:table-cell>
          <table:table-cell office:value-type="string">
            <text:p>tt07087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: The Next Generation (Season 4)</text:p>
          </table:table-cell>
          <table:table-cell office:value-type="string">
            <text:p>Star Trek: Następne pokolenie (Sezon 4)</text:p>
          </table:table-cell>
          <table:table-cell office:value-type="float" office:value="1990">
            <text:p>1990</text:p>
          </table:table-cell>
          <table:table-cell office:value-type="string">
            <text:p>tt07087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: The Next Generation (Season 5)</text:p>
          </table:table-cell>
          <table:table-cell office:value-type="string">
            <text:p>Star Trek: Następne pokolenie (Sezon 5)</text:p>
          </table:table-cell>
          <table:table-cell office:value-type="float" office:value="1991">
            <text:p>1991</text:p>
          </table:table-cell>
          <table:table-cell office:value-type="string">
            <text:p>tt07086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: The Next Generation (Season 6)</text:p>
          </table:table-cell>
          <table:table-cell office:value-type="string">
            <text:p>Star Trek: Następne pokolenie (Sezon 6)</text:p>
          </table:table-cell>
          <table:table-cell office:value-type="float" office:value="1992">
            <text:p>1992</text:p>
          </table:table-cell>
          <table:table-cell office:value-type="string">
            <text:p>tt07087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: The Next Generation (Season 7)</text:p>
          </table:table-cell>
          <table:table-cell office:value-type="string">
            <text:p>Star Trek: Następne pokolenie (Sezon 7)</text:p>
          </table:table-cell>
          <table:table-cell office:value-type="float" office:value="1993">
            <text:p>1993</text:p>
          </table:table-cell>
          <table:table-cell office:value-type="string">
            <text:p>tt070874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Vicky the Viking (Season 1)</text:p>
          </table:table-cell>
          <table:table-cell office:value-type="string">
            <text:p>Wiking Vicky (Sezon 1)</text:p>
          </table:table-cell>
          <table:table-cell office:value-type="float" office:value="1974">
            <text:p>1974</text:p>
          </table:table-cell>
          <table:table-cell office:value-type="string">
            <text:p>tt0278855/tt08570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Vicky the Viking (Season 2)</text:p>
          </table:table-cell>
          <table:table-cell office:value-type="string">
            <text:p>Wiking Vicky (Sezon 2)</text:p>
          </table:table-cell>
          <table:table-cell office:value-type="float" office:value="1975">
            <text:p>1975</text:p>
          </table:table-cell>
          <table:table-cell office:value-type="string">
            <text:p>tt08585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Vicky the Viking (Season 3)</text:p>
          </table:table-cell>
          <table:table-cell office:value-type="string">
            <text:p>Wiking Vicky (Sezon 3)</text:p>
          </table:table-cell>
          <table:table-cell office:value-type="float" office:value="1976">
            <text:p>1976</text:p>
          </table:table-cell>
          <table:table-cell office:value-type="string">
            <text:p>tt085860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1)</text:p>
          </table:table-cell>
          <table:table-cell office:value-type="string">
            <text:p>Columbo (Sezon 1)</text:p>
          </table:table-cell>
          <table:table-cell office:value-type="float" office:value="1971">
            <text:p>1971</text:p>
          </table:table-cell>
          <table:table-cell office:value-type="string">
            <text:p>tt1466074/tt00669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2)</text:p>
          </table:table-cell>
          <table:table-cell office:value-type="string">
            <text:p>Columbo (Sezon 2)</text:p>
          </table:table-cell>
          <table:table-cell office:value-type="float" office:value="1972">
            <text:p>1972</text:p>
          </table:table-cell>
          <table:table-cell office:value-type="string">
            <text:p>tt00683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3)</text:p>
          </table:table-cell>
          <table:table-cell office:value-type="string">
            <text:p>Columbo (Sezon 3)</text:p>
          </table:table-cell>
          <table:table-cell office:value-type="float" office:value="1973">
            <text:p>1973</text:p>
          </table:table-cell>
          <table:table-cell office:value-type="string">
            <text:p>tt00699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4)</text:p>
          </table:table-cell>
          <table:table-cell office:value-type="string">
            <text:p>Columbo (Sezon 4)</text:p>
          </table:table-cell>
          <table:table-cell office:value-type="float" office:value="1974">
            <text:p>1974</text:p>
          </table:table-cell>
          <table:table-cell office:value-type="string">
            <text:p>tt00728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5)</text:p>
          </table:table-cell>
          <table:table-cell office:value-type="string">
            <text:p>Columbo (Sezon 5)</text:p>
          </table:table-cell>
          <table:table-cell office:value-type="float" office:value="1975">
            <text:p>1975</text:p>
          </table:table-cell>
          <table:table-cell office:value-type="string">
            <text:p>tt00728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6)</text:p>
          </table:table-cell>
          <table:table-cell office:value-type="string">
            <text:p>Columbo (Sezon 6)</text:p>
          </table:table-cell>
          <table:table-cell office:value-type="float" office:value="1976">
            <text:p>1976</text:p>
          </table:table-cell>
          <table:table-cell office:value-type="string">
            <text:p>tt00743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7)</text:p>
          </table:table-cell>
          <table:table-cell office:value-type="string">
            <text:p>Columbo (Sezon 7)</text:p>
          </table:table-cell>
          <table:table-cell office:value-type="float" office:value="1977">
            <text:p>1977</text:p>
          </table:table-cell>
          <table:table-cell office:value-type="string">
            <text:p>tt00758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8)</text:p>
          </table:table-cell>
          <table:table-cell office:value-type="string">
            <text:p>Columbo (Sezon 8)</text:p>
          </table:table-cell>
          <table:table-cell office:value-type="float" office:value="1989">
            <text:p>1989</text:p>
          </table:table-cell>
          <table:table-cell office:value-type="string">
            <text:p>tt00970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9)</text:p>
          </table:table-cell>
          <table:table-cell office:value-type="string">
            <text:p>Columbo (Sezon 9)</text:p>
          </table:table-cell>
          <table:table-cell office:value-type="float" office:value="1989">
            <text:p>1989</text:p>
          </table:table-cell>
          <table:table-cell office:value-type="string">
            <text:p>tt009708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10)</text:p>
          </table:table-cell>
          <table:table-cell office:value-type="string">
            <text:p>Columbo (Sezon 10)</text:p>
          </table:table-cell>
          <table:table-cell office:value-type="float" office:value="1990">
            <text:p>1990</text:p>
          </table:table-cell>
          <table:table-cell office:value-type="string">
            <text:p>tt009928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cGyver (Season 1)</text:p>
          </table:table-cell>
          <table:table-cell office:value-type="string">
            <text:p>MacGyver (Sezon 1)</text:p>
          </table:table-cell>
          <table:table-cell office:value-type="float" office:value="1985">
            <text:p>1985</text:p>
          </table:table-cell>
          <table:table-cell office:value-type="string">
            <text:p>tt0088559/tt016537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cGyver (Season 2)</text:p>
          </table:table-cell>
          <table:table-cell office:value-type="string">
            <text:p>MacGyver (Sezon 2)</text:p>
          </table:table-cell>
          <table:table-cell office:value-type="float" office:value="1986">
            <text:p>1986</text:p>
          </table:table-cell>
          <table:table-cell office:value-type="string">
            <text:p>tt063878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cGyver (Season 3)</text:p>
          </table:table-cell>
          <table:table-cell office:value-type="string">
            <text:p>MacGyver (Sezon 3)</text:p>
          </table:table-cell>
          <table:table-cell office:value-type="float" office:value="1987">
            <text:p>1987</text:p>
          </table:table-cell>
          <table:table-cell office:value-type="string">
            <text:p>tt063873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cGyver (Season 4)</text:p>
          </table:table-cell>
          <table:table-cell office:value-type="string">
            <text:p>MacGyver (Sezon 4)</text:p>
          </table:table-cell>
          <table:table-cell office:value-type="float" office:value="1988">
            <text:p>1988</text:p>
          </table:table-cell>
          <table:table-cell office:value-type="string">
            <text:p>tt063879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cGyver (Season 5)</text:p>
          </table:table-cell>
          <table:table-cell office:value-type="string">
            <text:p>MacGyver (Sezon 5)</text:p>
          </table:table-cell>
          <table:table-cell office:value-type="float" office:value="1989">
            <text:p>1989</text:p>
          </table:table-cell>
          <table:table-cell office:value-type="string">
            <text:p>tt06387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cGyver (Season 6)</text:p>
          </table:table-cell>
          <table:table-cell office:value-type="string">
            <text:p>MacGyver (Sezon 6)</text:p>
          </table:table-cell>
          <table:table-cell office:value-type="float" office:value="1990">
            <text:p>1990</text:p>
          </table:table-cell>
          <table:table-cell office:value-type="string">
            <text:p>tt06388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cGyver (Season 7)</text:p>
          </table:table-cell>
          <table:table-cell office:value-type="string">
            <text:p>MacGyver (Sezon 7)</text:p>
          </table:table-cell>
          <table:table-cell office:value-type="float" office:value="1991">
            <text:p>1991</text:p>
          </table:table-cell>
          <table:table-cell office:value-type="string">
            <text:p>tt06387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infeld (Season 1)</text:p>
          </table:table-cell>
          <table:table-cell office:value-type="string">
            <text:p>Seinfeld (Sezon 1)</text:p>
          </table:table-cell>
          <table:table-cell office:value-type="float" office:value="1990">
            <text:p>1990</text:p>
          </table:table-cell>
          <table:table-cell office:value-type="string">
            <text:p>tt0098904/tt00982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infeld (Season 2)</text:p>
          </table:table-cell>
          <table:table-cell office:value-type="string">
            <text:p>Seinfeld (Sezon 2)</text:p>
          </table:table-cell>
          <table:table-cell office:value-type="float" office:value="1991">
            <text:p>1991</text:p>
          </table:table-cell>
          <table:table-cell office:value-type="string">
            <text:p>tt069769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infeld (Season 3)</text:p>
          </table:table-cell>
          <table:table-cell office:value-type="string">
            <text:p>Seinfeld (Sezon 3)</text:p>
          </table:table-cell>
          <table:table-cell office:value-type="float" office:value="1991">
            <text:p>1991</text:p>
          </table:table-cell>
          <table:table-cell office:value-type="string">
            <text:p>tt06977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infeld (Season 4)</text:p>
          </table:table-cell>
          <table:table-cell office:value-type="string">
            <text:p>Seinfeld (Sezon 4)</text:p>
          </table:table-cell>
          <table:table-cell office:value-type="float" office:value="1992">
            <text:p>1992</text:p>
          </table:table-cell>
          <table:table-cell office:value-type="string">
            <text:p>tt06977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infeld (Season 5)</text:p>
          </table:table-cell>
          <table:table-cell office:value-type="string">
            <text:p>Seinfeld (Sezon 5)</text:p>
          </table:table-cell>
          <table:table-cell office:value-type="float" office:value="1993">
            <text:p>1993</text:p>
          </table:table-cell>
          <table:table-cell office:value-type="string">
            <text:p>tt06977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infeld (Season 6)</text:p>
          </table:table-cell>
          <table:table-cell office:value-type="string">
            <text:p>Seinfeld (Sezon 6)</text:p>
          </table:table-cell>
          <table:table-cell office:value-type="float" office:value="1994">
            <text:p>1994</text:p>
          </table:table-cell>
          <table:table-cell office:value-type="string">
            <text:p>tt06976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infeld (Season 7)</text:p>
          </table:table-cell>
          <table:table-cell office:value-type="string">
            <text:p>Seinfeld (Sezon 7)</text:p>
          </table:table-cell>
          <table:table-cell office:value-type="float" office:value="1995">
            <text:p>1995</text:p>
          </table:table-cell>
          <table:table-cell office:value-type="string">
            <text:p>tt06976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0,000 Leagues Under the Sea – Serial</text:p>
          </table:table-cell>
          <table:table-cell office:value-type="string">
            <text:p>20 000 mil podmorskiej żeglugi -Serial</text:p>
          </table:table-cell>
          <table:table-cell office:value-type="float" office:value="1997">
            <text:p>1997</text:p>
          </table:table-cell>
          <table:table-cell office:value-type="string">
            <text:p>tt0118248/tt58460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gnum, P.I. (Season 1)</text:p>
          </table:table-cell>
          <table:table-cell office:value-type="string">
            <text:p>Magnum (Sezon 1)</text:p>
          </table:table-cell>
          <table:table-cell office:value-type="float" office:value="1980">
            <text:p>1980</text:p>
          </table:table-cell>
          <table:table-cell office:value-type="string">
            <text:p>tt0080240/tt00811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gnum, P.I. (Season 2)</text:p>
          </table:table-cell>
          <table:table-cell office:value-type="string">
            <text:p>Magnum (Sezon 2)</text:p>
          </table:table-cell>
          <table:table-cell office:value-type="float" office:value="1981">
            <text:p>1981</text:p>
          </table:table-cell>
          <table:table-cell office:value-type="string">
            <text:p>tt06396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gnum, P.I. (Season 3)</text:p>
          </table:table-cell>
          <table:table-cell office:value-type="string">
            <text:p>Magnum (Sezon 3)</text:p>
          </table:table-cell>
          <table:table-cell office:value-type="float" office:value="1982">
            <text:p>1982</text:p>
          </table:table-cell>
          <table:table-cell office:value-type="string">
            <text:p>tt063964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gnum, P.I. (Season 4)</text:p>
          </table:table-cell>
          <table:table-cell office:value-type="string">
            <text:p>Magnum (Sezon 4)</text:p>
          </table:table-cell>
          <table:table-cell office:value-type="float" office:value="1983">
            <text:p>1983</text:p>
          </table:table-cell>
          <table:table-cell office:value-type="string">
            <text:p>tt06396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gnum, P.I. (Season 5)</text:p>
          </table:table-cell>
          <table:table-cell office:value-type="string">
            <text:p>Magnum (Sezon 5)</text:p>
          </table:table-cell>
          <table:table-cell office:value-type="float" office:value="1984">
            <text:p>1984</text:p>
          </table:table-cell>
          <table:table-cell office:value-type="string">
            <text:p>tt06396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gnum, P.I. (Season 6)</text:p>
          </table:table-cell>
          <table:table-cell office:value-type="string">
            <text:p>Magnum (Sezon 6)</text:p>
          </table:table-cell>
          <table:table-cell office:value-type="float" office:value="1985">
            <text:p>1985</text:p>
          </table:table-cell>
          <table:table-cell office:value-type="string">
            <text:p>tt063963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gnum, P.I. (Season 7)</text:p>
          </table:table-cell>
          <table:table-cell office:value-type="string">
            <text:p>Magnum (Sezon 7)</text:p>
          </table:table-cell>
          <table:table-cell office:value-type="float" office:value="1986">
            <text:p>1986</text:p>
          </table:table-cell>
          <table:table-cell office:value-type="string">
            <text:p>tt063963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gnum, P.I. (Season 8)</text:p>
          </table:table-cell>
          <table:table-cell office:value-type="string">
            <text:p>Magnum (Sezon 8)</text:p>
          </table:table-cell>
          <table:table-cell office:value-type="float" office:value="1987">
            <text:p>1987</text:p>
          </table:table-cell>
          <table:table-cell office:value-type="string">
            <text:p>tt06396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1: The Journey Continues)</text:p>
          </table:table-cell>
          <table:table-cell office:value-type="string">
            <text:p>Stargate SG-1 (Sezon 1: Podróż trwa)</text:p>
          </table:table-cell>
          <table:table-cell office:value-type="float" office:value="1997">
            <text:p>1997</text:p>
          </table:table-cell>
          <table:table-cell office:value-type="string">
            <text:p>tt0118480/tt02347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2: Discover New Worlds)</text:p>
          </table:table-cell>
          <table:table-cell office:value-type="string">
            <text:p>Stargate SG-1 (Sezon 2: Odkryj nowe światy)</text:p>
          </table:table-cell>
          <table:table-cell office:value-type="float" office:value="1998">
            <text:p>1998</text:p>
          </table:table-cell>
          <table:table-cell office:value-type="string">
            <text:p>tt07091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3: Galactic Adventures)</text:p>
          </table:table-cell>
          <table:table-cell office:value-type="string">
            <text:p>Stargate SG-1 (Sezon 3: Galaktyczne przygody)</text:p>
          </table:table-cell>
          <table:table-cell office:value-type="float" office:value="1999">
            <text:p>1999</text:p>
          </table:table-cell>
          <table:table-cell office:value-type="string">
            <text:p>tt07091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4: Distant Worlds, New Dangers)</text:p>
          </table:table-cell>
          <table:table-cell office:value-type="string">
            <text:p>Stargate SG-1 (Sezon 4: Odległe światy, nowe niebezpieczeństwa)</text:p>
          </table:table-cell>
          <table:table-cell office:value-type="float" office:value="2000">
            <text:p>2000</text:p>
          </table:table-cell>
          <table:table-cell office:value-type="string">
            <text:p>tt07091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5: In the Hands of the Enemy)</text:p>
          </table:table-cell>
          <table:table-cell office:value-type="string">
            <text:p>Stargate SG-1 (Sezon 5: W rękach wroga)</text:p>
          </table:table-cell>
          <table:table-cell office:value-type="float" office:value="2001">
            <text:p>2001</text:p>
          </table:table-cell>
          <table:table-cell office:value-type="string">
            <text:p>tt070907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6: A New Face)</text:p>
          </table:table-cell>
          <table:table-cell office:value-type="string">
            <text:p>Stargate SG-1 (Sezon 6: Nowe oblicze)</text:p>
          </table:table-cell>
          <table:table-cell office:value-type="float" office:value="2002">
            <text:p>2002</text:p>
          </table:table-cell>
          <table:table-cell office:value-type="string">
            <text:p>tt07091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7: In Search of the City of the Ancients)</text:p>
          </table:table-cell>
          <table:table-cell office:value-type="string">
            <text:p>Stargate SG-1 (Sezon 7: W poszukiwaniu miasta starożytnych)</text:p>
          </table:table-cell>
          <table:table-cell office:value-type="float" office:value="2003">
            <text:p>2003</text:p>
          </table:table-cell>
          <table:table-cell office:value-type="string">
            <text:p>tt07090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8: To the Future and Back Again)</text:p>
          </table:table-cell>
          <table:table-cell office:value-type="string">
            <text:p>Stargate SG-1 (Sezon 8: Do przyszłości i z powrotem)</text:p>
          </table:table-cell>
          <table:table-cell office:value-type="float" office:value="2004">
            <text:p>2004</text:p>
          </table:table-cell>
          <table:table-cell office:value-type="string">
            <text:p>tt070913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9: A Great Challenge)</text:p>
          </table:table-cell>
          <table:table-cell office:value-type="string">
            <text:p>Stargate SG-1 (Sezon 9: Wielkie wyzwanie)</text:p>
          </table:table-cell>
          <table:table-cell office:value-type="float" office:value="2005">
            <text:p>2005</text:p>
          </table:table-cell>
          <table:table-cell office:value-type="string">
            <text:p>tt070904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10: New Battles with Old Enemies)</text:p>
          </table:table-cell>
          <table:table-cell office:value-type="string">
            <text:p>Stargate SG-1 (Sezon 10: Nowe bitwy ze starymi wrogami)</text:p>
          </table:table-cell>
          <table:table-cell office:value-type="float" office:value="2006">
            <text:p>2006</text:p>
          </table:table-cell>
          <table:table-cell office:value-type="string">
            <text:p>tt07564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impsons (Season 1)</text:p>
          </table:table-cell>
          <table:table-cell office:value-type="string">
            <text:p>Simpsonowie (Sezon 1)</text:p>
          </table:table-cell>
          <table:table-cell office:value-type="float" office:value="1989">
            <text:p>1989</text:p>
          </table:table-cell>
          <table:table-cell office:value-type="string">
            <text:p>tt0096697/tt034803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impsons (Season 2)</text:p>
          </table:table-cell>
          <table:table-cell office:value-type="string">
            <text:p>Simpsonowie (Sezon 2)</text:p>
          </table:table-cell>
          <table:table-cell office:value-type="float" office:value="1990">
            <text:p>1990</text:p>
          </table:table-cell>
          <table:table-cell office:value-type="string">
            <text:p>tt07630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impsons (Season 3)</text:p>
          </table:table-cell>
          <table:table-cell office:value-type="string">
            <text:p>Simpsonowie (Sezon 3)</text:p>
          </table:table-cell>
          <table:table-cell office:value-type="float" office:value="1991">
            <text:p>1991</text:p>
          </table:table-cell>
          <table:table-cell office:value-type="string">
            <text:p>tt070121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impsons (Season 4)</text:p>
          </table:table-cell>
          <table:table-cell office:value-type="string">
            <text:p>Simpsonowie (Sezon 4)</text:p>
          </table:table-cell>
          <table:table-cell office:value-type="float" office:value="1992">
            <text:p>1992</text:p>
          </table:table-cell>
          <table:table-cell office:value-type="string">
            <text:p>tt070114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impsons (Season 5)</text:p>
          </table:table-cell>
          <table:table-cell office:value-type="string">
            <text:p>Simpsonowie (Sezon 5)</text:p>
          </table:table-cell>
          <table:table-cell office:value-type="float" office:value="1993">
            <text:p>1993</text:p>
          </table:table-cell>
          <table:table-cell office:value-type="string">
            <text:p>tt07011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impsons (Season 6)</text:p>
          </table:table-cell>
          <table:table-cell office:value-type="string">
            <text:p>Simpsonowie (Sezon 6)</text:p>
          </table:table-cell>
          <table:table-cell office:value-type="float" office:value="1994">
            <text:p>1994</text:p>
          </table:table-cell>
          <table:table-cell office:value-type="string">
            <text:p>tt07630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impsons (Season 7)</text:p>
          </table:table-cell>
          <table:table-cell office:value-type="string">
            <text:p>Simpsonowie (Sezon 7)</text:p>
          </table:table-cell>
          <table:table-cell office:value-type="float" office:value="1995">
            <text:p>1995</text:p>
          </table:table-cell>
          <table:table-cell office:value-type="string">
            <text:p>tt07012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impsons (Season 8)</text:p>
          </table:table-cell>
          <table:table-cell office:value-type="string">
            <text:p>Simpsonowie (Sezon 8)</text:p>
          </table:table-cell>
          <table:table-cell office:value-type="float" office:value="1996">
            <text:p>1996</text:p>
          </table:table-cell>
          <table:table-cell office:value-type="string">
            <text:p>tt07012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(Season 1)</text:p>
          </table:table-cell>
          <table:table-cell office:value-type="string">
            <text:p>Seks w wielkim mieście (Sezon 1)</text:p>
          </table:table-cell>
          <table:table-cell office:value-type="float" office:value="1998">
            <text:p>1998</text:p>
          </table:table-cell>
          <table:table-cell office:value-type="string">
            <text:p>tt0159206/tt06986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(Season 2)</text:p>
          </table:table-cell>
          <table:table-cell office:value-type="string">
            <text:p>Seks w wielkim mieście (Sezon 2)</text:p>
          </table:table-cell>
          <table:table-cell office:value-type="float" office:value="1999">
            <text:p>1999</text:p>
          </table:table-cell>
          <table:table-cell office:value-type="string">
            <text:p>tt06986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(Season 3)</text:p>
          </table:table-cell>
          <table:table-cell office:value-type="string">
            <text:p>Seks w wielkim mieście (Sezon 3)</text:p>
          </table:table-cell>
          <table:table-cell office:value-type="float" office:value="2000">
            <text:p>2000</text:p>
          </table:table-cell>
          <table:table-cell office:value-type="string">
            <text:p>tt06987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(Season 4)</text:p>
          </table:table-cell>
          <table:table-cell office:value-type="string">
            <text:p>Seks w wielkim mieście (Sezon 4)</text:p>
          </table:table-cell>
          <table:table-cell office:value-type="float" office:value="2001">
            <text:p>2001</text:p>
          </table:table-cell>
          <table:table-cell office:value-type="string">
            <text:p>tt06986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(Season 5)</text:p>
          </table:table-cell>
          <table:table-cell office:value-type="string">
            <text:p>Seks w wielkim mieście (Sezon 5)</text:p>
          </table:table-cell>
          <table:table-cell office:value-type="float" office:value="2002">
            <text:p>2002</text:p>
          </table:table-cell>
          <table:table-cell office:value-type="string">
            <text:p>tt069861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(Season 6)</text:p>
          </table:table-cell>
          <table:table-cell office:value-type="string">
            <text:p>Seks w wielkim mieście (Sezon 6)</text:p>
          </table:table-cell>
          <table:table-cell office:value-type="float" office:value="2003">
            <text:p>2003</text:p>
          </table:table-cell>
          <table:table-cell office:value-type="string">
            <text:p>tt06986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Alien Nation</text:p>
          </table:table-cell>
          <table:table-cell office:value-type="float" office:value="1989">
            <text:p>1989</text:p>
          </table:table-cell>
          <table:table-cell office:value-type="string">
            <text:p>tt0096531/tt157619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ephen King's IT</text:p>
          </table:table-cell>
          <table:table-cell office:value-type="string">
            <text:p>TO Stephena Kinga</text:p>
          </table:table-cell>
          <table:table-cell office:value-type="float" office:value="1990">
            <text:p>1990</text:p>
          </table:table-cell>
          <table:table-cell office:value-type="string">
            <text:p>tt0099864/tt247627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nspector Gadget (Season 1)</text:p>
          </table:table-cell>
          <table:table-cell office:value-type="string">
            <text:p>Inspektor Gadget (Sezon 1)</text:p>
          </table:table-cell>
          <table:table-cell office:value-type="float" office:value="1983">
            <text:p>1983</text:p>
          </table:table-cell>
          <table:table-cell office:value-type="string">
            <text:p>tt0085033/tt06116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Inspector Gadget (Season 2)</text:p>
          </table:table-cell>
          <table:table-cell office:value-type="float" office:value="1985">
            <text:p>1985</text:p>
          </table:table-cell>
          <table:table-cell office:value-type="string">
            <text:p>tt06116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's Angels (Season 1)</text:p>
          </table:table-cell>
          <table:table-cell office:value-type="string">
            <text:p>Aniołki Charliego (Sezon 1)</text:p>
          </table:table-cell>
          <table:table-cell office:value-type="float" office:value="1976">
            <text:p>1976</text:p>
          </table:table-cell>
          <table:table-cell office:value-type="string">
            <text:p>tt0073972/tt00743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's Angels (Season 1)</text:p>
          </table:table-cell>
          <table:table-cell office:value-type="string">
            <text:p>Aniołki Charliego (Sezon 1)</text:p>
          </table:table-cell>
          <table:table-cell office:value-type="float" office:value="1977">
            <text:p>1977</text:p>
          </table:table-cell>
          <table:table-cell office:value-type="string">
            <text:p>tt053917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ttlestar Galactica</text:p>
          </table:table-cell>
          <table:table-cell office:value-type="float" office:value="1978">
            <text:p>1978</text:p>
          </table:table-cell>
          <table:table-cell office:value-type="string">
            <text:p>tt0076984/tt05197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ttila the Hun</text:p>
          </table:table-cell>
          <table:table-cell office:value-type="string">
            <text:p>Attyla</text:p>
          </table:table-cell>
          <table:table-cell office:value-type="float" office:value="2001">
            <text:p>2001</text:p>
          </table:table-cell>
          <table:table-cell office:value-type="string">
            <text:p>tt0259127/tt57063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erry Pratchett's The Colour of Magic</text:p>
          </table:table-cell>
          <table:table-cell office:value-type="string">
            <text:p>Kolor magii</text:p>
          </table:table-cell>
          <table:table-cell office:value-type="float" office:value="2008">
            <text:p>2008</text:p>
          </table:table-cell>
          <table:table-cell office:value-type="string">
            <text:p>tt1079959/tt52444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ourne Identity</text:p>
          </table:table-cell>
          <table:table-cell office:value-type="string">
            <text:p>Tożsamość Bourne'a</text:p>
          </table:table-cell>
          <table:table-cell office:value-type="float" office:value="1988">
            <text:p>1988</text:p>
          </table:table-cell>
          <table:table-cell office:value-type="string">
            <text:p>tt0094791/tt38509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r of the Worlds (Season 1)</text:p>
          </table:table-cell>
          <table:table-cell office:value-type="string">
            <text:p>Wojna światów (Sezon 1) </text:p>
          </table:table-cell>
          <table:table-cell office:value-type="float" office:value="1988">
            <text:p>1988</text:p>
          </table:table-cell>
          <table:table-cell office:value-type="string">
            <text:p>tt0094578/tt07440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r of the Worlds (Season 2)</text:p>
          </table:table-cell>
          <table:table-cell office:value-type="string">
            <text:p>Wojna światów (Sezon 2)</text:p>
          </table:table-cell>
          <table:table-cell office:value-type="float" office:value="1989">
            <text:p>1989</text:p>
          </table:table-cell>
          <table:table-cell office:value-type="string">
            <text:p>tt07440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ywatch (Season 7)</text:p>
          </table:table-cell>
          <table:table-cell office:value-type="string">
            <text:p>Słoneczny patrol (Sezon 7)</text:p>
          </table:table-cell>
          <table:table-cell office:value-type="float" office:value="1996">
            <text:p>1996</text:p>
          </table:table-cell>
          <table:table-cell office:value-type="string">
            <text:p>tt0096542/tt039431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ywatch (Season 8)</text:p>
          </table:table-cell>
          <table:table-cell office:value-type="string">
            <text:p>Słoneczny patrol (Sezon 8)</text:p>
          </table:table-cell>
          <table:table-cell office:value-type="float" office:value="1997">
            <text:p>1997</text:p>
          </table:table-cell>
          <table:table-cell office:value-type="string">
            <text:p>tt03943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ywatch (Season 9)</text:p>
          </table:table-cell>
          <table:table-cell office:value-type="string">
            <text:p>Słoneczny patrol (Sezon 9)</text:p>
          </table:table-cell>
          <table:table-cell office:value-type="float" office:value="1998">
            <text:p>1998</text:p>
          </table:table-cell>
          <table:table-cell office:value-type="string">
            <text:p>tt03941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3)</text:p>
          </table:table-cell>
          <table:table-cell office:value-type="string">
            <text:p>Bonanza (Sezon 3)</text:p>
          </table:table-cell>
          <table:table-cell office:value-type="float" office:value="1961">
            <text:p>1961</text:p>
          </table:table-cell>
          <table:table-cell office:value-type="string">
            <text:p>tt0052451/tt052982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4)</text:p>
          </table:table-cell>
          <table:table-cell office:value-type="string">
            <text:p>Bonanza (Sezon 4)</text:p>
          </table:table-cell>
          <table:table-cell office:value-type="float" office:value="1962">
            <text:p>1962</text:p>
          </table:table-cell>
          <table:table-cell office:value-type="string">
            <text:p>tt05297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5)</text:p>
          </table:table-cell>
          <table:table-cell office:value-type="string">
            <text:p>Bonanza (Sezon 5)</text:p>
          </table:table-cell>
          <table:table-cell office:value-type="float" office:value="1963">
            <text:p>1963</text:p>
          </table:table-cell>
          <table:table-cell office:value-type="string">
            <text:p>tt052965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6)</text:p>
          </table:table-cell>
          <table:table-cell office:value-type="string">
            <text:p>Bonanza (Sezon 6)</text:p>
          </table:table-cell>
          <table:table-cell office:value-type="float" office:value="1964">
            <text:p>1964</text:p>
          </table:table-cell>
          <table:table-cell office:value-type="string">
            <text:p>tt052958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7)</text:p>
          </table:table-cell>
          <table:table-cell office:value-type="string">
            <text:p>Bonanza (Sezon 7)</text:p>
          </table:table-cell>
          <table:table-cell office:value-type="float" office:value="1965">
            <text:p>1965</text:p>
          </table:table-cell>
          <table:table-cell office:value-type="string">
            <text:p>tt05297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8)</text:p>
          </table:table-cell>
          <table:table-cell office:value-type="string">
            <text:p>Bonanza (Sezon 8)</text:p>
          </table:table-cell>
          <table:table-cell office:value-type="float" office:value="1966">
            <text:p>1966</text:p>
          </table:table-cell>
          <table:table-cell office:value-type="string">
            <text:p>tt052965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9)</text:p>
          </table:table-cell>
          <table:table-cell office:value-type="string">
            <text:p>Bonanza (Sezon 9)</text:p>
          </table:table-cell>
          <table:table-cell office:value-type="float" office:value="1967">
            <text:p>1967</text:p>
          </table:table-cell>
          <table:table-cell office:value-type="string">
            <text:p>tt05296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10)</text:p>
          </table:table-cell>
          <table:table-cell office:value-type="string">
            <text:p>Bonanza (Sezon 10)</text:p>
          </table:table-cell>
          <table:table-cell office:value-type="float" office:value="1968">
            <text:p>1968</text:p>
          </table:table-cell>
          <table:table-cell office:value-type="string">
            <text:p>tt05295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11)</text:p>
          </table:table-cell>
          <table:table-cell office:value-type="string">
            <text:p>Bonanza (Sezon 11)</text:p>
          </table:table-cell>
          <table:table-cell office:value-type="float" office:value="1969">
            <text:p>1969</text:p>
          </table:table-cell>
          <table:table-cell office:value-type="string">
            <text:p>tt052950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12)</text:p>
          </table:table-cell>
          <table:table-cell office:value-type="string">
            <text:p>Bonanza (Sezon 12)</text:p>
          </table:table-cell>
          <table:table-cell office:value-type="float" office:value="1970">
            <text:p>1970</text:p>
          </table:table-cell>
          <table:table-cell office:value-type="string">
            <text:p>tt052978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13)</text:p>
          </table:table-cell>
          <table:table-cell office:value-type="string">
            <text:p>Bonanza (Sezon 13)</text:p>
          </table:table-cell>
          <table:table-cell office:value-type="float" office:value="1971">
            <text:p>1971</text:p>
          </table:table-cell>
          <table:table-cell office:value-type="string">
            <text:p>tt052973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14)</text:p>
          </table:table-cell>
          <table:table-cell office:value-type="string">
            <text:p>Bonanza (Sezon 14)</text:p>
          </table:table-cell>
          <table:table-cell office:value-type="float" office:value="1972">
            <text:p>1972</text:p>
          </table:table-cell>
          <table:table-cell office:value-type="string">
            <text:p>tt05295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ssie (Season 3)</text:p>
          </table:table-cell>
          <table:table-cell office:value-type="string">
            <text:p>Lassie (Sezon 3)</text:p>
          </table:table-cell>
          <table:table-cell office:value-type="float" office:value="1956">
            <text:p>1956</text:p>
          </table:table-cell>
          <table:table-cell office:value-type="string">
            <text:p>Tt0046617/tt09677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ssie (Season 4)</text:p>
          </table:table-cell>
          <table:table-cell office:value-type="string">
            <text:p>Lassie (Sezon 4)</text:p>
          </table:table-cell>
          <table:table-cell office:value-type="float" office:value="1957">
            <text:p>1957</text:p>
          </table:table-cell>
          <table:table-cell office:value-type="string">
            <text:p>tt09853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ssie (Season 5)</text:p>
          </table:table-cell>
          <table:table-cell office:value-type="string">
            <text:p>Lassie (Sezon 5)</text:p>
          </table:table-cell>
          <table:table-cell office:value-type="float" office:value="1958">
            <text:p>1958</text:p>
          </table:table-cell>
          <table:table-cell office:value-type="string">
            <text:p>tt09085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ssie (Season 6)</text:p>
          </table:table-cell>
          <table:table-cell office:value-type="string">
            <text:p>Lassie (Sezon 6)</text:p>
          </table:table-cell>
          <table:table-cell office:value-type="float" office:value="1959">
            <text:p>1959</text:p>
          </table:table-cell>
          <table:table-cell office:value-type="string">
            <text:p>tt09860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ssie (Season 7)</text:p>
          </table:table-cell>
          <table:table-cell office:value-type="string">
            <text:p>Lassie (Sezon 7)</text:p>
          </table:table-cell>
          <table:table-cell office:value-type="float" office:value="1960">
            <text:p>1960</text:p>
          </table:table-cell>
          <table:table-cell office:value-type="string">
            <text:p>tt101573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ssie (Season 8)</text:p>
          </table:table-cell>
          <table:table-cell office:value-type="string">
            <text:p>Lassie (Sezon 8)</text:p>
          </table:table-cell>
          <table:table-cell office:value-type="float" office:value="1961">
            <text:p>1961</text:p>
          </table:table-cell>
          <table:table-cell office:value-type="string">
            <text:p>tt10589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ova I</text:p>
          </table:table-cell>
          <table:table-cell office:value-type="float" office:value="1981">
            <text:p>1981</text:p>
          </table:table-cell>
          <table:table-cell office:value-type="string">
            <text:p>Tt0206501/tt14268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ova II</text:p>
          </table:table-cell>
          <table:table-cell office:value-type="float" office:value="1991">
            <text:p>1991</text:p>
          </table:table-cell>
          <table:table-cell office:value-type="string">
            <text:p>tt14405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ova III</text:p>
          </table:table-cell>
          <table:table-cell office:value-type="float" office:value="1997">
            <text:p>1997</text:p>
          </table:table-cell>
          <table:table-cell office:value-type="string">
            <text:p>tt14604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ova IV</text:p>
          </table:table-cell>
          <table:table-cell office:value-type="float" office:value="2006">
            <text:p>2006</text:p>
          </table:table-cell>
          <table:table-cell office:value-type="string">
            <text:p>tt093695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ova V</text:p>
          </table:table-cell>
          <table:table-cell office:value-type="float" office:value="2016">
            <text:p>2016</text:p>
          </table:table-cell>
          <table:table-cell office:value-type="string">
            <text:p>tt41959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4" office:value-type="string">
            <text:p>przerwa</text:p>
          </table:table-cell>
          <table:table-cell table:style-name="Default" table:number-columns-repeated="4"/>
          <table:table-cell table:number-columns-repeated="20"/>
        </table:table-row>
        <table:table-row table:style-name="ro1" table:number-rows-repeated="32">
          <table:table-cell table:number-columns-repeated="4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D85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21">21.11.2024</text:date>, <text:time>10:5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7H7M27S</meta:editing-duration>
    <meta:editing-cycles>1306</meta:editing-cycles>
    <meta:generator>OpenOffice/4.1.15$Win32 OpenOffice.org_project/4115m2$Build-9813</meta:generator>
    <dc:date>2024-11-21T10:50:03.87</dc:date>
    <dc:creator>Paweł Dimitriu</dc:creator>
    <meta:document-statistic meta:table-count="3" meta:cell-count="4110" meta:object-count="0"/>
    <meta:user-defined meta:name="Info 1"/>
    <meta:user-defined meta:name="Info 2"/>
    <meta:user-defined meta:name="Info 3"/>
    <meta:user-defined meta:name="Info 4"/>
  </office:meta>
</office:document-meta>
</file>